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822cm"/>
    </style:style>
    <style:style style:name="co8" style:family="table-column">
      <style:table-column-properties fo:break-before="auto" style:column-width="4.209cm"/>
    </style:style>
    <style:style style:name="co9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35cm solid #000000" fo:border-right="none" fo:border-top="none"/>
    </style:style>
    <style:style style:name="ce6" style:family="table-cell" style:parent-style-name="Default">
      <style:table-cell-properties fo:border-bottom="0.035cm solid #000000" fo:border-left="0.035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4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9"/>
        <table:table-column table:style-name="co7" table:default-cell-style-name="ce9"/>
        <table:table-column table:style-name="co8" table:default-cell-style-name="ce10"/>
        <table:table-column table:style-name="co8" table:default-cell-style-name="ce1"/>
        <table:table-column table:style-name="co9" table:number-columns-repeated="20" table:default-cell-style-name="ce1"/>
        <table:table-column table:style-name="co5" table:number-columns-repeated="989" table:default-cell-style-name="Default"/>
        <table:table-row table:style-name="ro1">
          <table:table-cell table:style-name="ce1"/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2" office:value-type="string">
            <text:p>DATA 2D</text:p>
          </table:table-cell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1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Ensoleillement norm</text:p>
          </table:table-cell>
          <table:table-cell office:value-type="string">
            <text:p>Ensoleillement (h / an)</text:p>
          </table:table-cell>
          <table:table-cell table:number-columns-repeated="20"/>
          <table:table-cell table:style-name="ce1" table:number-columns-repeated="989"/>
        </table:table-row>
        <table:table-row table:style-name="ro1">
          <table:table-cell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4]/1366*100" office:value-type="float" office:value="34.7730600292826">
            <text:p>34,773</text:p>
          </table:table-cell>
          <table:table-cell table:formula="of:=(768-[.C4])/768*100" office:value-type="float" office:value="13.671875">
            <text:p>13,672</text:p>
          </table:table-cell>
          <table:table-cell table:formula="of:=([.G4]-1492)/(2801-1492)" office:value-type="float" office:value="0.446906035141329">
            <text:p>0,44691</text:p>
          </table:table-cell>
          <table:table-cell office:value-type="float" office:value="2077">
            <text:p>2077</text:p>
          </table:table-cell>
          <table:table-cell table:number-columns-repeated="1009"/>
        </table:table-row>
        <table:table-row table:style-name="ro1">
          <table:table-cell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5]/1366*100" office:value-type="float" office:value="35.6515373352855">
            <text:p>35,652</text:p>
          </table:table-cell>
          <table:table-cell table:formula="of:=(768-[.C5])/768*100" office:value-type="float" office:value="22.0052083333333">
            <text:p>22,005</text:p>
          </table:table-cell>
          <table:table-cell table:formula="of:=([.G5]-1492)/(2801-1492)" office:value-type="float" office:value="0.452253628724217">
            <text:p>0,45225</text:p>
          </table:table-cell>
          <table:table-cell office:value-type="float" office:value="2084">
            <text:p>2084</text:p>
          </table:table-cell>
          <table:table-cell table:number-columns-repeated="1009"/>
        </table:table-row>
        <table:table-row table:style-name="ro1">
          <table:table-cell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]/1366*100" office:value-type="float" office:value="39.6778916544656">
            <text:p>39,678</text:p>
          </table:table-cell>
          <table:table-cell table:formula="of:=(768-[.C6])/768*100" office:value-type="float" office:value="46.7447916666667">
            <text:p>46,745</text:p>
          </table:table-cell>
          <table:table-cell table:formula="of:=([.G6]-1492)/(2801-1492)" office:value-type="float" office:value="0.203972498090145">
            <text:p>0,20397</text:p>
          </table:table-cell>
          <table:table-cell office:value-type="float" office:value="1759">
            <text:p>1759</text:p>
          </table:table-cell>
          <table:table-cell table:number-columns-repeated="1009"/>
        </table:table-row>
        <table:table-row table:style-name="ro1">
          <table:table-cell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7]/1366*100" office:value-type="float" office:value="34.5534407027818">
            <text:p>34,553</text:p>
          </table:table-cell>
          <table:table-cell table:formula="of:=(768-[.C7])/768*100" office:value-type="float" office:value="61.0677083333333">
            <text:p>61,068</text:p>
          </table:table-cell>
          <table:table-cell table:formula="of:=([.G7]-1492)/(2801-1492)" office:value-type="float" office:value="0.0993124522536287">
            <text:p>0,09931</text:p>
          </table:table-cell>
          <table:table-cell office:value-type="float" office:value="1622">
            <text:p>1622</text:p>
          </table:table-cell>
          <table:table-cell table:number-columns-repeated="1009"/>
        </table:table-row>
        <table:table-row table:style-name="ro1">
          <table:table-cell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8]/1366*100" office:value-type="float" office:value="47.6573938506589">
            <text:p>47,657</text:p>
          </table:table-cell>
          <table:table-cell table:formula="of:=(768-[.C8])/768*100" office:value-type="float" office:value="41.5364583333333">
            <text:p>41,536</text:p>
          </table:table-cell>
          <table:table-cell table:formula="of:=([.G8]-1492)/(2801-1492)" office:value-type="float" office:value="0.233002291825821">
            <text:p>0,23300</text:p>
          </table:table-cell>
          <table:table-cell office:value-type="float" office:value="1797">
            <text:p>1797</text:p>
          </table:table-cell>
          <table:table-cell table:number-columns-repeated="1009"/>
        </table:table-row>
        <table:table-row table:style-name="ro1">
          <table:table-cell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9]/1366*100" office:value-type="float" office:value="25.6222547584187">
            <text:p>25,622</text:p>
          </table:table-cell>
          <table:table-cell table:formula="of:=(768-[.C9])/768*100" office:value-type="float" office:value="21.09375">
            <text:p>21,094</text:p>
          </table:table-cell>
          <table:table-cell table:formula="of:=([.G9]-1492)/(2801-1492)" office:value-type="float" office:value="0.381970970206264">
            <text:p>0,38197</text:p>
          </table:table-cell>
          <table:table-cell office:value-type="float" office:value="1992">
            <text:p>1992</text:p>
          </table:table-cell>
          <table:table-cell table:number-columns-repeated="1009"/>
        </table:table-row>
        <table:table-row table:style-name="ro1">
          <table:table-cell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10]/1366*100" office:value-type="float" office:value="12.7379209370425">
            <text:p>12,738</text:p>
          </table:table-cell>
          <table:table-cell table:formula="of:=(768-[.C10])/768*100" office:value-type="float" office:value="51.6927083333333">
            <text:p>51,693</text:p>
          </table:table-cell>
          <table:table-cell table:formula="of:=([.G10]-1492)/(2801-1492)" office:value-type="float" office:value="0">
            <text:p>0,00000</text:p>
          </table:table-cell>
          <table:table-cell office:value-type="float" office:value="1492">
            <text:p>1492</text:p>
          </table:table-cell>
          <table:table-cell table:number-columns-repeated="1009"/>
        </table:table-row>
        <table:table-row table:style-name="ro1">
          <table:table-cell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11]/1366*100" office:value-type="float" office:value="32.7232796486091">
            <text:p>32,723</text:p>
          </table:table-cell>
          <table:table-cell table:formula="of:=(768-[.C11])/768*100" office:value-type="float" office:value="23.6979166666667">
            <text:p>23,698</text:p>
          </table:table-cell>
          <table:table-cell table:formula="of:=([.G11]-1492)/(2801-1492)" office:value-type="float" office:value="0.369747899159664">
            <text:p>0,36975</text:p>
          </table:table-cell>
          <table:table-cell office:value-type="float" office:value="1976">
            <text:p>1976</text:p>
          </table:table-cell>
          <table:table-cell table:number-columns-repeated="1009"/>
        </table:table-row>
        <table:table-row table:style-name="ro1">
          <table:table-cell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12]/1366*100" office:value-type="float" office:value="26.4275256222548">
            <text:p>26,428</text:p>
          </table:table-cell>
          <table:table-cell table:formula="of:=(768-[.C12])/768*100" office:value-type="float" office:value="58.8541666666667">
            <text:p>58,854</text:p>
          </table:table-cell>
          <table:table-cell table:formula="of:=([.G12]-1492)/(2801-1492)" office:value-type="float" office:value="0.100840336134454">
            <text:p>0,10084</text:p>
          </table:table-cell>
          <table:table-cell office:value-type="float" office:value="1624">
            <text:p>1624</text:p>
          </table:table-cell>
          <table:table-cell table:number-columns-repeated="1009"/>
        </table:table-row>
        <table:table-row table:style-name="ro1">
          <table:table-cell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13]/1366*100" office:value-type="float" office:value="35.4319180087848">
            <text:p>35,432</text:p>
          </table:table-cell>
          <table:table-cell table:formula="of:=(768-[.C13])/768*100" office:value-type="float" office:value="7.55208333333333">
            <text:p>7,552</text:p>
          </table:table-cell>
          <table:table-cell table:formula="of:=([.G13]-1492)/(2801-1492)" office:value-type="float" office:value="0.469060351413293">
            <text:p>0,46906</text:p>
          </table:table-cell>
          <table:table-cell office:value-type="float" office:value="2106">
            <text:p>2106</text:p>
          </table:table-cell>
          <table:table-cell table:number-columns-repeated="1009"/>
        </table:table-row>
        <table:table-row table:style-name="ro1">
          <table:table-cell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14]/1366*100" office:value-type="float" office:value="32.6500732064422">
            <text:p>32,650</text:p>
          </table:table-cell>
          <table:table-cell table:formula="of:=(768-[.C14])/768*100" office:value-type="float" office:value="52.2135416666667">
            <text:p>52,214</text:p>
          </table:table-cell>
          <table:table-cell table:formula="of:=([.G14]-1492)/(2801-1492)" office:value-type="float" office:value="0.156608097784568">
            <text:p>0,15661</text:p>
          </table:table-cell>
          <table:table-cell office:value-type="float" office:value="1697">
            <text:p>1697</text:p>
          </table:table-cell>
          <table:table-cell table:number-columns-repeated="1009"/>
        </table:table-row>
        <table:table-row table:style-name="ro1">
          <table:table-cell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15]/1366*100" office:value-type="float" office:value="33.2357247437775">
            <text:p>33,236</text:p>
          </table:table-cell>
          <table:table-cell table:formula="of:=(768-[.C15])/768*100" office:value-type="float" office:value="37.7604166666667">
            <text:p>37,760</text:p>
          </table:table-cell>
          <table:table-cell table:formula="of:=([.G15]-1492)/(2801-1492)" office:value-type="float" office:value="0.262032085561497">
            <text:p>0,26203</text:p>
          </table:table-cell>
          <table:table-cell office:value-type="float" office:value="1835">
            <text:p>1835</text:p>
          </table:table-cell>
          <table:table-cell table:number-columns-repeated="1009"/>
        </table:table-row>
        <table:table-row table:style-name="ro1">
          <table:table-cell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16]/1366*100" office:value-type="float" office:value="37.9209370424597">
            <text:p>37,921</text:p>
          </table:table-cell>
          <table:table-cell table:formula="of:=(768-[.C16])/768*100" office:value-type="float" office:value="29.1666666666667">
            <text:p>29,167</text:p>
          </table:table-cell>
          <table:table-cell table:formula="of:=([.G16]-1492)/(2801-1492)" office:value-type="float" office:value="0.310160427807487">
            <text:p>0,31016</text:p>
          </table:table-cell>
          <table:table-cell office:value-type="float" office:value="1898">
            <text:p>1898</text:p>
          </table:table-cell>
          <table:table-cell table:number-columns-repeated="1009"/>
        </table:table-row>
        <table:table-row table:style-name="ro1">
          <table:table-cell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17]/1366*100" office:value-type="float" office:value="44.5095168374817">
            <text:p>44,510</text:p>
          </table:table-cell>
          <table:table-cell table:formula="of:=(768-[.C17])/768*100" office:value-type="float" office:value="42.4479166666667">
            <text:p>42,448</text:p>
          </table:table-cell>
          <table:table-cell table:formula="of:=([.G17]-1492)/(2801-1492)" office:value-type="float" office:value="0.226890756302521">
            <text:p>0,22689</text:p>
          </table:table-cell>
          <table:table-cell office:value-type="float" office:value="1789">
            <text:p>1789</text:p>
          </table:table-cell>
          <table:table-cell table:number-columns-repeated="1009"/>
        </table:table-row>
        <table:table-row table:style-name="ro1">
          <table:table-cell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18]/1366*100" office:value-type="float" office:value="46.705710102489">
            <text:p>46,706</text:p>
          </table:table-cell>
          <table:table-cell table:formula="of:=(768-[.C18])/768*100" office:value-type="float" office:value="24.21875">
            <text:p>24,219</text:p>
          </table:table-cell>
          <table:table-cell table:formula="of:=([.G18]-1492)/(2801-1492)" office:value-type="float" office:value="0.403361344537815">
            <text:p>0,40336</text:p>
          </table:table-cell>
          <table:table-cell office:value-type="float" office:value="2020">
            <text:p>2020</text:p>
          </table:table-cell>
          <table:table-cell table:number-columns-repeated="1009"/>
        </table:table-row>
        <table:table-row table:style-name="ro1">
          <table:table-cell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9]/1366*100" office:value-type="float" office:value="23.792093704246">
            <text:p>23,792</text:p>
          </table:table-cell>
          <table:table-cell table:formula="of:=(768-[.C19])/768*100" office:value-type="float" office:value="32.1614583333333">
            <text:p>32,161</text:p>
          </table:table-cell>
          <table:table-cell table:formula="of:=([.G19]-1492)/(2801-1492)" office:value-type="float" office:value="0.430099312452254">
            <text:p>0,43010</text:p>
          </table:table-cell>
          <table:table-cell office:value-type="float" office:value="2055">
            <text:p>2055</text:p>
          </table:table-cell>
          <table:table-cell table:number-columns-repeated="1009"/>
        </table:table-row>
        <table:table-row table:style-name="ro1">
          <table:table-cell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20]/1366*100" office:value-type="float" office:value="28.2576866764275">
            <text:p>28,258</text:p>
          </table:table-cell>
          <table:table-cell table:formula="of:=(768-[.C20])/768*100" office:value-type="float" office:value="48.4375">
            <text:p>48,438</text:p>
          </table:table-cell>
          <table:table-cell table:formula="of:=([.G20]-1492)/(2801-1492)" office:value-type="float" office:value="0.180290297937357">
            <text:p>0,18029</text:p>
          </table:table-cell>
          <table:table-cell office:value-type="float" office:value="1728">
            <text:p>1728</text:p>
          </table:table-cell>
          <table:table-cell table:number-columns-repeated="1009"/>
        </table:table-row>
        <table:table-row table:style-name="ro1">
          <table:table-cell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21]/1366*100" office:value-type="float" office:value="37.701317715959">
            <text:p>37,701</text:p>
          </table:table-cell>
          <table:table-cell table:formula="of:=(768-[.C21])/768*100" office:value-type="float" office:value="71.6145833333333">
            <text:p>71,615</text:p>
          </table:table-cell>
          <table:table-cell table:formula="of:=([.G21]-1492)/(2801-1492)" office:value-type="float" office:value="0.0954927425515661">
            <text:p>0,09549</text:p>
          </table:table-cell>
          <table:table-cell office:value-type="float" office:value="1617">
            <text:p>1617</text:p>
          </table:table-cell>
          <table:table-cell table:number-columns-repeated="1009"/>
        </table:table-row>
        <table:table-row table:style-name="ro1">
          <table:table-cell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22]/1366*100" office:value-type="float" office:value="31.7715959004392">
            <text:p>31,772</text:p>
          </table:table-cell>
          <table:table-cell table:formula="of:=(768-[.C22])/768*100" office:value-type="float" office:value="29.4270833333333">
            <text:p>29,427</text:p>
          </table:table-cell>
          <table:table-cell table:formula="of:=([.G22]-1492)/(2801-1492)" office:value-type="float" office:value="0.281130634071811">
            <text:p>0,28113</text:p>
          </table:table-cell>
          <table:table-cell office:value-type="float" office:value="1860">
            <text:p>1860</text:p>
          </table:table-cell>
          <table:table-cell table:number-columns-repeated="1009"/>
        </table:table-row>
        <table:table-row table:style-name="ro1">
          <table:table-cell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23]/1366*100" office:value-type="float" office:value="16.398243045388">
            <text:p>16,398</text:p>
          </table:table-cell>
          <table:table-cell table:formula="of:=(768-[.C23])/768*100" office:value-type="float" office:value="46.09375">
            <text:p>46,094</text:p>
          </table:table-cell>
          <table:table-cell table:formula="of:=([.G23]-1492)/(2801-1492)" office:value-type="float" office:value="0.186401833460657">
            <text:p>0,18640</text:p>
          </table:table-cell>
          <table:table-cell office:value-type="float" office:value="1736">
            <text:p>1736</text:p>
          </table:table-cell>
          <table:table-cell table:number-columns-repeated="1009"/>
        </table:table-row>
        <table:table-row table:style-name="ro1">
          <table:table-cell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24]/1366*100" office:value-type="float" office:value="43.7042459736457">
            <text:p>43,704</text:p>
          </table:table-cell>
          <table:table-cell table:formula="of:=(768-[.C24])/768*100" office:value-type="float" office:value="28.90625">
            <text:p>28,906</text:p>
          </table:table-cell>
          <table:table-cell table:formula="of:=([.G24]-1492)/(2801-1492)" office:value-type="float" office:value="0.336134453781513">
            <text:p>0,33613</text:p>
          </table:table-cell>
          <table:table-cell office:value-type="float" office:value="1932">
            <text:p>1932</text:p>
          </table:table-cell>
          <table:table-cell table:number-columns-repeated="1009"/>
        </table:table-row>
        <table:table-row table:style-name="ro1">
          <table:table-cell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25]/1366*100" office:value-type="float" office:value="39.2386530014641">
            <text:p>39,239</text:p>
          </table:table-cell>
          <table:table-cell table:formula="of:=(768-[.C25])/768*100" office:value-type="float" office:value="18.75">
            <text:p>18,750</text:p>
          </table:table-cell>
          <table:table-cell table:formula="of:=([.G25]-1492)/(2801-1492)" office:value-type="float" office:value="0.407181054239878">
            <text:p>0,40718</text:p>
          </table:table-cell>
          <table:table-cell office:value-type="float" office:value="2025">
            <text:p>2025</text:p>
          </table:table-cell>
          <table:table-cell table:number-columns-repeated="1009"/>
        </table:table-row>
        <table:table-row table:style-name="ro1">
          <table:table-cell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26]/1366*100" office:value-type="float" office:value="48.1698389458272">
            <text:p>48,170</text:p>
          </table:table-cell>
          <table:table-cell table:formula="of:=(768-[.C26])/768*100" office:value-type="float" office:value="58.3333333333333">
            <text:p>58,333</text:p>
          </table:table-cell>
          <table:table-cell table:formula="of:=([.G26]-1492)/(2801-1492)" office:value-type="float" office:value="0.0863254392666157">
            <text:p>0,08633</text:p>
          </table:table-cell>
          <table:table-cell office:value-type="float" office:value="1605">
            <text:p>1605</text:p>
          </table:table-cell>
          <table:table-cell table:number-columns-repeated="1009"/>
        </table:table-row>
        <table:table-row table:style-name="ro1">
          <table:table-cell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27]/1366*100" office:value-type="float" office:value="32.1376281112738">
            <text:p>32,138</text:p>
          </table:table-cell>
          <table:table-cell table:formula="of:=(768-[.C27])/768*100" office:value-type="float" office:value="14.1927083333333">
            <text:p>14,193</text:p>
          </table:table-cell>
          <table:table-cell table:formula="of:=([.G27]-1492)/(2801-1492)" office:value-type="float" office:value="0.410236822001528">
            <text:p>0,41024</text:p>
          </table:table-cell>
          <table:table-cell office:value-type="float" office:value="2029">
            <text:p>2029</text:p>
          </table:table-cell>
          <table:table-cell table:number-columns-repeated="1009"/>
        </table:table-row>
        <table:table-row table:style-name="ro1">
          <table:table-cell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28]/1366*100" office:value-type="float" office:value="40.5563689604685">
            <text:p>40,556</text:p>
          </table:table-cell>
          <table:table-cell table:formula="of:=(768-[.C28])/768*100" office:value-type="float" office:value="10.9375">
            <text:p>10,938</text:p>
          </table:table-cell>
          <table:table-cell table:formula="of:=([.G28]-1492)/(2801-1492)" office:value-type="float" office:value="0.860198624904507">
            <text:p>0,86020</text:p>
          </table:table-cell>
          <table:table-cell office:value-type="float" office:value="2618">
            <text:p>2618</text:p>
          </table:table-cell>
          <table:table-cell table:number-columns-repeated="1009"/>
        </table:table-row>
        <table:table-row table:style-name="ro1">
          <table:table-cell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29]/1366*100" office:value-type="float" office:value="48.1698389458272">
            <text:p>48,170</text:p>
          </table:table-cell>
          <table:table-cell table:formula="of:=(768-[.C29])/768*100" office:value-type="float" office:value="54.4270833333333">
            <text:p>54,427</text:p>
          </table:table-cell>
          <table:table-cell table:formula="of:=([.G29]-1492)/(2801-1492)" office:value-type="float" office:value="0.111535523300229">
            <text:p>0,11154</text:p>
          </table:table-cell>
          <table:table-cell office:value-type="float" office:value="1638">
            <text:p>1638</text:p>
          </table:table-cell>
          <table:table-cell table:number-columns-repeated="1009"/>
        </table:table-row>
        <table:table-row table:style-name="ro1">
          <table:table-cell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30]/1366*100" office:value-type="float" office:value="22.4011713030747">
            <text:p>22,401</text:p>
          </table:table-cell>
          <table:table-cell table:formula="of:=(768-[.C30])/768*100" office:value-type="float" office:value="41.5364583333333">
            <text:p>41,536</text:p>
          </table:table-cell>
          <table:table-cell table:formula="of:=([.G30]-1492)/(2801-1492)" office:value-type="float" office:value="0.151260504201681">
            <text:p>0,15126</text:p>
          </table:table-cell>
          <table:table-cell office:value-type="float" office:value="1690">
            <text:p>1690</text:p>
          </table:table-cell>
          <table:table-cell table:number-columns-repeated="1009"/>
        </table:table-row>
        <table:table-row table:style-name="ro1">
          <table:table-cell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31]/1366*100" office:value-type="float" office:value="38.2137628111274">
            <text:p>38,214</text:p>
          </table:table-cell>
          <table:table-cell table:formula="of:=(768-[.C31])/768*100" office:value-type="float" office:value="39.5833333333333">
            <text:p>39,583</text:p>
          </table:table-cell>
          <table:table-cell table:formula="of:=([.G31]-1492)/(2801-1492)" office:value-type="float" office:value="0.207792207792208">
            <text:p>0,20779</text:p>
          </table:table-cell>
          <table:table-cell office:value-type="float" office:value="1764">
            <text:p>1764</text:p>
          </table:table-cell>
          <table:table-cell table:number-columns-repeated="1009"/>
        </table:table-row>
        <table:table-row table:style-name="ro1">
          <table:table-cell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32]/1366*100" office:value-type="float" office:value="42.1669106881406">
            <text:p>42,167</text:p>
          </table:table-cell>
          <table:table-cell table:formula="of:=(768-[.C32])/768*100" office:value-type="float" office:value="12.7604166666667">
            <text:p>12,760</text:p>
          </table:table-cell>
          <table:table-cell table:formula="of:=([.G32]-1492)/(2801-1492)" office:value-type="float" office:value="0.837280366692131">
            <text:p>0,83728</text:p>
          </table:table-cell>
          <table:table-cell office:value-type="float" office:value="2588">
            <text:p>2588</text:p>
          </table:table-cell>
          <table:table-cell table:number-columns-repeated="1009"/>
        </table:table-row>
        <table:table-row table:style-name="ro1">
          <table:table-cell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33]/1366*100" office:value-type="float" office:value="26.0614934114202">
            <text:p>26,061</text:p>
          </table:table-cell>
          <table:table-cell table:formula="of:=(768-[.C33])/768*100" office:value-type="float" office:value="33.59375">
            <text:p>33,594</text:p>
          </table:table-cell>
          <table:table-cell table:formula="of:=([.G33]-1492)/(2801-1492)" office:value-type="float" office:value="0.337662337662338">
            <text:p>0,33766</text:p>
          </table:table-cell>
          <table:table-cell office:value-type="float" office:value="1934">
            <text:p>1934</text:p>
          </table:table-cell>
          <table:table-cell table:number-columns-repeated="1009"/>
        </table:table-row>
        <table:table-row table:style-name="ro1">
          <table:table-cell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34]/1366*100" office:value-type="float" office:value="33.9677891654466">
            <text:p>33,968</text:p>
          </table:table-cell>
          <table:table-cell table:formula="of:=(768-[.C34])/768*100" office:value-type="float" office:value="47.5260416666667">
            <text:p>47,526</text:p>
          </table:table-cell>
          <table:table-cell table:formula="of:=([.G34]-1492)/(2801-1492)" office:value-type="float" office:value="0.166539343009931">
            <text:p>0,16654</text:p>
          </table:table-cell>
          <table:table-cell office:value-type="float" office:value="1710">
            <text:p>1710</text:p>
          </table:table-cell>
          <table:table-cell table:number-columns-repeated="1009"/>
        </table:table-row>
        <table:table-row table:style-name="ro1">
          <table:table-cell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35]/1366*100" office:value-type="float" office:value="35.4319180087848">
            <text:p>35,432</text:p>
          </table:table-cell>
          <table:table-cell table:formula="of:=(768-[.C35])/768*100" office:value-type="float" office:value="56.1197916666667">
            <text:p>56,120</text:p>
          </table:table-cell>
          <table:table-cell table:formula="of:=([.G35]-1492)/(2801-1492)" office:value-type="float" office:value="0.105423987776929">
            <text:p>0,10542</text:p>
          </table:table-cell>
          <table:table-cell office:value-type="float" office:value="1630">
            <text:p>1630</text:p>
          </table:table-cell>
          <table:table-cell table:number-columns-repeated="1009"/>
        </table:table-row>
        <table:table-row table:style-name="ro1">
          <table:table-cell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36]/1366*100" office:value-type="float" office:value="26.3543191800878">
            <text:p>26,354</text:p>
          </table:table-cell>
          <table:table-cell table:formula="of:=(768-[.C36])/768*100" office:value-type="float" office:value="8.33333333333333">
            <text:p>8,333</text:p>
          </table:table-cell>
          <table:table-cell table:formula="of:=([.G36]-1492)/(2801-1492)" office:value-type="float" office:value="0.27501909854851">
            <text:p>0,27502</text:p>
          </table:table-cell>
          <table:table-cell office:value-type="float" office:value="1852">
            <text:p>1852</text:p>
          </table:table-cell>
          <table:table-cell table:number-columns-repeated="1009"/>
        </table:table-row>
        <table:table-row table:style-name="ro1">
          <table:table-cell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37]/1366*100" office:value-type="float" office:value="37.2620790629575">
            <text:p>37,262</text:p>
          </table:table-cell>
          <table:table-cell table:formula="of:=(768-[.C37])/768*100" office:value-type="float" office:value="3.64583333333333">
            <text:p>3,646</text:p>
          </table:table-cell>
          <table:table-cell table:formula="of:=([.G37]-1492)/(2801-1492)" office:value-type="float" office:value="0.687547746371276">
            <text:p>0,68755</text:p>
          </table:table-cell>
          <table:table-cell office:value-type="float" office:value="2392">
            <text:p>2392</text:p>
          </table:table-cell>
          <table:table-cell table:number-columns-repeated="1009"/>
        </table:table-row>
        <table:table-row table:style-name="ro1">
          <table:table-cell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38]/1366*100" office:value-type="float" office:value="28.8433382137628">
            <text:p>28,843</text:p>
          </table:table-cell>
          <table:table-cell table:formula="of:=(768-[.C38])/768*100" office:value-type="float" office:value="35.9375">
            <text:p>35,938</text:p>
          </table:table-cell>
          <table:table-cell table:formula="of:=([.G38]-1492)/(2801-1492)" office:value-type="float" office:value="0.286478227654698">
            <text:p>0,28648</text:p>
          </table:table-cell>
          <table:table-cell office:value-type="float" office:value="1867">
            <text:p>1867</text:p>
          </table:table-cell>
          <table:table-cell table:number-columns-repeated="1009"/>
        </table:table-row>
        <table:table-row table:style-name="ro1">
          <table:table-cell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39]/1366*100" office:value-type="float" office:value="40.99560761347">
            <text:p>40,996</text:p>
          </table:table-cell>
          <table:table-cell table:formula="of:=(768-[.C39])/768*100" office:value-type="float" office:value="59.6354166666667">
            <text:p>59,635</text:p>
          </table:table-cell>
          <table:table-cell table:formula="of:=([.G39]-1492)/(2801-1492)" office:value-type="float" office:value="0.162719633307869">
            <text:p>0,16272</text:p>
          </table:table-cell>
          <table:table-cell office:value-type="float" office:value="1705">
            <text:p>1705</text:p>
          </table:table-cell>
          <table:table-cell table:number-columns-repeated="1009"/>
        </table:table-row>
        <table:table-row table:style-name="ro1">
          <table:table-cell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40]/1366*100" office:value-type="float" office:value="21.9619326500732">
            <text:p>21,962</text:p>
          </table:table-cell>
          <table:table-cell table:formula="of:=(768-[.C40])/768*100" office:value-type="float" office:value="49.4791666666667">
            <text:p>49,479</text:p>
          </table:table-cell>
          <table:table-cell table:formula="of:=([.G40]-1492)/(2801-1492)" office:value-type="float" office:value="0.102368220015279">
            <text:p>0,10237</text:p>
          </table:table-cell>
          <table:table-cell office:value-type="float" office:value="1626">
            <text:p>1626</text:p>
          </table:table-cell>
          <table:table-cell table:number-columns-repeated="1009"/>
        </table:table-row>
        <table:table-row table:style-name="ro1">
          <table:table-cell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41]/1366*100" office:value-type="float" office:value="31.2591508052709">
            <text:p>31,259</text:p>
          </table:table-cell>
          <table:table-cell table:formula="of:=(768-[.C41])/768*100" office:value-type="float" office:value="61.1979166666667">
            <text:p>61,198</text:p>
          </table:table-cell>
          <table:table-cell table:formula="of:=([.G41]-1492)/(2801-1492)" office:value-type="float" office:value="0.0198624904507257">
            <text:p>0,01986</text:p>
          </table:table-cell>
          <table:table-cell office:value-type="float" office:value="1518">
            <text:p>1518</text:p>
          </table:table-cell>
          <table:table-cell table:number-columns-repeated="1009"/>
        </table:table-row>
        <table:table-row table:style-name="ro1">
          <table:table-cell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42]/1366*100" office:value-type="float" office:value="42.1669106881406">
            <text:p>42,167</text:p>
          </table:table-cell>
          <table:table-cell table:formula="of:=(768-[.C42])/768*100" office:value-type="float" office:value="26.3020833333333">
            <text:p>26,302</text:p>
          </table:table-cell>
          <table:table-cell table:formula="of:=([.G42]-1492)/(2801-1492)" office:value-type="float" office:value="0.393430099312452">
            <text:p>0,39343</text:p>
          </table:table-cell>
          <table:table-cell office:value-type="float" office:value="2007">
            <text:p>2007</text:p>
          </table:table-cell>
          <table:table-cell table:number-columns-repeated="1009"/>
        </table:table-row>
        <table:table-row table:style-name="ro1">
          <table:table-cell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43]/1366*100" office:value-type="float" office:value="53.294289897511">
            <text:p>53,294</text:p>
          </table:table-cell>
          <table:table-cell table:formula="of:=(768-[.C43])/768*100" office:value-type="float" office:value="53.515625">
            <text:p>53,516</text:p>
          </table:table-cell>
          <table:table-cell table:formula="of:=([.G43]-1492)/(2801-1492)" office:value-type="float" office:value="0.107715813598167">
            <text:p>0,10772</text:p>
          </table:table-cell>
          <table:table-cell office:value-type="float" office:value="1633">
            <text:p>1633</text:p>
          </table:table-cell>
          <table:table-cell table:number-columns-repeated="1009"/>
        </table:table-row>
        <table:table-row table:style-name="ro1">
          <table:table-cell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44]/1366*100" office:value-type="float" office:value="47.4377745241581">
            <text:p>47,438</text:p>
          </table:table-cell>
          <table:table-cell table:formula="of:=(768-[.C44])/768*100" office:value-type="float" office:value="7.16145833333333">
            <text:p>7,161</text:p>
          </table:table-cell>
          <table:table-cell table:formula="of:=([.G44]-1492)/(2801-1492)" office:value-type="float" office:value="0.9938884644767">
            <text:p>0,99389</text:p>
          </table:table-cell>
          <table:table-cell office:value-type="float" office:value="2793">
            <text:p>2793</text:p>
          </table:table-cell>
          <table:table-cell table:number-columns-repeated="1009"/>
        </table:table-row>
        <table:table-row table:style-name="ro1">
          <table:table-cell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45]/1366*100" office:value-type="float" office:value="32.3572474377745">
            <text:p>32,357</text:p>
          </table:table-cell>
          <table:table-cell table:formula="of:=(768-[.C45])/768*100" office:value-type="float" office:value="10.9375">
            <text:p>10,938</text:p>
          </table:table-cell>
          <table:table-cell table:formula="of:=([.G45]-1492)/(2801-1492)" office:value-type="float" office:value="0.39572192513369">
            <text:p>0,39572</text:p>
          </table:table-cell>
          <table:table-cell office:value-type="float" office:value="2010">
            <text:p>2010</text:p>
          </table:table-cell>
          <table:table-cell table:number-columns-repeated="1009"/>
        </table:table-row>
        <table:table-row table:style-name="ro1">
          <table:table-cell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46]/1366*100" office:value-type="float" office:value="29.8682284040996">
            <text:p>29,868</text:p>
          </table:table-cell>
          <table:table-cell table:formula="of:=(768-[.C46])/768*100" office:value-type="float" office:value="42.8385416666667">
            <text:p>42,839</text:p>
          </table:table-cell>
          <table:table-cell table:formula="of:=([.G46]-1492)/(2801-1492)" office:value-type="float" office:value="0.234530175706646">
            <text:p>0,23453</text:p>
          </table:table-cell>
          <table:table-cell office:value-type="float" office:value="1799">
            <text:p>1799</text:p>
          </table:table-cell>
          <table:table-cell table:number-columns-repeated="1009"/>
        </table:table-row>
        <table:table-row table:style-name="ro1">
          <table:table-cell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table:formula="of:=[.B47]/1366*100" office:value-type="float" office:value="41.2884333821376">
            <text:p>41,288</text:p>
          </table:table-cell>
          <table:table-cell table:formula="of:=(768-[.C47])/768*100" office:value-type="float" office:value="51.0416666666667">
            <text:p>51,042</text:p>
          </table:table-cell>
          <table:table-cell table:formula="of:=([.G47]-1492)/(2801-1492)" office:value-type="float" office:value="0.213139801375095">
            <text:p>0,21314</text:p>
          </table:table-cell>
          <table:table-cell office:value-type="float" office:value="1771">
            <text:p>1771</text:p>
          </table:table-cell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3" office:value-type="string">
            <text:p>DATA 3D (RIEN DELETE)</text:p>
          </table:table-cell>
          <table:table-cell table:style-name="ce7" table:number-columns-repeated="4"/>
          <table:table-cell table:style-name="ce11" office:value-type="string" table:number-columns-spanned="2" table:number-rows-spanned="1">
            <text:p>Janvier</text:p>
          </table:table-cell>
          <table:covered-table-cell table:style-name="ce7"/>
          <table:table-cell table:style-name="ce13" office:value-type="string" table:number-columns-spanned="2" table:number-rows-spanned="1">
            <text:p>Fevrier</text:p>
          </table:table-cell>
          <table:covered-table-cell table:style-name="ce7"/>
          <table:table-cell table:style-name="ce13" office:value-type="string" table:number-columns-spanned="2" table:number-rows-spanned="1">
            <text:p>Mars</text:p>
          </table:table-cell>
          <table:covered-table-cell table:style-name="ce7"/>
          <table:table-cell table:style-name="ce13" office:value-type="string" table:number-columns-spanned="2" table:number-rows-spanned="1">
            <text:p>Avril</text:p>
          </table:table-cell>
          <table:covered-table-cell table:style-name="ce7"/>
          <table:table-cell table:style-name="ce13" office:value-type="string" table:number-columns-spanned="2" table:number-rows-spanned="1">
            <text:p>Mai</text:p>
          </table:table-cell>
          <table:covered-table-cell table:style-name="ce7"/>
          <table:table-cell table:style-name="ce13" office:value-type="string" table:number-columns-spanned="2" table:number-rows-spanned="1">
            <text:p>Juin</text:p>
          </table:table-cell>
          <table:covered-table-cell table:style-name="ce7"/>
          <table:table-cell table:style-name="ce13" office:value-type="string" table:number-columns-spanned="2" table:number-rows-spanned="1">
            <text:p>Juillet</text:p>
          </table:table-cell>
          <table:covered-table-cell table:style-name="ce7"/>
          <table:table-cell table:style-name="ce13" office:value-type="string" table:number-columns-spanned="2" table:number-rows-spanned="1">
            <text:p>Aout</text:p>
          </table:table-cell>
          <table:covered-table-cell table:style-name="ce7"/>
          <table:table-cell table:style-name="ce13" office:value-type="string" table:number-columns-spanned="2" table:number-rows-spanned="1">
            <text:p>Septembre</text:p>
          </table:table-cell>
          <table:covered-table-cell table:style-name="ce7"/>
          <table:table-cell table:style-name="ce13" office:value-type="string" table:number-columns-spanned="2" table:number-rows-spanned="1">
            <text:p>Octobre</text:p>
          </table:table-cell>
          <table:covered-table-cell table:style-name="ce7"/>
          <table:table-cell table:style-name="ce15" office:value-type="string" table:number-columns-spanned="2" table:number-rows-spanned="1">
            <text:p>Novembre</text:p>
          </table:table-cell>
          <table:covered-table-cell table:style-name="ce16"/>
          <table:table-cell table:number-columns-repeated="989"/>
        </table:table-row>
        <table:table-row table:style-name="ro1">
          <table:table-cell table:style-name="ce4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table:style-name="ce17" office:value-type="string">
            <text:p>HRR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bbevill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5<text:tab/> </text:p>
          </table:table-cell>
          <table:table-cell office:value-type="string">
            <text:p>53,8<text:tab/> </text:p>
          </table:table-cell>
          <table:table-cell office:value-type="string">
            <text:p>0,9<text:tab/> </text:p>
          </table:table-cell>
          <table:table-cell office:value-type="string">
            <text:p>76,6<text:tab/> </text:p>
          </table:table-cell>
          <table:table-cell office:value-type="string">
            <text:p>3,6<text:tab/> </text:p>
          </table:table-cell>
          <table:table-cell office:value-type="string">
            <text:p>39,4<text:tab/> </text:p>
          </table:table-cell>
          <table:table-cell office:value-type="string">
            <text:p>4,5<text:tab/> </text:p>
          </table:table-cell>
          <table:table-cell office:value-type="string">
            <text:p>17,6<text:tab/> </text:p>
          </table:table-cell>
          <table:table-cell office:value-type="string">
            <text:p>5,8<text:tab/> </text:p>
          </table:table-cell>
          <table:table-cell office:value-type="string">
            <text:p>35,8<text:tab/> </text:p>
          </table:table-cell>
          <table:table-cell office:value-type="string">
            <text:p>11,2<text:tab/> </text:p>
          </table:table-cell>
          <table:table-cell office:value-type="string">
            <text:p>55,4<text:tab/> </text:p>
          </table:table-cell>
          <table:table-cell office:value-type="string">
            <text:p>14,2<text:tab/> </text:p>
          </table:table-cell>
          <table:table-cell office:value-type="string">
            <text:p>29,8<text:tab/> </text:p>
          </table:table-cell>
          <table:table-cell office:value-type="string">
            <text:p>13,5<text:tab/> </text:p>
          </table:table-cell>
          <table:table-cell office:value-type="string">
            <text:p>70,1<text:tab/> </text:p>
          </table:table-cell>
          <table:table-cell office:value-type="string">
            <text:p>10,7<text:tab/> </text:p>
          </table:table-cell>
          <table:table-cell office:value-type="string">
            <text:p>82,4<text:tab/> </text:p>
          </table:table-cell>
          <table:table-cell office:value-type="string">
            <text:p>7,7<text:tab/> </text:p>
          </table:table-cell>
          <table:table-cell office:value-type="string">
            <text:p>64,0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90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ge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1<text:tab/> </text:p>
          </table:table-cell>
          <table:table-cell office:value-type="string">
            <text:p>61,0<text:tab/> </text:p>
          </table:table-cell>
          <table:table-cell office:value-type="string">
            <text:p>1,4<text:tab/> </text:p>
          </table:table-cell>
          <table:table-cell office:value-type="string">
            <text:p>42,6<text:tab/> </text:p>
          </table:table-cell>
          <table:table-cell office:value-type="string">
            <text:p>3,2<text:tab/> </text:p>
          </table:table-cell>
          <table:table-cell office:value-type="string">
            <text:p>43,8<text:tab/> </text:p>
          </table:table-cell>
          <table:table-cell office:value-type="string">
            <text:p>6,2<text:tab/> </text:p>
          </table:table-cell>
          <table:table-cell office:value-type="string">
            <text:p>33,2<text:tab/> </text:p>
          </table:table-cell>
          <table:table-cell office:value-type="string">
            <text:p>9,0<text:tab/> </text:p>
          </table:table-cell>
          <table:table-cell office:value-type="string">
            <text:p>51,9<text:tab/> </text:p>
          </table:table-cell>
          <table:table-cell office:value-type="string">
            <text:p>13,4<text:tab/> </text:p>
          </table:table-cell>
          <table:table-cell office:value-type="string">
            <text:p>86,7<text:tab/> </text:p>
          </table:table-cell>
          <table:table-cell office:value-type="string">
            <text:p>16,5<text:tab/> </text:p>
          </table:table-cell>
          <table:table-cell office:value-type="string">
            <text:p>30,9<text:tab/> </text:p>
          </table:table-cell>
          <table:table-cell office:value-type="string">
            <text:p>14,6<text:tab/> </text:p>
          </table:table-cell>
          <table:table-cell office:value-type="string">
            <text:p>23,8<text:tab/> </text:p>
          </table:table-cell>
          <table:table-cell office:value-type="string">
            <text:p>11,2<text:tab/> </text:p>
          </table:table-cell>
          <table:table-cell office:value-type="string">
            <text:p>58,2<text:tab/> </text:p>
          </table:table-cell>
          <table:table-cell office:value-type="string">
            <text:p>7,9<text:tab/> </text:p>
          </table:table-cell>
          <table:table-cell office:value-type="string">
            <text:p>75,2<text:tab/> </text:p>
          </table:table-cell>
          <table:table-cell office:value-type="string">
            <text:p>5,6<text:tab/> </text:p>
          </table:table-cell>
          <table:table-cell table:style-name="ce17" office:value-type="string">
            <text:p>6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jaccio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5,4<text:tab/> </text:p>
          </table:table-cell>
          <table:table-cell office:value-type="string">
            <text:p>126,0<text:tab/> </text:p>
          </table:table-cell>
          <table:table-cell office:value-type="string">
            <text:p>5,4<text:tab/> </text:p>
          </table:table-cell>
          <table:table-cell office:value-type="string">
            <text:p>64,8<text:tab/> </text:p>
          </table:table-cell>
          <table:table-cell office:value-type="string">
            <text:p>5,8<text:tab/> </text:p>
          </table:table-cell>
          <table:table-cell office:value-type="string">
            <text:p>56,6<text:tab/> </text:p>
          </table:table-cell>
          <table:table-cell office:value-type="string">
            <text:p>8,4<text:tab/> </text:p>
          </table:table-cell>
          <table:table-cell office:value-type="string">
            <text:p>51,3<text:tab/> </text:p>
          </table:table-cell>
          <table:table-cell office:value-type="string">
            <text:p>12,0<text:tab/> </text:p>
          </table:table-cell>
          <table:table-cell office:value-type="string">
            <text:p>64,8<text:tab/> </text:p>
          </table:table-cell>
          <table:table-cell office:value-type="string">
            <text:p>15,2<text:tab/> </text:p>
          </table:table-cell>
          <table:table-cell office:value-type="string">
            <text:p>71,7<text:tab/> </text:p>
          </table:table-cell>
          <table:table-cell office:value-type="string">
            <text:p>19,0<text:tab/> </text:p>
          </table:table-cell>
          <table:table-cell office:value-type="string">
            <text:p>2,8<text:tab/> </text:p>
          </table:table-cell>
          <table:table-cell office:value-type="string">
            <text:p>17,1<text:tab/> </text:p>
          </table:table-cell>
          <table:table-cell office:value-type="string">
            <text:p>29,9<text:tab/> </text:p>
          </table:table-cell>
          <table:table-cell office:value-type="string">
            <text:p>14,5<text:tab/> </text:p>
          </table:table-cell>
          <table:table-cell office:value-type="string">
            <text:p>5,3<text:tab/> </text:p>
          </table:table-cell>
          <table:table-cell office:value-type="string">
            <text:p>11,5<text:tab/> </text:p>
          </table:table-cell>
          <table:table-cell office:value-type="string">
            <text:p>87,3<text:tab/> </text:p>
          </table:table-cell>
          <table:table-cell office:value-type="string">
            <text:p>8,4<text:tab/> </text:p>
          </table:table-cell>
          <table:table-cell table:style-name="ce17" office:value-type="string">
            <text:p>18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55]/1366*100" office:value-type="float" office:value="34.7730600292826">
            <text:p>34,773</text:p>
          </table:table-cell>
          <table:table-cell table:formula="of:=(768-[.C55])/768*100" office:value-type="float" office:value="13.671875">
            <text:p>13,672</text:p>
          </table:table-cell>
          <table:table-cell table:style-name="ce1" office:value-type="string">
            <text:p>-0,1<text:tab/> </text:p>
          </table:table-cell>
          <table:table-cell office:value-type="string">
            <text:p>73,8<text:tab/> </text:p>
          </table:table-cell>
          <table:table-cell office:value-type="string">
            <text:p>0,6<text:tab/> </text:p>
          </table:table-cell>
          <table:table-cell office:value-type="string">
            <text:p>49,2<text:tab/> </text:p>
          </table:table-cell>
          <table:table-cell office:value-type="string">
            <text:p>3,3<text:tab/> </text:p>
          </table:table-cell>
          <table:table-cell office:value-type="string">
            <text:p>57,6<text:tab/> </text:p>
          </table:table-cell>
          <table:table-cell office:value-type="string">
            <text:p>6,4<text:tab/> </text:p>
          </table:table-cell>
          <table:table-cell office:value-type="string">
            <text:p>37,1<text:tab/> </text:p>
          </table:table-cell>
          <table:table-cell office:value-type="string">
            <text:p>9,4<text:tab/> </text:p>
          </table:table-cell>
          <table:table-cell office:value-type="string">
            <text:p>75,7<text:tab/> </text:p>
          </table:table-cell>
          <table:table-cell office:value-type="string">
            <text:p>13,8<text:tab/> </text:p>
          </table:table-cell>
          <table:table-cell office:value-type="string">
            <text:p>82,9<text:tab/> </text:p>
          </table:table-cell>
          <table:table-cell office:value-type="string">
            <text:p>17,3<text:tab/> </text:p>
          </table:table-cell>
          <table:table-cell office:value-type="string">
            <text:p>8,6<text:tab/> </text:p>
          </table:table-cell>
          <table:table-cell office:value-type="string">
            <text:p>15,2<text:tab/> </text:p>
          </table:table-cell>
          <table:table-cell office:value-type="string">
            <text:p>16,2<text:tab/> </text:p>
          </table:table-cell>
          <table:table-cell office:value-type="string">
            <text:p>11,5<text:tab/> </text:p>
          </table:table-cell>
          <table:table-cell office:value-type="string">
            <text:p>32,4<text:tab/> </text:p>
          </table:table-cell>
          <table:table-cell office:value-type="string">
            <text:p>8,3<text:tab/> </text:p>
          </table:table-cell>
          <table:table-cell office:value-type="string">
            <text:p>81,7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5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enç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71,1<text:tab/> </text:p>
          </table:table-cell>
          <table:table-cell office:value-type="string">
            <text:p>0,9<text:tab/> </text:p>
          </table:table-cell>
          <table:table-cell office:value-type="string">
            <text:p>80,6<text:tab/> </text:p>
          </table:table-cell>
          <table:table-cell office:value-type="string">
            <text:p>2,4<text:tab/> </text:p>
          </table:table-cell>
          <table:table-cell office:value-type="string">
            <text:p>79,8<text:tab/> </text:p>
          </table:table-cell>
          <table:table-cell office:value-type="string">
            <text:p>3,7<text:tab/> </text:p>
          </table:table-cell>
          <table:table-cell office:value-type="string">
            <text:p>14,2<text:tab/> </text:p>
          </table:table-cell>
          <table:table-cell office:value-type="string">
            <text:p>6,6<text:tab/> </text:p>
          </table:table-cell>
          <table:table-cell office:value-type="string">
            <text:p>39,6<text:tab/> </text:p>
          </table:table-cell>
          <table:table-cell office:value-type="string">
            <text:p>11,3<text:tab/> </text:p>
          </table:table-cell>
          <table:table-cell office:value-type="string">
            <text:p>84,6<text:tab/> </text:p>
          </table:table-cell>
          <table:table-cell office:value-type="string">
            <text:p>13,5<text:tab/> </text:p>
          </table:table-cell>
          <table:table-cell office:value-type="string">
            <text:p>3,6<text:tab/> </text:p>
          </table:table-cell>
          <table:table-cell office:value-type="string">
            <text:p>12,0<text:tab/> </text:p>
          </table:table-cell>
          <table:table-cell office:value-type="string">
            <text:p>25,0<text:tab/> </text:p>
          </table:table-cell>
          <table:table-cell office:value-type="string">
            <text:p>8,8<text:tab/> </text:p>
          </table:table-cell>
          <table:table-cell office:value-type="string">
            <text:p>27,0<text:tab/> </text:p>
          </table:table-cell>
          <table:table-cell office:value-type="string">
            <text:p>7,1<text:tab/> </text:p>
          </table:table-cell>
          <table:table-cell office:value-type="string">
            <text:p>80,5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mbérieu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7<text:tab/> </text:p>
          </table:table-cell>
          <table:table-cell office:value-type="string">
            <text:p>82,6<text:tab/> </text:p>
          </table:table-cell>
          <table:table-cell office:value-type="string">
            <text:p>-0,3<text:tab/> </text:p>
          </table:table-cell>
          <table:table-cell office:value-type="string">
            <text:p>114,0<text:tab/> </text:p>
          </table:table-cell>
          <table:table-cell office:value-type="string">
            <text:p>1,3<text:tab/> </text:p>
          </table:table-cell>
          <table:table-cell office:value-type="string">
            <text:p>87,9<text:tab/> </text:p>
          </table:table-cell>
          <table:table-cell office:value-type="string">
            <text:p>5,3<text:tab/> </text:p>
          </table:table-cell>
          <table:table-cell office:value-type="string">
            <text:p>32,4<text:tab/> </text:p>
          </table:table-cell>
          <table:table-cell office:value-type="string">
            <text:p>8,6<text:tab/> </text:p>
          </table:table-cell>
          <table:table-cell office:value-type="string">
            <text:p>107,4<text:tab/> </text:p>
          </table:table-cell>
          <table:table-cell office:value-type="string">
            <text:p>12,7<text:tab/> </text:p>
          </table:table-cell>
          <table:table-cell office:value-type="string">
            <text:p>84,6<text:tab/> </text:p>
          </table:table-cell>
          <table:table-cell office:value-type="string">
            <text:p>15,7<text:tab/> </text:p>
          </table:table-cell>
          <table:table-cell office:value-type="string">
            <text:p>24,5<text:tab/> </text:p>
          </table:table-cell>
          <table:table-cell office:value-type="string">
            <text:p>13,8<text:tab/> </text:p>
          </table:table-cell>
          <table:table-cell office:value-type="string">
            <text:p>93,3<text:tab/> </text:p>
          </table:table-cell>
          <table:table-cell office:value-type="string">
            <text:p>8,7<text:tab/> </text:p>
          </table:table-cell>
          <table:table-cell office:value-type="string">
            <text:p>121,1<text:tab/> </text:p>
          </table:table-cell>
          <table:table-cell office:value-type="string">
            <text:p>7,3<text:tab/> </text:p>
          </table:table-cell>
          <table:table-cell office:value-type="string">
            <text:p>93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1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nger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1<text:tab/> </text:p>
          </table:table-cell>
          <table:table-cell office:value-type="string">
            <text:p>50,6<text:tab/> </text:p>
          </table:table-cell>
          <table:table-cell office:value-type="string">
            <text:p>1,7<text:tab/> </text:p>
          </table:table-cell>
          <table:table-cell office:value-type="string">
            <text:p>69,8<text:tab/> </text:p>
          </table:table-cell>
          <table:table-cell office:value-type="string">
            <text:p>3,8<text:tab/> </text:p>
          </table:table-cell>
          <table:table-cell office:value-type="string">
            <text:p>70,6<text:tab/> </text:p>
          </table:table-cell>
          <table:table-cell office:value-type="string">
            <text:p>5,8<text:tab/> </text:p>
          </table:table-cell>
          <table:table-cell office:value-type="string">
            <text:p>22,2<text:tab/> </text:p>
          </table:table-cell>
          <table:table-cell office:value-type="string">
            <text:p>8,3<text:tab/> </text:p>
          </table:table-cell>
          <table:table-cell office:value-type="string">
            <text:p>29,0<text:tab/> </text:p>
          </table:table-cell>
          <table:table-cell office:value-type="string">
            <text:p>13,0<text:tab/> </text:p>
          </table:table-cell>
          <table:table-cell office:value-type="string">
            <text:p>46,9<text:tab/> </text:p>
          </table:table-cell>
          <table:table-cell office:value-type="string">
            <text:p>15,0<text:tab/> </text:p>
          </table:table-cell>
          <table:table-cell office:value-type="string">
            <text:p>8,4<text:tab/> </text:p>
          </table:table-cell>
          <table:table-cell office:value-type="string">
            <text:p>13,9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55,1<text:tab/> </text:p>
          </table:table-cell>
          <table:table-cell office:value-type="string">
            <text:p>8,2<text:tab/> </text:p>
          </table:table-cell>
          <table:table-cell office:value-type="string">
            <text:p>46,7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7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bena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50,0<text:tab/> </text:p>
          </table:table-cell>
          <table:table-cell office:value-type="string">
            <text:p>0,4<text:tab/> </text:p>
          </table:table-cell>
          <table:table-cell office:value-type="string">
            <text:p>178,4<text:tab/> </text:p>
          </table:table-cell>
          <table:table-cell office:value-type="string">
            <text:p>2,9<text:tab/> </text:p>
          </table:table-cell>
          <table:table-cell office:value-type="string">
            <text:p>70,8<text:tab/> </text:p>
          </table:table-cell>
          <table:table-cell office:value-type="string">
            <text:p>7,1<text:tab/> </text:p>
          </table:table-cell>
          <table:table-cell office:value-type="string">
            <text:p>44,2<text:tab/> </text:p>
          </table:table-cell>
          <table:table-cell office:value-type="string">
            <text:p>9,9<text:tab/> </text:p>
          </table:table-cell>
          <table:table-cell office:value-type="string">
            <text:p>167,1<text:tab/> </text:p>
          </table:table-cell>
          <table:table-cell office:value-type="string">
            <text:p>14,0<text:tab/> </text:p>
          </table:table-cell>
          <table:table-cell office:value-type="string">
            <text:p>92,7<text:tab/> </text:p>
          </table:table-cell>
          <table:table-cell office:value-type="string">
            <text:p>18,0<text:tab/> </text:p>
          </table:table-cell>
          <table:table-cell office:value-type="string">
            <text:p>9,0<text:tab/> </text:p>
          </table:table-cell>
          <table:table-cell office:value-type="string">
            <text:p>15,9<text:tab/> </text:p>
          </table:table-cell>
          <table:table-cell office:value-type="string">
            <text:p>35,6<text:tab/> </text:p>
          </table:table-cell>
          <table:table-cell office:value-type="string">
            <text:p>11,6<text:tab/> </text:p>
          </table:table-cell>
          <table:table-cell office:value-type="string">
            <text:p>251,4<text:tab/> </text:p>
          </table:table-cell>
          <table:table-cell office:value-type="string">
            <text:p>8,3<text:tab/> </text:p>
          </table:table-cell>
          <table:table-cell office:value-type="string">
            <text:p>180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05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ch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1<text:tab/> </text:p>
          </table:table-cell>
          <table:table-cell office:value-type="string">
            <text:p>56,8<text:tab/> </text:p>
          </table:table-cell>
          <table:table-cell office:value-type="string">
            <text:p>0,4<text:tab/> </text:p>
          </table:table-cell>
          <table:table-cell office:value-type="string">
            <text:p>43,6<text:tab/> </text:p>
          </table:table-cell>
          <table:table-cell office:value-type="string">
            <text:p>2,9<text:tab/> </text:p>
          </table:table-cell>
          <table:table-cell office:value-type="string">
            <text:p>42,6<text:tab/> </text:p>
          </table:table-cell>
          <table:table-cell office:value-type="string">
            <text:p>5,4<text:tab/> </text:p>
          </table:table-cell>
          <table:table-cell office:value-type="string">
            <text:p>48,9<text:tab/> </text:p>
          </table:table-cell>
          <table:table-cell office:value-type="string">
            <text:p>9,1<text:tab/> </text:p>
          </table:table-cell>
          <table:table-cell office:value-type="string">
            <text:p>118,1<text:tab/> </text:p>
          </table:table-cell>
          <table:table-cell office:value-type="string">
            <text:p>13,4<text:tab/> </text:p>
          </table:table-cell>
          <table:table-cell office:value-type="string">
            <text:p>52,6<text:tab/> </text:p>
          </table:table-cell>
          <table:table-cell office:value-type="string">
            <text:p>16,6<text:tab/> </text:p>
          </table:table-cell>
          <table:table-cell office:value-type="string">
            <text:p>63,1<text:tab/> </text:p>
          </table:table-cell>
          <table:table-cell office:value-type="string">
            <text:p>14,6<text:tab/> </text:p>
          </table:table-cell>
          <table:table-cell office:value-type="string">
            <text:p>23,2<text:tab/> </text:p>
          </table:table-cell>
          <table:table-cell office:value-type="string">
            <text:p>11,3<text:tab/> </text:p>
          </table:table-cell>
          <table:table-cell office:value-type="string">
            <text:p>31,0<text:tab/> </text:p>
          </table:table-cell>
          <table:table-cell office:value-type="string">
            <text:p>8,2<text:tab/> </text:p>
          </table:table-cell>
          <table:table-cell office:value-type="string">
            <text:p>97,6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9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61]/1366*100" office:value-type="float" office:value="35.6515373352855">
            <text:p>35,652</text:p>
          </table:table-cell>
          <table:table-cell table:formula="of:=(768-[.C61])/768*100" office:value-type="float" office:value="22.0052083333333">
            <text:p>22,005</text:p>
          </table:table-cell>
          <table:table-cell table:style-name="ce1" office:value-type="string">
            <text:p>-3,0<text:tab/> </text:p>
          </table:table-cell>
          <table:table-cell office:value-type="string">
            <text:p>73,4<text:tab/> </text:p>
          </table:table-cell>
          <table:table-cell office:value-type="string">
            <text:p>-1,6<text:tab/> </text:p>
          </table:table-cell>
          <table:table-cell office:value-type="string">
            <text:p>95,2<text:tab/> </text:p>
          </table:table-cell>
          <table:table-cell office:value-type="string">
            <text:p>0,4<text:tab/> </text:p>
          </table:table-cell>
          <table:table-cell office:value-type="string">
            <text:p>97,6<text:tab/> </text:p>
          </table:table-cell>
          <table:table-cell office:value-type="string">
            <text:p>4,2<text:tab/> </text:p>
          </table:table-cell>
          <table:table-cell office:value-type="string">
            <text:p>32,1<text:tab/> </text:p>
          </table:table-cell>
          <table:table-cell office:value-type="string">
            <text:p>6,2<text:tab/> </text:p>
          </table:table-cell>
          <table:table-cell office:value-type="string">
            <text:p>92,2<text:tab/> </text:p>
          </table:table-cell>
          <table:table-cell office:value-type="string">
            <text:p>10,2<text:tab/> </text:p>
          </table:table-cell>
          <table:table-cell office:value-type="string">
            <text:p>77,8<text:tab/> </text:p>
          </table:table-cell>
          <table:table-cell office:value-type="string">
            <text:p>13,7<text:tab/> </text:p>
          </table:table-cell>
          <table:table-cell office:value-type="string">
            <text:p>23,2<text:tab/> </text:p>
          </table:table-cell>
          <table:table-cell office:value-type="string">
            <text:p>11,4<text:tab/> </text:p>
          </table:table-cell>
          <table:table-cell office:value-type="string">
            <text:p>41,5<text:tab/> </text:p>
          </table:table-cell>
          <table:table-cell office:value-type="string">
            <text:p>8,1<text:tab/> </text:p>
          </table:table-cell>
          <table:table-cell office:value-type="string">
            <text:p>145,3<text:tab/> </text:p>
          </table:table-cell>
          <table:table-cell office:value-type="string">
            <text:p>5,8<text:tab/> </text:p>
          </table:table-cell>
          <table:table-cell office:value-type="string">
            <text:p>108,7<text:tab/> </text:p>
          </table:table-cell>
          <table:table-cell office:value-type="string">
            <text:p>2,7<text:tab/> </text:p>
          </table:table-cell>
          <table:table-cell table:style-name="ce17" office:value-type="string">
            <text:p>15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2]/1366*100" office:value-type="float" office:value="39.6778916544656">
            <text:p>39,678</text:p>
          </table:table-cell>
          <table:table-cell table:formula="of:=(768-[.C62])/768*100" office:value-type="float" office:value="46.7447916666667">
            <text:p>46,745</text:p>
          </table:table-cell>
          <table:table-cell table:style-name="ce1" office:value-type="string">
            <text:p>-1,9<text:tab/> </text:p>
          </table:table-cell>
          <table:table-cell office:value-type="string">
            <text:p>44,8<text:tab/> </text:p>
          </table:table-cell>
          <table:table-cell office:value-type="string">
            <text:p>0,7<text:tab/> </text:p>
          </table:table-cell>
          <table:table-cell office:value-type="string">
            <text:p>50,2<text:tab/> </text:p>
          </table:table-cell>
          <table:table-cell office:value-type="string">
            <text:p>2,7<text:tab/> </text:p>
          </table:table-cell>
          <table:table-cell office:value-type="string">
            <text:p>44,8<text:tab/> </text:p>
          </table:table-cell>
          <table:table-cell office:value-type="string">
            <text:p>5,7<text:tab/> </text:p>
          </table:table-cell>
          <table:table-cell office:value-type="string">
            <text:p>17,0<text:tab/> </text:p>
          </table:table-cell>
          <table:table-cell office:value-type="string">
            <text:p>8,4<text:tab/> </text:p>
          </table:table-cell>
          <table:table-cell office:value-type="string">
            <text:p>46,2<text:tab/> </text:p>
          </table:table-cell>
          <table:table-cell office:value-type="string">
            <text:p>12,9<text:tab/> </text:p>
          </table:table-cell>
          <table:table-cell office:value-type="string">
            <text:p>62,2<text:tab/> </text:p>
          </table:table-cell>
          <table:table-cell office:value-type="string">
            <text:p>15,8<text:tab/> </text:p>
          </table:table-cell>
          <table:table-cell office:value-type="string">
            <text:p>29,0<text:tab/> </text:p>
          </table:table-cell>
          <table:table-cell office:value-type="string">
            <text:p>14,0<text:tab/> </text:p>
          </table:table-cell>
          <table:table-cell office:value-type="string">
            <text:p>76,4<text:tab/> </text:p>
          </table:table-cell>
          <table:table-cell office:value-type="string">
            <text:p>10,2<text:tab/> </text:p>
          </table:table-cell>
          <table:table-cell office:value-type="string">
            <text:p>70,6<text:tab/> </text:p>
          </table:table-cell>
          <table:table-cell office:value-type="string">
            <text:p>6,7<text:tab/> </text:p>
          </table:table-cell>
          <table:table-cell office:value-type="string">
            <text:p>34,6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7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le-Mulhous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1<text:tab/> </text:p>
          </table:table-cell>
          <table:table-cell office:value-type="string">
            <text:p>36,8<text:tab/> </text:p>
          </table:table-cell>
          <table:table-cell office:value-type="string">
            <text:p>-0,9<text:tab/> </text:p>
          </table:table-cell>
          <table:table-cell office:value-type="string">
            <text:p>63,2<text:tab/> </text:p>
          </table:table-cell>
          <table:table-cell office:value-type="string">
            <text:p>1,4<text:tab/> </text:p>
          </table:table-cell>
          <table:table-cell office:value-type="string">
            <text:p>39,4<text:tab/> </text:p>
          </table:table-cell>
          <table:table-cell office:value-type="string">
            <text:p>4,2<text:tab/> </text:p>
          </table:table-cell>
          <table:table-cell office:value-type="string">
            <text:p>18,0<text:tab/> </text:p>
          </table:table-cell>
          <table:table-cell office:value-type="string">
            <text:p>8,6<text:tab/> </text:p>
          </table:table-cell>
          <table:table-cell office:value-type="string">
            <text:p>108,4<text:tab/> </text:p>
          </table:table-cell>
          <table:table-cell office:value-type="string">
            <text:p>12,3<text:tab/> </text:p>
          </table:table-cell>
          <table:table-cell office:value-type="string">
            <text:p>51,9<text:tab/> </text:p>
          </table:table-cell>
          <table:table-cell office:value-type="string">
            <text:p>15,0<text:tab/> </text:p>
          </table:table-cell>
          <table:table-cell office:value-type="string">
            <text:p>37,3<text:tab/> </text:p>
          </table:table-cell>
          <table:table-cell office:value-type="string">
            <text:p>13,5<text:tab/> </text:p>
          </table:table-cell>
          <table:table-cell office:value-type="string">
            <text:p>136,5<text:tab/> </text:p>
          </table:table-cell>
          <table:table-cell office:value-type="string">
            <text:p>8,0<text:tab/> </text:p>
          </table:table-cell>
          <table:table-cell office:value-type="string">
            <text:p>49,3<text:tab/> </text:p>
          </table:table-cell>
          <table:table-cell office:value-type="string">
            <text:p>5,0<text:tab/> </text:p>
          </table:table-cell>
          <table:table-cell office:value-type="string">
            <text:p>36,8<text:tab/> </text:p>
          </table:table-cell>
          <table:table-cell office:value-type="string">
            <text:p>3,0<text:tab/> </text:p>
          </table:table-cell>
          <table:table-cell table:style-name="ce17" office:value-type="string">
            <text:p>7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stia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4,6<text:tab/> </text:p>
          </table:table-cell>
          <table:table-cell office:value-type="string">
            <text:p>228,0<text:tab/> </text:p>
          </table:table-cell>
          <table:table-cell office:value-type="string">
            <text:p>4,8<text:tab/> </text:p>
          </table:table-cell>
          <table:table-cell office:value-type="string">
            <text:p>114,2<text:tab/> </text:p>
          </table:table-cell>
          <table:table-cell office:value-type="string">
            <text:p>6,1<text:tab/> </text:p>
          </table:table-cell>
          <table:table-cell office:value-type="string">
            <text:p>150,4<text:tab/> </text:p>
          </table:table-cell>
          <table:table-cell office:value-type="string">
            <text:p>8,6<text:tab/> </text:p>
          </table:table-cell>
          <table:table-cell office:value-type="string">
            <text:p>56,0<text:tab/> </text:p>
          </table:table-cell>
          <table:table-cell office:value-type="string">
            <text:p>12,3<text:tab/> </text:p>
          </table:table-cell>
          <table:table-cell office:value-type="string">
            <text:p>89,3<text:tab/> </text:p>
          </table:table-cell>
          <table:table-cell office:value-type="string">
            <text:p>16,1<text:tab/> </text:p>
          </table:table-cell>
          <table:table-cell office:value-type="string">
            <text:p>96,3<text:tab/> </text:p>
          </table:table-cell>
          <table:table-cell office:value-type="string">
            <text:p>20,6<text:tab/> </text:p>
          </table:table-cell>
          <table:table-cell office:value-type="string">
            <text:p>0,6<text:tab/> </text:p>
          </table:table-cell>
          <table:table-cell office:value-type="string">
            <text:p>18,7<text:tab/> </text:p>
          </table:table-cell>
          <table:table-cell office:value-type="string">
            <text:p>21,9<text:tab/> </text:p>
          </table:table-cell>
          <table:table-cell office:value-type="string">
            <text:p>15,6<text:tab/> </text:p>
          </table:table-cell>
          <table:table-cell office:value-type="string">
            <text:p>23,0<text:tab/> </text:p>
          </table:table-cell>
          <table:table-cell office:value-type="string">
            <text:p>12,3<text:tab/> </text:p>
          </table:table-cell>
          <table:table-cell office:value-type="string">
            <text:p>110,1<text:tab/> </text:p>
          </table:table-cell>
          <table:table-cell office:value-type="string">
            <text:p>8,1<text:tab/> </text:p>
          </table:table-cell>
          <table:table-cell table:style-name="ce17" office:value-type="string">
            <text:p>6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65]/1366*100" office:value-type="float" office:value="34.5534407027818">
            <text:p>34,553</text:p>
          </table:table-cell>
          <table:table-cell table:formula="of:=(768-[.C65])/768*100" office:value-type="float" office:value="61.0677083333333">
            <text:p>61,068</text:p>
          </table:table-cell>
          <table:table-cell table:style-name="ce1" office:value-type="string">
            <text:p>-2,2<text:tab/> </text:p>
          </table:table-cell>
          <table:table-cell office:value-type="string">
            <text:p>32,2<text:tab/> </text:p>
          </table:table-cell>
          <table:table-cell office:value-type="string">
            <text:p>0,3<text:tab/> </text:p>
          </table:table-cell>
          <table:table-cell office:value-type="string">
            <text:p>97,6<text:tab/> </text:p>
          </table:table-cell>
          <table:table-cell office:value-type="string">
            <text:p>2,5<text:tab/> </text:p>
          </table:table-cell>
          <table:table-cell office:value-type="string">
            <text:p>41,0<text:tab/> </text:p>
          </table:table-cell>
          <table:table-cell office:value-type="string">
            <text:p>3,1<text:tab/> </text:p>
          </table:table-cell>
          <table:table-cell office:value-type="string">
            <text:p>20,8<text:tab/> </text:p>
          </table:table-cell>
          <table:table-cell office:value-type="string">
            <text:p>5,5<text:tab/> </text:p>
          </table:table-cell>
          <table:table-cell office:value-type="string">
            <text:p>35,1<text:tab/> </text:p>
          </table:table-cell>
          <table:table-cell office:value-type="string">
            <text:p>10,7<text:tab/> </text:p>
          </table:table-cell>
          <table:table-cell office:value-type="string">
            <text:p>31,2<text:tab/> </text:p>
          </table:table-cell>
          <table:table-cell office:value-type="string">
            <text:p>13,5<text:tab/> </text:p>
          </table:table-cell>
          <table:table-cell office:value-type="string">
            <text:p>51,7<text:tab/> </text:p>
          </table:table-cell>
          <table:table-cell office:value-type="string">
            <text:p>12,2<text:tab/> </text:p>
          </table:table-cell>
          <table:table-cell office:value-type="string">
            <text:p>78,0<text:tab/> </text:p>
          </table:table-cell>
          <table:table-cell office:value-type="string">
            <text:p>9,0<text:tab/> </text:p>
          </table:table-cell>
          <table:table-cell office:value-type="string">
            <text:p>52,3<text:tab/> </text:p>
          </table:table-cell>
          <table:table-cell office:value-type="string">
            <text:p>6,4<text:tab/> </text:p>
          </table:table-cell>
          <table:table-cell office:value-type="string">
            <text:p>41,6<text:tab/> </text:p>
          </table:table-cell>
          <table:table-cell office:value-type="string">
            <text:p>3,4<text:tab/> </text:p>
          </table:table-cell>
          <table:table-cell table:style-name="ce17" office:value-type="string">
            <text:p>6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for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5<text:tab/> </text:p>
          </table:table-cell>
          <table:table-cell office:value-type="string">
            <text:p>54,8<text:tab/> </text:p>
          </table:table-cell>
          <table:table-cell office:value-type="string">
            <text:p>-1,0<text:tab/> </text:p>
          </table:table-cell>
          <table:table-cell office:value-type="string">
            <text:p>108,8<text:tab/> </text:p>
          </table:table-cell>
          <table:table-cell office:value-type="string">
            <text:p>1,4<text:tab/> </text:p>
          </table:table-cell>
          <table:table-cell office:value-type="string">
            <text:p>61,0<text:tab/> </text:p>
          </table:table-cell>
          <table:table-cell office:value-type="string">
            <text:p>4,7<text:tab/> </text:p>
          </table:table-cell>
          <table:table-cell office:value-type="string">
            <text:p>24,2<text:tab/> </text:p>
          </table:table-cell>
          <table:table-cell office:value-type="string">
            <text:p>8,2<text:tab/> </text:p>
          </table:table-cell>
          <table:table-cell office:value-type="string">
            <text:p>100,4<text:tab/> </text:p>
          </table:table-cell>
          <table:table-cell office:value-type="string">
            <text:p>12,4<text:tab/> </text:p>
          </table:table-cell>
          <table:table-cell office:value-type="string">
            <text:p>64,4<text:tab/> </text:p>
          </table:table-cell>
          <table:table-cell office:value-type="string">
            <text:p>15,3<text:tab/> </text:p>
          </table:table-cell>
          <table:table-cell office:value-type="string">
            <text:p>64,6<text:tab/> </text:p>
          </table:table-cell>
          <table:table-cell office:value-type="string">
            <text:p>13,1<text:tab/> </text:p>
          </table:table-cell>
          <table:table-cell office:value-type="string">
            <text:p>200,0<text:tab/> </text:p>
          </table:table-cell>
          <table:table-cell office:value-type="string">
            <text:p>9,0<text:tab/> </text:p>
          </table:table-cell>
          <table:table-cell office:value-type="string">
            <text:p>60,0<text:tab/> </text:p>
          </table:table-cell>
          <table:table-cell office:value-type="string">
            <text:p>5,8<text:tab/> </text:p>
          </table:table-cell>
          <table:table-cell office:value-type="string">
            <text:p>38,4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le Il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3,5<text:tab/> </text:p>
          </table:table-cell>
          <table:table-cell office:value-type="string">
            <text:p>81,4<text:tab/> </text:p>
          </table:table-cell>
          <table:table-cell office:value-type="string">
            <text:p>4,5<text:tab/> </text:p>
          </table:table-cell>
          <table:table-cell office:value-type="string">
            <text:p>73,6<text:tab/> </text:p>
          </table:table-cell>
          <table:table-cell office:value-type="string">
            <text:p>5,3<text:tab/> </text:p>
          </table:table-cell>
          <table:table-cell office:value-type="string">
            <text:p>51,8<text:tab/> </text:p>
          </table:table-cell>
          <table:table-cell office:value-type="string">
            <text:p>8,5<text:tab/> </text:p>
          </table:table-cell>
          <table:table-cell office:value-type="string">
            <text:p>12,8<text:tab/> </text:p>
          </table:table-cell>
          <table:table-cell office:value-type="string">
            <text:p>10,3<text:tab/> </text:p>
          </table:table-cell>
          <table:table-cell office:value-type="string">
            <text:p>43,4<text:tab/> </text:p>
          </table:table-cell>
          <table:table-cell office:value-type="string">
            <text:p>13,5<text:tab/> </text:p>
          </table:table-cell>
          <table:table-cell office:value-type="string">
            <text:p>19,6<text:tab/> </text:p>
          </table:table-cell>
          <table:table-cell office:value-type="string">
            <text:p>15,5<text:tab/> </text:p>
          </table:table-cell>
          <table:table-cell office:value-type="string">
            <text:p>14,5<text:tab/> </text:p>
          </table:table-cell>
          <table:table-cell office:value-type="string">
            <text:p>14,6<text:tab/> </text:p>
          </table:table-cell>
          <table:table-cell office:value-type="string">
            <text:p>33,6<text:tab/> </text:p>
          </table:table-cell>
          <table:table-cell office:value-type="string">
            <text:p>13,1<text:tab/> </text:p>
          </table:table-cell>
          <table:table-cell office:value-type="string">
            <text:p>55,6<text:tab/> </text:p>
          </table:table-cell>
          <table:table-cell office:value-type="string">
            <text:p>11,8<text:tab/> </text:p>
          </table:table-cell>
          <table:table-cell office:value-type="string">
            <text:p>106,2<text:tab/> </text:p>
          </table:table-cell>
          <table:table-cell office:value-type="string">
            <text:p>8,3<text:tab/> </text:p>
          </table:table-cell>
          <table:table-cell table:style-name="ce17" office:value-type="string">
            <text:p>11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rgera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69,8<text:tab/> </text:p>
          </table:table-cell>
          <table:table-cell office:value-type="string">
            <text:p>0,7<text:tab/> </text:p>
          </table:table-cell>
          <table:table-cell office:value-type="string">
            <text:p>59,2<text:tab/> </text:p>
          </table:table-cell>
          <table:table-cell office:value-type="string">
            <text:p>2,5<text:tab/> </text:p>
          </table:table-cell>
          <table:table-cell office:value-type="string">
            <text:p>71,1<text:tab/> </text:p>
          </table:table-cell>
          <table:table-cell office:value-type="string">
            <text:p>5,5<text:tab/> </text:p>
          </table:table-cell>
          <table:table-cell office:value-type="string">
            <text:p>19,5<text:tab/> </text:p>
          </table:table-cell>
          <table:table-cell office:value-type="string">
            <text:p>8,7<text:tab/> </text:p>
          </table:table-cell>
          <table:table-cell office:value-type="string">
            <text:p>71,4<text:tab/> </text:p>
          </table:table-cell>
          <table:table-cell office:value-type="string">
            <text:p>12,8<text:tab/> </text:p>
          </table:table-cell>
          <table:table-cell office:value-type="string">
            <text:p>77,4<text:tab/> </text:p>
          </table:table-cell>
          <table:table-cell office:value-type="string">
            <text:p>15,3<text:tab/> </text:p>
          </table:table-cell>
          <table:table-cell office:value-type="string">
            <text:p>17,1<text:tab/> </text:p>
          </table:table-cell>
          <table:table-cell office:value-type="string">
            <text:p>13,1<text:tab/> </text:p>
          </table:table-cell>
          <table:table-cell office:value-type="string">
            <text:p>21,4<text:tab/> </text:p>
          </table:table-cell>
          <table:table-cell office:value-type="string">
            <text:p>9,3<text:tab/> </text:p>
          </table:table-cell>
          <table:table-cell office:value-type="string">
            <text:p>52,8<text:tab/> </text:p>
          </table:table-cell>
          <table:table-cell office:value-type="string">
            <text:p>6,7<text:tab/> </text:p>
          </table:table-cell>
          <table:table-cell office:value-type="string">
            <text:p>60,3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11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69]/1366*100" office:value-type="float" office:value="47.6573938506589">
            <text:p>47,657</text:p>
          </table:table-cell>
          <table:table-cell table:formula="of:=(768-[.C69])/768*100" office:value-type="float" office:value="41.5364583333333">
            <text:p>41,536</text:p>
          </table:table-cell>
          <table:table-cell table:style-name="ce1" office:value-type="string">
            <text:p>-3,0<text:tab/> </text:p>
          </table:table-cell>
          <table:table-cell office:value-type="string">
            <text:p>59,2<text:tab/> </text:p>
          </table:table-cell>
          <table:table-cell office:value-type="string">
            <text:p>0,0<text:tab/> </text:p>
          </table:table-cell>
          <table:table-cell office:value-type="string">
            <text:p>108,8<text:tab/> </text:p>
          </table:table-cell>
          <table:table-cell office:value-type="string">
            <text:p>1,7<text:tab/> </text:p>
          </table:table-cell>
          <table:table-cell office:value-type="string">
            <text:p>65,3<text:tab/> </text:p>
          </table:table-cell>
          <table:table-cell office:value-type="string">
            <text:p>5,6<text:tab/> </text:p>
          </table:table-cell>
          <table:table-cell office:value-type="string">
            <text:p>44,1<text:tab/> </text:p>
          </table:table-cell>
          <table:table-cell office:value-type="string">
            <text:p>8,6<text:tab/> </text:p>
          </table:table-cell>
          <table:table-cell office:value-type="string">
            <text:p>102,9<text:tab/> </text:p>
          </table:table-cell>
          <table:table-cell office:value-type="string">
            <text:p>12,9<text:tab/> </text:p>
          </table:table-cell>
          <table:table-cell office:value-type="string">
            <text:p>129,8<text:tab/> </text:p>
          </table:table-cell>
          <table:table-cell office:value-type="string">
            <text:p>15,5<text:tab/> </text:p>
          </table:table-cell>
          <table:table-cell office:value-type="string">
            <text:p>89,3<text:tab/> </text:p>
          </table:table-cell>
          <table:table-cell office:value-type="string">
            <text:p>13,4<text:tab/> </text:p>
          </table:table-cell>
          <table:table-cell office:value-type="string">
            <text:p>198,8<text:tab/> </text:p>
          </table:table-cell>
          <table:table-cell office:value-type="string">
            <text:p>9,4<text:tab/> </text:p>
          </table:table-cell>
          <table:table-cell office:value-type="string">
            <text:p>117,9<text:tab/> </text:p>
          </table:table-cell>
          <table:table-cell office:value-type="string">
            <text:p>6,2<text:tab/> </text:p>
          </table:table-cell>
          <table:table-cell office:value-type="string">
            <text:p>83,8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22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arritz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4,0<text:tab/> </text:p>
          </table:table-cell>
          <table:table-cell office:value-type="string">
            <text:p>166,4<text:tab/> </text:p>
          </table:table-cell>
          <table:table-cell office:value-type="string">
            <text:p>4,3<text:tab/> </text:p>
          </table:table-cell>
          <table:table-cell office:value-type="string">
            <text:p>106,2<text:tab/> </text:p>
          </table:table-cell>
          <table:table-cell office:value-type="string">
            <text:p>5,8<text:tab/> </text:p>
          </table:table-cell>
          <table:table-cell office:value-type="string">
            <text:p>58,7<text:tab/> </text:p>
          </table:table-cell>
          <table:table-cell office:value-type="string">
            <text:p>8,7<text:tab/> </text:p>
          </table:table-cell>
          <table:table-cell office:value-type="string">
            <text:p>56,0<text:tab/> </text:p>
          </table:table-cell>
          <table:table-cell office:value-type="string">
            <text:p>10,7<text:tab/> </text:p>
          </table:table-cell>
          <table:table-cell office:value-type="string">
            <text:p>102,9<text:tab/> </text:p>
          </table:table-cell>
          <table:table-cell office:value-type="string">
            <text:p>14,4<text:tab/> </text:p>
          </table:table-cell>
          <table:table-cell office:value-type="string">
            <text:p>167,8<text:tab/> </text:p>
          </table:table-cell>
          <table:table-cell office:value-type="string">
            <text:p>17,5<text:tab/> </text:p>
          </table:table-cell>
          <table:table-cell office:value-type="string">
            <text:p>31,4<text:tab/> </text:p>
          </table:table-cell>
          <table:table-cell office:value-type="string">
            <text:p>16,0<text:tab/> </text:p>
          </table:table-cell>
          <table:table-cell office:value-type="string">
            <text:p>60,3<text:tab/> </text:p>
          </table:table-cell>
          <table:table-cell office:value-type="string">
            <text:p>13,8<text:tab/> </text:p>
          </table:table-cell>
          <table:table-cell office:value-type="string">
            <text:p>54,7<text:tab/> </text:p>
          </table:table-cell>
          <table:table-cell office:value-type="string">
            <text:p>10,4<text:tab/> </text:p>
          </table:table-cell>
          <table:table-cell office:value-type="string">
            <text:p>174,7<text:tab/> </text:p>
          </table:table-cell>
          <table:table-cell office:value-type="string">
            <text:p>8,0<text:tab/> </text:p>
          </table:table-cell>
          <table:table-cell table:style-name="ce17" office:value-type="string">
            <text:p>37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scaross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76,8<text:tab/> </text:p>
          </table:table-cell>
          <table:table-cell office:value-type="string">
            <text:p>4,0<text:tab/> </text:p>
          </table:table-cell>
          <table:table-cell office:value-type="string">
            <text:p>38,8<text:tab/> </text:p>
          </table:table-cell>
          <table:table-cell office:value-type="string">
            <text:p>5,5<text:tab/> </text:p>
          </table:table-cell>
          <table:table-cell office:value-type="string">
            <text:p>35,7<text:tab/> </text:p>
          </table:table-cell>
          <table:table-cell office:value-type="string">
            <text:p>9,6<text:tab/> </text:p>
          </table:table-cell>
          <table:table-cell office:value-type="string">
            <text:p>19,2<text:tab/> </text:p>
          </table:table-cell>
          <table:table-cell office:value-type="string">
            <text:p>11,6<text:tab/> </text:p>
          </table:table-cell>
          <table:table-cell office:value-type="string">
            <text:p>26,8<text:tab/> </text:p>
          </table:table-cell>
          <table:table-cell office:value-type="string">
            <text:p>15,1<text:tab/> </text:p>
          </table:table-cell>
          <table:table-cell office:value-type="string">
            <text:p>66,6<text:tab/> </text:p>
          </table:table-cell>
          <table:table-cell office:value-type="string">
            <text:p>17,8<text:tab/> </text:p>
          </table:table-cell>
          <table:table-cell office:value-type="string">
            <text:p>7,4<text:tab/> </text:p>
          </table:table-cell>
          <table:table-cell office:value-type="string">
            <text:p>16,4<text:tab/> </text:p>
          </table:table-cell>
          <table:table-cell office:value-type="string">
            <text:p>11,6<text:tab/> </text:p>
          </table:table-cell>
          <table:table-cell office:value-type="string">
            <text:p>14,4<text:tab/> </text:p>
          </table:table-cell>
          <table:table-cell office:value-type="string">
            <text:p>68,1<text:tab/> </text:p>
          </table:table-cell>
          <table:table-cell office:value-type="string">
            <text:p>10,9<text:tab/> </text:p>
          </table:table-cell>
          <table:table-cell office:value-type="string">
            <text:p>131,3<text:tab/> </text:p>
          </table:table-cell>
          <table:table-cell office:value-type="string">
            <text:p>8,5<text:tab/> </text:p>
          </table:table-cell>
          <table:table-cell table:style-name="ce17" office:value-type="string">
            <text:p>25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loi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27,8<text:tab/> </text:p>
          </table:table-cell>
          <table:table-cell office:value-type="string">
            <text:p>0,7<text:tab/> </text:p>
          </table:table-cell>
          <table:table-cell office:value-type="string">
            <text:p>49,8<text:tab/> </text:p>
          </table:table-cell>
          <table:table-cell office:value-type="string">
            <text:p>2,5<text:tab/> </text:p>
          </table:table-cell>
          <table:table-cell office:value-type="string">
            <text:p>51,0<text:tab/> </text:p>
          </table:table-cell>
          <table:table-cell office:value-type="string">
            <text:p>4,7<text:tab/> </text:p>
          </table:table-cell>
          <table:table-cell office:value-type="string">
            <text:p>22,4<text:tab/> </text:p>
          </table:table-cell>
          <table:table-cell office:value-type="string">
            <text:p>7,0<text:tab/> </text:p>
          </table:table-cell>
          <table:table-cell office:value-type="string">
            <text:p>37,8<text:tab/> </text:p>
          </table:table-cell>
          <table:table-cell office:value-type="string">
            <text:p>12,1<text:tab/> </text:p>
          </table:table-cell>
          <table:table-cell office:value-type="string">
            <text:p>57,4<text:tab/> </text:p>
          </table:table-cell>
          <table:table-cell office:value-type="string">
            <text:p>13,6<text:tab/> </text:p>
          </table:table-cell>
          <table:table-cell office:value-type="string">
            <text:p>72,2<text:tab/> </text:p>
          </table:table-cell>
          <table:table-cell office:value-type="string">
            <text:p>12,8<text:tab/> </text:p>
          </table:table-cell>
          <table:table-cell office:value-type="string">
            <text:p>43,6<text:tab/> </text:p>
          </table:table-cell>
          <table:table-cell office:value-type="string">
            <text:p>9,9<text:tab/> </text:p>
          </table:table-cell>
          <table:table-cell office:value-type="string">
            <text:p>92,6<text:tab/> </text:p>
          </table:table-cell>
          <table:table-cell office:value-type="string">
            <text:p>6,9<text:tab/> </text:p>
          </table:table-cell>
          <table:table-cell office:value-type="string">
            <text:p>52,6<text:tab/> </text:p>
          </table:table-cell>
          <table:table-cell office:value-type="string">
            <text:p>3,9<text:tab/> </text:p>
          </table:table-cell>
          <table:table-cell table:style-name="ce17" office:value-type="string">
            <text:p>7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73]/1366*100" office:value-type="float" office:value="25.6222547584187">
            <text:p>25,622</text:p>
          </table:table-cell>
          <table:table-cell table:formula="of:=(768-[.C73])/768*100" office:value-type="float" office:value="21.09375">
            <text:p>21,094</text:p>
          </table:table-cell>
          <table:table-cell table:style-name="ce1" office:value-type="string">
            <text:p>0,8<text:tab/> </text:p>
          </table:table-cell>
          <table:table-cell office:value-type="string">
            <text:p>77,8<text:tab/> </text:p>
          </table:table-cell>
          <table:table-cell office:value-type="string">
            <text:p>2,4<text:tab/> </text:p>
          </table:table-cell>
          <table:table-cell office:value-type="string">
            <text:p>54,0<text:tab/> </text:p>
          </table:table-cell>
          <table:table-cell office:value-type="string">
            <text:p>4,3<text:tab/> </text:p>
          </table:table-cell>
          <table:table-cell office:value-type="string">
            <text:p>67,7<text:tab/> </text:p>
          </table:table-cell>
          <table:table-cell office:value-type="string">
            <text:p>8,3<text:tab/> </text:p>
          </table:table-cell>
          <table:table-cell office:value-type="string">
            <text:p>26,8<text:tab/> </text:p>
          </table:table-cell>
          <table:table-cell office:value-type="string">
            <text:p>10,4<text:tab/> </text:p>
          </table:table-cell>
          <table:table-cell office:value-type="string">
            <text:p>40,7<text:tab/> </text:p>
          </table:table-cell>
          <table:table-cell office:value-type="string">
            <text:p>14,3<text:tab/> </text:p>
          </table:table-cell>
          <table:table-cell office:value-type="string">
            <text:p>101,5<text:tab/> </text:p>
          </table:table-cell>
          <table:table-cell office:value-type="string">
            <text:p>16,6<text:tab/> </text:p>
          </table:table-cell>
          <table:table-cell office:value-type="string">
            <text:p>15,4<text:tab/> </text:p>
          </table:table-cell>
          <table:table-cell office:value-type="string">
            <text:p>14,9<text:tab/> </text:p>
          </table:table-cell>
          <table:table-cell office:value-type="string">
            <text:p>16,6<text:tab/> </text:p>
          </table:table-cell>
          <table:table-cell office:value-type="string">
            <text:p>12,3<text:tab/> </text:p>
          </table:table-cell>
          <table:table-cell office:value-type="string">
            <text:p>23,8<text:tab/> </text:p>
          </table:table-cell>
          <table:table-cell office:value-type="string">
            <text:p>9,2<text:tab/> </text:p>
          </table:table-cell>
          <table:table-cell office:value-type="string">
            <text:p>93,2<text:tab/> </text:p>
          </table:table-cell>
          <table:table-cell office:value-type="string">
            <text:p>6,8<text:tab/> </text:p>
          </table:table-cell>
          <table:table-cell table:style-name="ce17" office:value-type="string">
            <text:p>2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logne sur me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1<text:tab/> </text:p>
          </table:table-cell>
          <table:table-cell office:value-type="string">
            <text:p>57,4<text:tab/> </text:p>
          </table:table-cell>
          <table:table-cell office:value-type="string">
            <text:p>1,8<text:tab/> </text:p>
          </table:table-cell>
          <table:table-cell office:value-type="string">
            <text:p>94,6<text:tab/> </text:p>
          </table:table-cell>
          <table:table-cell office:value-type="string">
            <text:p>4,1<text:tab/> </text:p>
          </table:table-cell>
          <table:table-cell office:value-type="string">
            <text:p>50,0<text:tab/> </text:p>
          </table:table-cell>
          <table:table-cell office:value-type="string">
            <text:p>6,5<text:tab/> </text:p>
          </table:table-cell>
          <table:table-cell office:value-type="string">
            <text:p>12,2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12,4<text:tab/> </text:p>
          </table:table-cell>
          <table:table-cell office:value-type="string">
            <text:p>38,1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14,8<text:tab/> </text:p>
          </table:table-cell>
          <table:table-cell office:value-type="string">
            <text:p>74,2<text:tab/> </text:p>
          </table:table-cell>
          <table:table-cell office:value-type="string">
            <text:p>12,8<text:tab/> </text:p>
          </table:table-cell>
          <table:table-cell office:value-type="string">
            <text:p>70,9<text:tab/> </text:p>
          </table:table-cell>
          <table:table-cell office:value-type="string">
            <text:p>9,8<text:tab/> </text:p>
          </table:table-cell>
          <table:table-cell office:value-type="string">
            <text:p>72,5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0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 saint mauric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5,4<text:tab/> </text:p>
          </table:table-cell>
          <table:table-cell office:value-type="string">
            <text:p>47,0<text:tab/> </text:p>
          </table:table-cell>
          <table:table-cell office:value-type="string">
            <text:p>-3,7<text:tab/> </text:p>
          </table:table-cell>
          <table:table-cell office:value-type="string">
            <text:p>55,2<text:tab/> </text:p>
          </table:table-cell>
          <table:table-cell office:value-type="string">
            <text:p>0,2<text:tab/> </text:p>
          </table:table-cell>
          <table:table-cell office:value-type="string">
            <text:p>58,2<text:tab/> </text:p>
          </table:table-cell>
          <table:table-cell office:value-type="string">
            <text:p>3,8<text:tab/> </text:p>
          </table:table-cell>
          <table:table-cell office:value-type="string">
            <text:p>19,0<text:tab/> </text:p>
          </table:table-cell>
          <table:table-cell office:value-type="string">
            <text:p>7,2<text:tab/> </text:p>
          </table:table-cell>
          <table:table-cell office:value-type="string">
            <text:p>177,2<text:tab/> </text:p>
          </table:table-cell>
          <table:table-cell office:value-type="string">
            <text:p>11,5<text:tab/> </text:p>
          </table:table-cell>
          <table:table-cell office:value-type="string">
            <text:p>110,9<text:tab/> </text:p>
          </table:table-cell>
          <table:table-cell office:value-type="string">
            <text:p>13,9<text:tab/> </text:p>
          </table:table-cell>
          <table:table-cell office:value-type="string">
            <text:p>89,4<text:tab/> </text:p>
          </table:table-cell>
          <table:table-cell office:value-type="string">
            <text:p>11,6<text:tab/> </text:p>
          </table:table-cell>
          <table:table-cell office:value-type="string">
            <text:p>83,5<text:tab/> </text:p>
          </table:table-cell>
          <table:table-cell office:value-type="string">
            <text:p>8,1<text:tab/> </text:p>
          </table:table-cell>
          <table:table-cell office:value-type="string">
            <text:p>47,0<text:tab/> </text:p>
          </table:table-cell>
          <table:table-cell office:value-type="string">
            <text:p>5,6<text:tab/> </text:p>
          </table:table-cell>
          <table:table-cell office:value-type="string">
            <text:p>37,3<text:tab/> </text:p>
          </table:table-cell>
          <table:table-cell office:value-type="string">
            <text:p>0,8<text:tab/> </text:p>
          </table:table-cell>
          <table:table-cell table:style-name="ce17" office:value-type="string">
            <text:p>10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e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7<text:tab/> </text:p>
          </table:table-cell>
          <table:table-cell office:value-type="string">
            <text:p>36,4<text:tab/> </text:p>
          </table:table-cell>
          <table:table-cell office:value-type="string">
            <text:p>0,7<text:tab/> </text:p>
          </table:table-cell>
          <table:table-cell office:value-type="string">
            <text:p>60,6<text:tab/> </text:p>
          </table:table-cell>
          <table:table-cell office:value-type="string">
            <text:p>2,4<text:tab/> </text:p>
          </table:table-cell>
          <table:table-cell office:value-type="string">
            <text:p>63,5<text:tab/> </text:p>
          </table:table-cell>
          <table:table-cell office:value-type="string">
            <text:p>6,3<text:tab/> </text:p>
          </table:table-cell>
          <table:table-cell office:value-type="string">
            <text:p>10,6<text:tab/> </text:p>
          </table:table-cell>
          <table:table-cell office:value-type="string">
            <text:p>8,3<text:tab/> </text:p>
          </table:table-cell>
          <table:table-cell office:value-type="string">
            <text:p>66,5<text:tab/> </text:p>
          </table:table-cell>
          <table:table-cell office:value-type="string">
            <text:p>13,2<text:tab/> </text:p>
          </table:table-cell>
          <table:table-cell office:value-type="string">
            <text:p>66,2<text:tab/> </text:p>
          </table:table-cell>
          <table:table-cell office:value-type="string">
            <text:p>15,4<text:tab/> </text:p>
          </table:table-cell>
          <table:table-cell office:value-type="string">
            <text:p>56,6<text:tab/> </text:p>
          </table:table-cell>
          <table:table-cell office:value-type="string">
            <text:p>14,1<text:tab/> </text:p>
          </table:table-cell>
          <table:table-cell office:value-type="string">
            <text:p>46,0<text:tab/> </text:p>
          </table:table-cell>
          <table:table-cell office:value-type="string">
            <text:p>10,5<text:tab/> </text:p>
          </table:table-cell>
          <table:table-cell office:value-type="string">
            <text:p>69,3<text:tab/> </text:p>
          </table:table-cell>
          <table:table-cell office:value-type="string">
            <text:p>6,8<text:tab/> </text:p>
          </table:table-cell>
          <table:table-cell office:value-type="string">
            <text:p>41,0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63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77]/1366*100" office:value-type="float" office:value="12.7379209370425">
            <text:p>12,738</text:p>
          </table:table-cell>
          <table:table-cell table:formula="of:=(768-[.C77])/768*100" office:value-type="float" office:value="51.6927083333333">
            <text:p>51,693</text:p>
          </table:table-cell>
          <table:table-cell table:style-name="ce1" office:value-type="string">
            <text:p>1,3<text:tab/> </text:p>
          </table:table-cell>
          <table:table-cell office:value-type="string">
            <text:p>117,4<text:tab/> </text:p>
          </table:table-cell>
          <table:table-cell office:value-type="string">
            <text:p>2,5<text:tab/> </text:p>
          </table:table-cell>
          <table:table-cell office:value-type="string">
            <text:p>160,4<text:tab/> </text:p>
          </table:table-cell>
          <table:table-cell office:value-type="string">
            <text:p>3,8<text:tab/> </text:p>
          </table:table-cell>
          <table:table-cell office:value-type="string">
            <text:p>79,4<text:tab/> </text:p>
          </table:table-cell>
          <table:table-cell office:value-type="string">
            <text:p>5,1<text:tab/> </text:p>
          </table:table-cell>
          <table:table-cell office:value-type="string">
            <text:p>42,2<text:tab/> </text:p>
          </table:table-cell>
          <table:table-cell office:value-type="string">
            <text:p>8,1<text:tab/> </text:p>
          </table:table-cell>
          <table:table-cell office:value-type="string">
            <text:p>46,0<text:tab/> </text:p>
          </table:table-cell>
          <table:table-cell office:value-type="string">
            <text:p>11,1<text:tab/> </text:p>
          </table:table-cell>
          <table:table-cell office:value-type="string">
            <text:p>42,8<text:tab/> </text:p>
          </table:table-cell>
          <table:table-cell office:value-type="string">
            <text:p>13,7<text:tab/> </text:p>
          </table:table-cell>
          <table:table-cell office:value-type="string">
            <text:p>88,6<text:tab/> </text:p>
          </table:table-cell>
          <table:table-cell office:value-type="string">
            <text:p>12,9<text:tab/> </text:p>
          </table:table-cell>
          <table:table-cell office:value-type="string">
            <text:p>127,2<text:tab/> </text:p>
          </table:table-cell>
          <table:table-cell office:value-type="string">
            <text:p>10,7<text:tab/> </text:p>
          </table:table-cell>
          <table:table-cell office:value-type="string">
            <text:p>108,9<text:tab/> </text:p>
          </table:table-cell>
          <table:table-cell office:value-type="string">
            <text:p>9,4<text:tab/> </text:p>
          </table:table-cell>
          <table:table-cell office:value-type="string">
            <text:p>129,7<text:tab/> </text:p>
          </table:table-cell>
          <table:table-cell office:value-type="string">
            <text:p>5,6<text:tab/> </text:p>
          </table:table-cell>
          <table:table-cell table:style-name="ce17" office:value-type="string">
            <text:p>25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78]/1366*100" office:value-type="float" office:value="32.7232796486091">
            <text:p>32,723</text:p>
          </table:table-cell>
          <table:table-cell table:formula="of:=(768-[.C78])/768*100" office:value-type="float" office:value="23.6979166666667">
            <text:p>23,698</text:p>
          </table:table-cell>
          <table:table-cell table:style-name="ce1" office:value-type="string">
            <text:p>-0,8<text:tab/> </text:p>
          </table:table-cell>
          <table:table-cell office:value-type="string">
            <text:p>73,0<text:tab/> </text:p>
          </table:table-cell>
          <table:table-cell office:value-type="string">
            <text:p>0,1<text:tab/> </text:p>
          </table:table-cell>
          <table:table-cell office:value-type="string">
            <text:p>70,8<text:tab/> </text:p>
          </table:table-cell>
          <table:table-cell office:value-type="string">
            <text:p>1,8<text:tab/> </text:p>
          </table:table-cell>
          <table:table-cell office:value-type="string">
            <text:p>91,3<text:tab/> </text:p>
          </table:table-cell>
          <table:table-cell office:value-type="string">
            <text:p>4,8<text:tab/> </text:p>
          </table:table-cell>
          <table:table-cell office:value-type="string">
            <text:p>24,7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12,2<text:tab/> </text:p>
          </table:table-cell>
          <table:table-cell office:value-type="string">
            <text:p>213,1<text:tab/> </text:p>
          </table:table-cell>
          <table:table-cell office:value-type="string">
            <text:p>15,5<text:tab/> </text:p>
          </table:table-cell>
          <table:table-cell office:value-type="string">
            <text:p>84,8<text:tab/> </text:p>
          </table:table-cell>
          <table:table-cell office:value-type="string">
            <text:p>12,8<text:tab/> </text:p>
          </table:table-cell>
          <table:table-cell office:value-type="string">
            <text:p>31,2<text:tab/> </text:p>
          </table:table-cell>
          <table:table-cell office:value-type="string">
            <text:p>9,1<text:tab/> </text:p>
          </table:table-cell>
          <table:table-cell office:value-type="string">
            <text:p>75,3<text:tab/> </text:p>
          </table:table-cell>
          <table:table-cell office:value-type="string">
            <text:p>6,5<text:tab/> </text:p>
          </table:table-cell>
          <table:table-cell office:value-type="string">
            <text:p>88,6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94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79]/1366*100" office:value-type="float" office:value="26.4275256222548">
            <text:p>26,428</text:p>
          </table:table-cell>
          <table:table-cell table:formula="of:=(768-[.C79])/768*100" office:value-type="float" office:value="58.8541666666667">
            <text:p>58,854</text:p>
          </table:table-cell>
          <table:table-cell table:style-name="ce1" office:value-type="string">
            <text:p>-0,6<text:tab/> </text:p>
          </table:table-cell>
          <table:table-cell office:value-type="string">
            <text:p>39,6<text:tab/> </text:p>
          </table:table-cell>
          <table:table-cell office:value-type="string">
            <text:p>1,7<text:tab/> </text:p>
          </table:table-cell>
          <table:table-cell office:value-type="string">
            <text:p>111,2<text:tab/> </text:p>
          </table:table-cell>
          <table:table-cell office:value-type="string">
            <text:p>3,5<text:tab/> </text:p>
          </table:table-cell>
          <table:table-cell office:value-type="string">
            <text:p>29,6<text:tab/> </text:p>
          </table:table-cell>
          <table:table-cell office:value-type="string">
            <text:p>4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21,9<text:tab/> </text:p>
          </table:table-cell>
          <table:table-cell office:value-type="string">
            <text:p>10,5<text:tab/> </text:p>
          </table:table-cell>
          <table:table-cell office:value-type="string">
            <text:p>59,8<text:tab/> </text:p>
          </table:table-cell>
          <table:table-cell office:value-type="string">
            <text:p>13,4<text:tab/> </text:p>
          </table:table-cell>
          <table:table-cell office:value-type="string">
            <text:p>22,0<text:tab/> </text:p>
          </table:table-cell>
          <table:table-cell office:value-type="string">
            <text:p>13,2<text:tab/> </text:p>
          </table:table-cell>
          <table:table-cell office:value-type="string">
            <text:p>89,3<text:tab/> </text:p>
          </table:table-cell>
          <table:table-cell office:value-type="string">
            <text:p>10,3<text:tab/> </text:p>
          </table:table-cell>
          <table:table-cell office:value-type="string">
            <text:p>59,1<text:tab/> </text:p>
          </table:table-cell>
          <table:table-cell office:value-type="string">
            <text:p>8,4<text:tab/> </text:p>
          </table:table-cell>
          <table:table-cell office:value-type="string">
            <text:p>80,1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p de la hev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5<text:tab/> </text:p>
          </table:table-cell>
          <table:table-cell office:value-type="string">
            <text:p>68,0<text:tab/> </text:p>
          </table:table-cell>
          <table:table-cell office:value-type="string">
            <text:p>2,5<text:tab/> </text:p>
          </table:table-cell>
          <table:table-cell office:value-type="string">
            <text:p>106,8<text:tab/> </text:p>
          </table:table-cell>
          <table:table-cell office:value-type="string">
            <text:p>4,9<text:tab/> </text:p>
          </table:table-cell>
          <table:table-cell office:value-type="string">
            <text:p>50,8<text:tab/> </text:p>
          </table:table-cell>
          <table:table-cell office:value-type="string">
            <text:p>6,9<text:tab/> </text:p>
          </table:table-cell>
          <table:table-cell table:number-columns-repeated="2" office:value-type="string">
            <text:p>8,8<text:tab/> </text:p>
          </table:table-cell>
          <table:table-cell office:value-type="string">
            <text:p>15,3<text:tab/> </text:p>
          </table:table-cell>
          <table:table-cell office:value-type="string">
            <text:p>13,1<text:tab/> </text:p>
          </table:table-cell>
          <table:table-cell office:value-type="string">
            <text:p>49,2<text:tab/> </text:p>
          </table:table-cell>
          <table:table-cell office:value-type="string">
            <text:p>15,9<text:tab/> </text:p>
          </table:table-cell>
          <table:table-cell table:number-columns-repeated="2" office:value-type="string">
            <text:p>15,4<text:tab/> </text:p>
          </table:table-cell>
          <table:table-cell office:value-type="string">
            <text:p>89,9<text:tab/> </text:p>
          </table:table-cell>
          <table:table-cell office:value-type="string">
            <text:p>13,3<text:tab/> </text:p>
          </table:table-cell>
          <table:table-cell office:value-type="string">
            <text:p>81,0<text:tab/> </text:p>
          </table:table-cell>
          <table:table-cell office:value-type="string">
            <text:p>10,3<text:tab/> </text:p>
          </table:table-cell>
          <table:table-cell office:value-type="string">
            <text:p>78,1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2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81]/1366*100" office:value-type="float" office:value="35.4319180087848">
            <text:p>35,432</text:p>
          </table:table-cell>
          <table:table-cell table:formula="of:=(768-[.C81])/768*100" office:value-type="float" office:value="7.55208333333333">
            <text:p>7,552</text:p>
          </table:table-cell>
          <table:table-cell table:style-name="ce1" office:value-type="string">
            <text:p>1,0<text:tab/> </text:p>
          </table:table-cell>
          <table:table-cell office:value-type="string">
            <text:p>99,3<text:tab/> </text:p>
          </table:table-cell>
          <table:table-cell office:value-type="string">
            <text:p>1,8<text:tab/> </text:p>
          </table:table-cell>
          <table:table-cell office:value-type="string">
            <text:p>44,2<text:tab/> </text:p>
          </table:table-cell>
          <table:table-cell office:value-type="string">
            <text:p>4,1<text:tab/> </text:p>
          </table:table-cell>
          <table:table-cell office:value-type="string">
            <text:p>62,6<text:tab/> </text:p>
          </table:table-cell>
          <table:table-cell office:value-type="string">
            <text:p>7,7<text:tab/> </text:p>
          </table:table-cell>
          <table:table-cell office:value-type="string">
            <text:p>28,2<text:tab/> </text:p>
          </table:table-cell>
          <table:table-cell office:value-type="string">
            <text:p>10,1<text:tab/> </text:p>
          </table:table-cell>
          <table:table-cell office:value-type="string">
            <text:p>70,7<text:tab/> </text:p>
          </table:table-cell>
          <table:table-cell office:value-type="string">
            <text:p>14,6<text:tab/> </text:p>
          </table:table-cell>
          <table:table-cell office:value-type="string">
            <text:p>44,6<text:tab/> </text:p>
          </table:table-cell>
          <table:table-cell office:value-type="string">
            <text:p>18,2<text:tab/> </text:p>
          </table:table-cell>
          <table:table-cell office:value-type="string">
            <text:p>10,1<text:tab/> </text:p>
          </table:table-cell>
          <table:table-cell office:value-type="string">
            <text:p>16,3<text:tab/> </text:p>
          </table:table-cell>
          <table:table-cell office:value-type="string">
            <text:p>11,5<text:tab/> </text:p>
          </table:table-cell>
          <table:table-cell office:value-type="string">
            <text:p>13,1<text:tab/> </text:p>
          </table:table-cell>
          <table:table-cell office:value-type="string">
            <text:p>31,1<text:tab/> </text:p>
          </table:table-cell>
          <table:table-cell office:value-type="string">
            <text:p>10,1<text:tab/> </text:p>
          </table:table-cell>
          <table:table-cell office:value-type="string">
            <text:p>133,0<text:tab/> </text:p>
          </table:table-cell>
          <table:table-cell office:value-type="string">
            <text:p>5,8<text:tab/> </text:p>
          </table:table-cell>
          <table:table-cell table:style-name="ce17" office:value-type="string">
            <text:p>37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zaux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7<text:tab/> </text:p>
          </table:table-cell>
          <table:table-cell office:value-type="string">
            <text:p>73,4<text:tab/> </text:p>
          </table:table-cell>
          <table:table-cell office:value-type="string">
            <text:p>2,0<text:tab/> </text:p>
          </table:table-cell>
          <table:table-cell office:value-type="string">
            <text:p>54,6<text:tab/> </text:p>
          </table:table-cell>
          <table:table-cell office:value-type="string">
            <text:p>3,2<text:tab/> </text:p>
          </table:table-cell>
          <table:table-cell office:value-type="string">
            <text:p>48,4<text:tab/> </text:p>
          </table:table-cell>
          <table:table-cell office:value-type="string">
            <text:p>7,0<text:tab/> </text:p>
          </table:table-cell>
          <table:table-cell office:value-type="string">
            <text:p>20,6<text:tab/> </text:p>
          </table:table-cell>
          <table:table-cell office:value-type="string">
            <text:p>9,7<text:tab/> </text:p>
          </table:table-cell>
          <table:table-cell office:value-type="string">
            <text:p>28,2<text:tab/> </text:p>
          </table:table-cell>
          <table:table-cell office:value-type="string">
            <text:p>13,5<text:tab/> </text:p>
          </table:table-cell>
          <table:table-cell office:value-type="string">
            <text:p>66,2<text:tab/> </text:p>
          </table:table-cell>
          <table:table-cell office:value-type="string">
            <text:p>15,5<text:tab/> </text:p>
          </table:table-cell>
          <table:table-cell office:value-type="string">
            <text:p>7,4<text:tab/> </text:p>
          </table:table-cell>
          <table:table-cell office:value-type="string">
            <text:p>13,5<text:tab/> </text:p>
          </table:table-cell>
          <table:table-cell office:value-type="string">
            <text:p>26,2<text:tab/> </text:p>
          </table:table-cell>
          <table:table-cell office:value-type="string">
            <text:p>11,3<text:tab/> </text:p>
          </table:table-cell>
          <table:table-cell office:value-type="string">
            <text:p>47,8<text:tab/> </text:p>
          </table:table-cell>
          <table:table-cell office:value-type="string">
            <text:p>8,2<text:tab/> </text:p>
          </table:table-cell>
          <table:table-cell office:value-type="string">
            <text:p>132,1<text:tab/> </text:p>
          </table:table-cell>
          <table:table-cell office:value-type="string">
            <text:p>6,6<text:tab/> </text:p>
          </table:table-cell>
          <table:table-cell table:style-name="ce17" office:value-type="string">
            <text:p>25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mber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3<text:tab/> </text:p>
          </table:table-cell>
          <table:table-cell office:value-type="string">
            <text:p>70,2<text:tab/> </text:p>
          </table:table-cell>
          <table:table-cell office:value-type="string">
            <text:p>0,3<text:tab/> </text:p>
          </table:table-cell>
          <table:table-cell office:value-type="string">
            <text:p>117,8<text:tab/> </text:p>
          </table:table-cell>
          <table:table-cell office:value-type="string">
            <text:p>1,8<text:tab/> </text:p>
          </table:table-cell>
          <table:table-cell office:value-type="string">
            <text:p>94,2<text:tab/> </text:p>
          </table:table-cell>
          <table:table-cell office:value-type="string">
            <text:p>5,1<text:tab/> </text:p>
          </table:table-cell>
          <table:table-cell office:value-type="string">
            <text:p>24,7<text:tab/> </text:p>
          </table:table-cell>
          <table:table-cell office:value-type="string">
            <text:p>9,6<text:tab/> </text:p>
          </table:table-cell>
          <table:table-cell office:value-type="string">
            <text:p>157,4<text:tab/> </text:p>
          </table:table-cell>
          <table:table-cell office:value-type="string">
            <text:p>13,2<text:tab/> </text:p>
          </table:table-cell>
          <table:table-cell office:value-type="string">
            <text:p>69,1<text:tab/> </text:p>
          </table:table-cell>
          <table:table-cell office:value-type="string">
            <text:p>15,9<text:tab/> </text:p>
          </table:table-cell>
          <table:table-cell office:value-type="string">
            <text:p>36,9<text:tab/> </text:p>
          </table:table-cell>
          <table:table-cell office:value-type="string">
            <text:p>13,8<text:tab/> </text:p>
          </table:table-cell>
          <table:table-cell office:value-type="string">
            <text:p>102,8<text:tab/> </text:p>
          </table:table-cell>
          <table:table-cell office:value-type="string">
            <text:p>9,2<text:tab/> </text:p>
          </table:table-cell>
          <table:table-cell office:value-type="string">
            <text:p>64,4<text:tab/> </text:p>
          </table:table-cell>
          <table:table-cell office:value-type="string">
            <text:p>6,9<text:tab/> </text:p>
          </table:table-cell>
          <table:table-cell office:value-type="string">
            <text:p>63,3<text:tab/> </text:p>
          </table:table-cell>
          <table:table-cell office:value-type="string">
            <text:p>3,1<text:tab/> </text:p>
          </table:table-cell>
          <table:table-cell table:style-name="ce17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leville meziere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1<text:tab/> </text:p>
          </table:table-cell>
          <table:table-cell office:value-type="string">
            <text:p>35,4<text:tab/> </text:p>
          </table:table-cell>
          <table:table-cell office:value-type="string">
            <text:p>-0,8<text:tab/> </text:p>
          </table:table-cell>
          <table:table-cell office:value-type="string">
            <text:p>100,2<text:tab/> </text:p>
          </table:table-cell>
          <table:table-cell office:value-type="string">
            <text:p>0,9<text:tab/> </text:p>
          </table:table-cell>
          <table:table-cell office:value-type="string">
            <text:p>70,2<text:tab/> </text:p>
          </table:table-cell>
          <table:table-cell office:value-type="string">
            <text:p>1,4<text:tab/> </text:p>
          </table:table-cell>
          <table:table-cell office:value-type="string">
            <text:p>35,0<text:tab/> </text:p>
          </table:table-cell>
          <table:table-cell office:value-type="string">
            <text:p>5,0<text:tab/> </text:p>
          </table:table-cell>
          <table:table-cell office:value-type="string">
            <text:p>44,9<text:tab/> </text:p>
          </table:table-cell>
          <table:table-cell office:value-type="string">
            <text:p>9,6<text:tab/> </text:p>
          </table:table-cell>
          <table:table-cell office:value-type="string">
            <text:p>26,0<text:tab/> </text:p>
          </table:table-cell>
          <table:table-cell office:value-type="string">
            <text:p>11,9<text:tab/> </text:p>
          </table:table-cell>
          <table:table-cell office:value-type="string">
            <text:p>77,4<text:tab/> </text:p>
          </table:table-cell>
          <table:table-cell office:value-type="string">
            <text:p>11,1<text:tab/> </text:p>
          </table:table-cell>
          <table:table-cell office:value-type="string">
            <text:p>151,2<text:tab/> </text:p>
          </table:table-cell>
          <table:table-cell office:value-type="string">
            <text:p>7,7<text:tab/> </text:p>
          </table:table-cell>
          <table:table-cell office:value-type="string">
            <text:p>59,9<text:tab/> </text:p>
          </table:table-cell>
          <table:table-cell office:value-type="string">
            <text:p>4,9<text:tab/> </text:p>
          </table:table-cell>
          <table:table-cell office:value-type="string">
            <text:p>35,0<text:tab/> </text:p>
          </table:table-cell>
          <table:table-cell office:value-type="string">
            <text:p>3,4<text:tab/> </text:p>
          </table:table-cell>
          <table:table-cell table:style-name="ce17" office:value-type="string">
            <text:p>12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85]/1366*100" office:value-type="float" office:value="32.6500732064422">
            <text:p>32,650</text:p>
          </table:table-cell>
          <table:table-cell table:formula="of:=(768-[.C85])/768*100" office:value-type="float" office:value="52.2135416666667">
            <text:p>52,214</text:p>
          </table:table-cell>
          <table:table-cell table:style-name="ce1" office:value-type="string">
            <text:p>-2,3<text:tab/> </text:p>
          </table:table-cell>
          <table:table-cell office:value-type="string">
            <text:p>51,6<text:tab/> </text:p>
          </table:table-cell>
          <table:table-cell office:value-type="string">
            <text:p>0,6<text:tab/> </text:p>
          </table:table-cell>
          <table:table-cell office:value-type="string">
            <text:p>50,8<text:tab/> </text:p>
          </table:table-cell>
          <table:table-cell office:value-type="string">
            <text:p>2,3<text:tab/> </text:p>
          </table:table-cell>
          <table:table-cell office:value-type="string">
            <text:p>43,8<text:tab/> </text:p>
          </table:table-cell>
          <table:table-cell office:value-type="string">
            <text:p>3,9<text:tab/> </text:p>
          </table:table-cell>
          <table:table-cell office:value-type="string">
            <text:p>19,6<text:tab/> </text:p>
          </table:table-cell>
          <table:table-cell office:value-type="string">
            <text:p>6,7<text:tab/> </text:p>
          </table:table-cell>
          <table:table-cell office:value-type="string">
            <text:p>28,3<text:tab/> 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13,7<text:tab/> </text:p>
          </table:table-cell>
          <table:table-cell office:value-type="string">
            <text:p>37,9<text:tab/> </text:p>
          </table:table-cell>
          <table:table-cell office:value-type="string">
            <text:p>12,6<text:tab/> </text:p>
          </table:table-cell>
          <table:table-cell office:value-type="string">
            <text:p>47,6<text:tab/> </text:p>
          </table:table-cell>
          <table:table-cell office:value-type="string">
            <text:p>9,1<text:tab/> </text:p>
          </table:table-cell>
          <table:table-cell office:value-type="string">
            <text:p>53,3<text:tab/> </text:p>
          </table:table-cell>
          <table:table-cell office:value-type="string">
            <text:p>6,5<text:tab/> </text:p>
          </table:table-cell>
          <table:table-cell office:value-type="string">
            <text:p>40,6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8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86]/1366*100" office:value-type="float" office:value="33.2357247437775">
            <text:p>33,236</text:p>
          </table:table-cell>
          <table:table-cell table:formula="of:=(768-[.C86])/768*100" office:value-type="float" office:value="37.7604166666667">
            <text:p>37,760</text:p>
          </table:table-cell>
          <table:table-cell table:style-name="ce1" office:value-type="string">
            <text:p>-2,1<text:tab/> </text:p>
          </table:table-cell>
          <table:table-cell office:value-type="string">
            <text:p>32,6<text:tab/> </text:p>
          </table:table-cell>
          <table:table-cell office:value-type="string">
            <text:p>0,3<text:tab/> </text:p>
          </table:table-cell>
          <table:table-cell office:value-type="string">
            <text:p>53,8<text:tab/> </text:p>
          </table:table-cell>
          <table:table-cell office:value-type="string">
            <text:p>1,8<text:tab/> </text:p>
          </table:table-cell>
          <table:table-cell office:value-type="string">
            <text:p>54,8<text:tab/> </text:p>
          </table:table-cell>
          <table:table-cell office:value-type="string">
            <text:p>4,6<text:tab/> </text:p>
          </table:table-cell>
          <table:table-cell office:value-type="string">
            <text:p>7,6<text:tab/> </text:p>
          </table:table-cell>
          <table:table-cell office:value-type="string">
            <text:p>7,0<text:tab/> </text:p>
          </table:table-cell>
          <table:table-cell office:value-type="string">
            <text:p>64,9<text:tab/> </text:p>
          </table:table-cell>
          <table:table-cell office:value-type="string">
            <text:p>12,2<text:tab/> </text:p>
          </table:table-cell>
          <table:table-cell office:value-type="string">
            <text:p>125,1<text:tab/> </text:p>
          </table:table-cell>
          <table:table-cell office:value-type="string">
            <text:p>14,2<text:tab/> </text:p>
          </table:table-cell>
          <table:table-cell office:value-type="string">
            <text:p>83,2<text:tab/> </text:p>
          </table:table-cell>
          <table:table-cell office:value-type="string">
            <text:p>13,1<text:tab/> </text:p>
          </table:table-cell>
          <table:table-cell office:value-type="string">
            <text:p>51,6<text:tab/> </text:p>
          </table:table-cell>
          <table:table-cell office:value-type="string">
            <text:p>9,1<text:tab/> </text:p>
          </table:table-cell>
          <table:table-cell office:value-type="string">
            <text:p>43,7<text:tab/> </text:p>
          </table:table-cell>
          <table:table-cell office:value-type="string">
            <text:p>6,3<text:tab/> </text:p>
          </table:table-cell>
          <table:table-cell office:value-type="string">
            <text:p>50,9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6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erbourg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4<text:tab/> </text:p>
          </table:table-cell>
          <table:table-cell office:value-type="string">
            <text:p>81,6<text:tab/> </text:p>
          </table:table-cell>
          <table:table-cell office:value-type="string">
            <text:p>2,4<text:tab/> </text:p>
          </table:table-cell>
          <table:table-cell office:value-type="string">
            <text:p>143,8<text:tab/> </text:p>
          </table:table-cell>
          <table:table-cell office:value-type="string">
            <text:p>3,8<text:tab/> </text:p>
          </table:table-cell>
          <table:table-cell office:value-type="string">
            <text:p>60,8<text:tab/> </text:p>
          </table:table-cell>
          <table:table-cell office:value-type="string">
            <text:p>4,7<text:tab/> </text:p>
          </table:table-cell>
          <table:table-cell office:value-type="string">
            <text:p>17,4<text:tab/> </text:p>
          </table:table-cell>
          <table:table-cell office:value-type="string">
            <text:p>6,7<text:tab/> </text:p>
          </table:table-cell>
          <table:table-cell office:value-type="string">
            <text:p>15,8<text:tab/> </text:p>
          </table:table-cell>
          <table:table-cell office:value-type="string">
            <text:p>10,3<text:tab/> </text:p>
          </table:table-cell>
          <table:table-cell office:value-type="string">
            <text:p>46,4<text:tab/> </text:p>
          </table:table-cell>
          <table:table-cell office:value-type="string">
            <text:p>12,8<text:tab/> </text:p>
          </table:table-cell>
          <table:table-cell office:value-type="string">
            <text:p>18,4<text:tab/> </text:p>
          </table:table-cell>
          <table:table-cell office:value-type="string">
            <text:p>12,7<text:tab/> </text:p>
          </table:table-cell>
          <table:table-cell office:value-type="string">
            <text:p>122,6<text:tab/> </text:p>
          </table:table-cell>
          <table:table-cell office:value-type="string">
            <text:p>10,1<text:tab/> </text:p>
          </table:table-cell>
          <table:table-cell office:value-type="string">
            <text:p>56,0<text:tab/> </text:p>
          </table:table-cell>
          <table:table-cell office:value-type="string">
            <text:p>8,6<text:tab/> </text:p>
          </table:table-cell>
          <table:table-cell office:value-type="string">
            <text:p>129,4<text:tab/> </text:p>
          </table:table-cell>
          <table:table-cell office:value-type="string">
            <text:p>4,3<text:tab/> </text:p>
          </table:table-cell>
          <table:table-cell table:style-name="ce17" office:value-type="string">
            <text:p>21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88]/1366*100" office:value-type="float" office:value="37.9209370424597">
            <text:p>37,921</text:p>
          </table:table-cell>
          <table:table-cell table:formula="of:=(768-[.C88])/768*100" office:value-type="float" office:value="29.1666666666667">
            <text:p>29,167</text:p>
          </table:table-cell>
          <table:table-cell table:style-name="ce1" office:value-type="string">
            <text:p>-2,3<text:tab/> </text:p>
          </table:table-cell>
          <table:table-cell office:value-type="string">
            <text:p>19,4<text:tab/> </text:p>
          </table:table-cell>
          <table:table-cell office:value-type="string">
            <text:p>0,2<text:tab/> </text:p>
          </table:table-cell>
          <table:table-cell office:value-type="string">
            <text:p>22,4<text:tab/> </text:p>
          </table:table-cell>
          <table:table-cell office:value-type="string">
            <text:p>2,1<text:tab/> </text:p>
          </table:table-cell>
          <table:table-cell office:value-type="string">
            <text:p>32,5<text:tab/> </text:p>
          </table:table-cell>
          <table:table-cell office:value-type="string">
            <text:p>5,2<text:tab/> </text:p>
          </table:table-cell>
          <table:table-cell office:value-type="string">
            <text:p>30,6<text:tab/> </text:p>
          </table:table-cell>
          <table:table-cell office:value-type="string">
            <text:p>7,7<text:tab/> </text:p>
          </table:table-cell>
          <table:table-cell office:value-type="string">
            <text:p>84,7<text:tab/> </text:p>
          </table:table-cell>
          <table:table-cell office:value-type="string">
            <text:p>11,7<text:tab/> </text:p>
          </table:table-cell>
          <table:table-cell office:value-type="string">
            <text:p>140,9<text:tab/> </text:p>
          </table:table-cell>
          <table:table-cell office:value-type="string">
            <text:p>15,3<text:tab/> </text:p>
          </table:table-cell>
          <table:table-cell office:value-type="string">
            <text:p>91,8<text:tab/> </text:p>
          </table:table-cell>
          <table:table-cell office:value-type="string">
            <text:p>13,9<text:tab/> </text:p>
          </table:table-cell>
          <table:table-cell office:value-type="string">
            <text:p>31,4<text:tab/> </text:p>
          </table:table-cell>
          <table:table-cell office:value-type="string">
            <text:p>9,4<text:tab/> </text:p>
          </table:table-cell>
          <table:table-cell office:value-type="string">
            <text:p>76,2<text:tab/> </text:p>
          </table:table-cell>
          <table:table-cell office:value-type="string">
            <text:p>7,0<text:tab/> </text:p>
          </table:table-cell>
          <table:table-cell office:value-type="string">
            <text:p>84,0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6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gna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2<text:tab/> </text:p>
          </table:table-cell>
          <table:table-cell office:value-type="string">
            <text:p>64,8<text:tab/> </text:p>
          </table:table-cell>
          <table:table-cell office:value-type="string">
            <text:p>2,2<text:tab/> </text:p>
          </table:table-cell>
          <table:table-cell office:value-type="string">
            <text:p>59,6<text:tab/> </text:p>
          </table:table-cell>
          <table:table-cell office:value-type="string">
            <text:p>3,9<text:tab/> </text:p>
          </table:table-cell>
          <table:table-cell office:value-type="string">
            <text:p>61,4<text:tab/> </text:p>
          </table:table-cell>
          <table:table-cell office:value-type="string">
            <text:p>7,6<text:tab/> </text:p>
          </table:table-cell>
          <table:table-cell office:value-type="string">
            <text:p>25,0<text:tab/> </text:p>
          </table:table-cell>
          <table:table-cell office:value-type="string">
            <text:p>9,7<text:tab/> </text:p>
          </table:table-cell>
          <table:table-cell office:value-type="string">
            <text:p>48,0<text:tab/> </text:p>
          </table:table-cell>
          <table:table-cell office:value-type="string">
            <text:p>14,0<text:tab/> </text:p>
          </table:table-cell>
          <table:table-cell office:value-type="string">
            <text:p>87,8<text:tab/> </text:p>
          </table:table-cell>
          <table:table-cell office:value-type="string">
            <text:p>16,0<text:tab/> </text:p>
          </table:table-cell>
          <table:table-cell office:value-type="string">
            <text:p>17,7<text:tab/> </text:p>
          </table:table-cell>
          <table:table-cell office:value-type="string">
            <text:p>14,2<text:tab/> </text:p>
          </table:table-cell>
          <table:table-cell office:value-type="string">
            <text:p>39,2<text:tab/> </text:p>
          </table:table-cell>
          <table:table-cell office:value-type="string">
            <text:p>11,3<text:tab/> </text:p>
          </table:table-cell>
          <table:table-cell office:value-type="string">
            <text:p>34,5<text:tab/> </text:p>
          </table:table-cell>
          <table:table-cell office:value-type="string">
            <text:p>8,7<text:tab/> </text:p>
          </table:table-cell>
          <table:table-cell office:value-type="string">
            <text:p>64,6<text:tab/> </text:p>
          </table:table-cell>
          <table:table-cell office:value-type="string">
            <text:p>6,1<text:tab/> </text:p>
          </table:table-cell>
          <table:table-cell table:style-name="ce17" office:value-type="string">
            <text:p>149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lma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4,0<text:tab/> </text:p>
          </table:table-cell>
          <table:table-cell office:value-type="string">
            <text:p>24,2<text:tab/> </text:p>
          </table:table-cell>
          <table:table-cell office:value-type="string">
            <text:p>-0,7<text:tab/> </text:p>
          </table:table-cell>
          <table:table-cell office:value-type="string">
            <text:p>51,0<text:tab/> </text:p>
          </table:table-cell>
          <table:table-cell office:value-type="string">
            <text:p>1,8<text:tab/> </text:p>
          </table:table-cell>
          <table:table-cell office:value-type="string">
            <text:p>19,6<text:tab/> </text:p>
          </table:table-cell>
          <table:table-cell office:value-type="string">
            <text:p>4,5<text:tab/> </text:p>
          </table:table-cell>
          <table:table-cell office:value-type="string">
            <text:p>13,7<text:tab/> </text:p>
          </table:table-cell>
          <table:table-cell office:value-type="string">
            <text:p>8,8<text:tab/> </text:p>
          </table:table-cell>
          <table:table-cell office:value-type="string">
            <text:p>77,7<text:tab/> </text:p>
          </table:table-cell>
          <table:table-cell office:value-type="string">
            <text:p>12,8<text:tab/> </text:p>
          </table:table-cell>
          <table:table-cell office:value-type="string">
            <text:p>50,0<text:tab/> </text:p>
          </table:table-cell>
          <table:table-cell office:value-type="string">
            <text:p>15,2<text:tab/> </text:p>
          </table:table-cell>
          <table:table-cell office:value-type="string">
            <text:p>60,2<text:tab/> </text:p>
          </table:table-cell>
          <table:table-cell office:value-type="string">
            <text:p>13,7<text:tab/> </text:p>
          </table:table-cell>
          <table:table-cell office:value-type="string">
            <text:p>85,1<text:tab/> </text:p>
          </table:table-cell>
          <table:table-cell office:value-type="string">
            <text:p>8,4<text:tab/> </text:p>
          </table:table-cell>
          <table:table-cell office:value-type="string">
            <text:p>48,8<text:tab/> </text:p>
          </table:table-cell>
          <table:table-cell office:value-type="string">
            <text:p>4,6<text:tab/> </text:p>
          </table:table-cell>
          <table:table-cell office:value-type="string">
            <text:p>30,1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6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ax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133,4<text:tab/> </text:p>
          </table:table-cell>
          <table:table-cell office:value-type="string">
            <text:p>3,1<text:tab/> </text:p>
          </table:table-cell>
          <table:table-cell office:value-type="string">
            <text:p>53,0<text:tab/> </text:p>
          </table:table-cell>
          <table:table-cell office:value-type="string">
            <text:p>4,0<text:tab/> </text:p>
          </table:table-cell>
          <table:table-cell office:value-type="string">
            <text:p>47,0<text:tab/> </text:p>
          </table:table-cell>
          <table:table-cell office:value-type="string">
            <text:p>7,9<text:tab/> </text:p>
          </table:table-cell>
          <table:table-cell office:value-type="string">
            <text:p>45,2<text:tab/> </text:p>
          </table:table-cell>
          <table:table-cell office:value-type="string">
            <text:p>10,2<text:tab/> </text:p>
          </table:table-cell>
          <table:table-cell office:value-type="string">
            <text:p>57,8<text:tab/> </text:p>
          </table:table-cell>
          <table:table-cell office:value-type="string">
            <text:p>14,1<text:tab/> </text:p>
          </table:table-cell>
          <table:table-cell office:value-type="string">
            <text:p>50,2<text:tab/> </text:p>
          </table:table-cell>
          <table:table-cell office:value-type="string">
            <text:p>16,7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26,3<text:tab/> </text:p>
          </table:table-cell>
          <table:table-cell office:value-type="string">
            <text:p>13,1<text:tab/> </text:p>
          </table:table-cell>
          <table:table-cell office:value-type="string">
            <text:p>60,2<text:tab/> </text:p>
          </table:table-cell>
          <table:table-cell office:value-type="string">
            <text:p>8,5<text:tab/> </text:p>
          </table:table-cell>
          <table:table-cell office:value-type="string">
            <text:p>122,5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33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92]/1366*100" office:value-type="float" office:value="44.5095168374817">
            <text:p>44,510</text:p>
          </table:table-cell>
          <table:table-cell table:formula="of:=(768-[.C92])/768*100" office:value-type="float" office:value="42.4479166666667">
            <text:p>42,448</text:p>
          </table:table-cell>
          <table:table-cell table:style-name="ce1" office:value-type="string">
            <text:p>-3,0<text:tab/> </text:p>
          </table:table-cell>
          <table:table-cell office:value-type="string">
            <text:p>32,8<text:tab/> </text:p>
          </table:table-cell>
          <table:table-cell office:value-type="string">
            <text:p>0,0<text:tab/> </text:p>
          </table:table-cell>
          <table:table-cell office:value-type="string">
            <text:p>62,8<text:tab/> </text:p>
          </table:table-cell>
          <table:table-cell office:value-type="string">
            <text:p>1,6<text:tab/> </text:p>
          </table:table-cell>
          <table:table-cell office:value-type="string">
            <text:p>45,1<text:tab/> </text:p>
          </table:table-cell>
          <table:table-cell office:value-type="string">
            <text:p>5,1<text:tab/> </text:p>
          </table:table-cell>
          <table:table-cell office:value-type="string">
            <text:p>47,0<text:tab/> </text:p>
          </table:table-cell>
          <table:table-cell office:value-type="string">
            <text:p>8,5<text:tab/> </text:p>
          </table:table-cell>
          <table:table-cell office:value-type="string">
            <text:p>49,7<text:tab/> </text:p>
          </table:table-cell>
          <table:table-cell office:value-type="string">
            <text:p>13,3<text:tab/> </text:p>
          </table:table-cell>
          <table:table-cell office:value-type="string">
            <text:p>122,2<text:tab/> </text:p>
          </table:table-cell>
          <table:table-cell office:value-type="string">
            <text:p>15,3<text:tab/> </text:p>
          </table:table-cell>
          <table:table-cell office:value-type="string">
            <text:p>69,4<text:tab/> </text:p>
          </table:table-cell>
          <table:table-cell office:value-type="string">
            <text:p>13,6<text:tab/> </text:p>
          </table:table-cell>
          <table:table-cell office:value-type="string">
            <text:p>97,3<text:tab/> </text:p>
          </table:table-cell>
          <table:table-cell office:value-type="string">
            <text:p>9,4<text:tab/> </text:p>
          </table:table-cell>
          <table:table-cell office:value-type="string">
            <text:p>60,4<text:tab/> </text:p>
          </table:table-cell>
          <table:table-cell office:value-type="string">
            <text:p>6,1<text:tab/> </text:p>
          </table:table-cell>
          <table:table-cell office:value-type="string">
            <text:p>62,3<text:tab/> </text:p>
          </table:table-cell>
          <table:table-cell office:value-type="string">
            <text:p>4,3<text:tab/> </text:p>
          </table:table-cell>
          <table:table-cell table:style-name="ce17" office:value-type="string">
            <text:p>8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nard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1,2<text:tab/> </text:p>
          </table:table-cell>
          <table:table-cell office:value-type="string">
            <text:p>38,2<text:tab/> </text:p>
          </table:table-cell>
          <table:table-cell office:value-type="string">
            <text:p>2,4<text:tab/> </text:p>
          </table:table-cell>
          <table:table-cell office:value-type="string">
            <text:p>109,0<text:tab/> </text:p>
          </table:table-cell>
          <table:table-cell office:value-type="string">
            <text:p>4,1<text:tab/> </text:p>
          </table:table-cell>
          <table:table-cell office:value-type="string">
            <text:p>27,4<text:tab/> </text:p>
          </table:table-cell>
          <table:table-cell office:value-type="string">
            <text:p>5,1<text:tab/> </text:p>
          </table:table-cell>
          <table:table-cell office:value-type="string">
            <text:p>15,8<text:tab/> </text:p>
          </table:table-cell>
          <table:table-cell office:value-type="string">
            <text:p>7,8<text:tab/> </text:p>
          </table:table-cell>
          <table:table-cell office:value-type="string">
            <text:p>131,8<text:tab/> </text:p>
          </table:table-cell>
          <table:table-cell office:value-type="string">
            <text:p>11,6<text:tab/> </text:p>
          </table:table-cell>
          <table:table-cell office:value-type="string">
            <text:p>30,6<text:tab/> </text:p>
          </table:table-cell>
          <table:table-cell office:value-type="string">
            <text:p>14,0<text:tab/> </text:p>
          </table:table-cell>
          <table:table-cell office:value-type="string">
            <text:p>34,2<text:tab/> </text:p>
          </table:table-cell>
          <table:table-cell office:value-type="string">
            <text:p>13,8<text:tab/> </text:p>
          </table:table-cell>
          <table:table-cell office:value-type="string">
            <text:p>47,5<text:tab/> </text:p>
          </table:table-cell>
          <table:table-cell office:value-type="string">
            <text:p>10,8<text:tab/> </text:p>
          </table:table-cell>
          <table:table-cell office:value-type="string">
            <text:p>52,6<text:tab/> </text:p>
          </table:table-cell>
          <table:table-cell office:value-type="string">
            <text:p>9,6<text:tab/> </text:p>
          </table:table-cell>
          <table:table-cell office:value-type="string">
            <text:p>91,1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5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unkerqu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3<text:tab/> </text:p>
          </table:table-cell>
          <table:table-cell office:value-type="string">
            <text:p>39,0<text:tab/> </text:p>
          </table:table-cell>
          <table:table-cell office:value-type="string">
            <text:p>1,5<text:tab/> </text:p>
          </table:table-cell>
          <table:table-cell office:value-type="string">
            <text:p>68,6<text:tab/> </text:p>
          </table:table-cell>
          <table:table-cell office:value-type="string">
            <text:p>4,7<text:tab/> </text:p>
          </table:table-cell>
          <table:table-cell office:value-type="string">
            <text:p>46,4<text:tab/> </text:p>
          </table:table-cell>
          <table:table-cell office:value-type="string">
            <text:p>6,8<text:tab/> </text:p>
          </table:table-cell>
          <table:table-cell office:value-type="string">
            <text:p>10,6<text:tab/> </text:p>
          </table:table-cell>
          <table:table-cell office:value-type="string">
            <text:p>8,8<text:tab/> </text:p>
          </table:table-cell>
          <table:table-cell office:value-type="string">
            <text:p>31,1<text:tab/> </text:p>
          </table:table-cell>
          <table:table-cell office:value-type="string">
            <text:p>13,3<text:tab/> </text:p>
          </table:table-cell>
          <table:table-cell office:value-type="string">
            <text:p>54,3<text:tab/> </text:p>
          </table:table-cell>
          <table:table-cell office:value-type="string">
            <text:p>16,3<text:tab/> </text:p>
          </table:table-cell>
          <table:table-cell office:value-type="string">
            <text:p>43,8<text:tab/> </text:p>
          </table:table-cell>
          <table:table-cell office:value-type="string">
            <text:p>15,5<text:tab/> </text:p>
          </table:table-cell>
          <table:table-cell office:value-type="string">
            <text:p>100,7<text:tab/> </text:p>
          </table:table-cell>
          <table:table-cell office:value-type="string">
            <text:p>13,0<text:tab/> </text:p>
          </table:table-cell>
          <table:table-cell office:value-type="string">
            <text:p>69,0<text:tab/> </text:p>
          </table:table-cell>
          <table:table-cell office:value-type="string">
            <text:p>10,1<text:tab/> </text:p>
          </table:table-cell>
          <table:table-cell office:value-type="string">
            <text:p>57,3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08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mbru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5,3<text:tab/> </text:p>
          </table:table-cell>
          <table:table-cell office:value-type="string">
            <text:p>20,1<text:tab/> </text:p>
          </table:table-cell>
          <table:table-cell office:value-type="string">
            <text:p>-3,8<text:tab/> </text:p>
          </table:table-cell>
          <table:table-cell office:value-type="string">
            <text:p>63,8<text:tab/> </text:p>
          </table:table-cell>
          <table:table-cell office:value-type="string">
            <text:p>-0,1<text:tab/> </text:p>
          </table:table-cell>
          <table:table-cell office:value-type="string">
            <text:p>63,4<text:tab/> </text:p>
          </table:table-cell>
          <table:table-cell office:value-type="string">
            <text:p>3,8<text:tab/> </text:p>
          </table:table-cell>
          <table:table-cell office:value-type="string">
            <text:p>23,0<text:tab/> </text:p>
          </table:table-cell>
          <table:table-cell office:value-type="string">
            <text:p>6,3<text:tab/> </text:p>
          </table:table-cell>
          <table:table-cell office:value-type="string">
            <text:p>84,6<text:tab/> </text:p>
          </table:table-cell>
          <table:table-cell office:value-type="string">
            <text:p>10,8<text:tab/> </text:p>
          </table:table-cell>
          <table:table-cell office:value-type="string">
            <text:p>69,9<text:tab/> </text:p>
          </table:table-cell>
          <table:table-cell office:value-type="string">
            <text:p>14,5<text:tab/> </text:p>
          </table:table-cell>
          <table:table-cell office:value-type="string">
            <text:p>25,6<text:tab/> </text:p>
          </table:table-cell>
          <table:table-cell office:value-type="string">
            <text:p>12,0<text:tab/> </text:p>
          </table:table-cell>
          <table:table-cell office:value-type="string">
            <text:p>44,4<text:tab/> </text:p>
          </table:table-cell>
          <table:table-cell office:value-type="string">
            <text:p>8,2<text:tab/> </text:p>
          </table:table-cell>
          <table:table-cell office:value-type="string">
            <text:p>74,2<text:tab/> </text:p>
          </table:table-cell>
          <table:table-cell office:value-type="string">
            <text:p>5,3<text:tab/> </text:p>
          </table:table-cell>
          <table:table-cell office:value-type="string">
            <text:p>78,2<text:tab/> </text:p>
          </table:table-cell>
          <table:table-cell office:value-type="string">
            <text:p>0,7<text:tab/> </text:p>
          </table:table-cell>
          <table:table-cell table:style-name="ce17" office:value-type="string">
            <text:p>5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pina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39,2<text:tab/> </text:p>
          </table:table-cell>
          <table:table-cell office:value-type="string">
            <text:p>-0,2<text:tab/> </text:p>
          </table:table-cell>
          <table:table-cell office:value-type="string">
            <text:p>75,0<text:tab/> </text:p>
          </table:table-cell>
          <table:table-cell office:value-type="string">
            <text:p>1,1<text:tab/> </text:p>
          </table:table-cell>
          <table:table-cell office:value-type="string">
            <text:p>40,8<text:tab/> </text:p>
          </table:table-cell>
          <table:table-cell office:value-type="string">
            <text:p>2,6<text:tab/> </text:p>
          </table:table-cell>
          <table:table-cell office:value-type="string">
            <text:p>38,2<text:tab/> </text:p>
          </table:table-cell>
          <table:table-cell office:value-type="string">
            <text:p>7,3<text:tab/> </text:p>
          </table:table-cell>
          <table:table-cell office:value-type="string">
            <text:p>75,2<text:tab/> </text:p>
          </table:table-cell>
          <table:table-cell office:value-type="string">
            <text:p>11,2<text:tab/> </text:p>
          </table:table-cell>
          <table:table-cell office:value-type="string">
            <text:p>92,5<text:tab/> </text:p>
          </table:table-cell>
          <table:table-cell office:value-type="string">
            <text:p>13,7<text:tab/> </text:p>
          </table:table-cell>
          <table:table-cell office:value-type="string">
            <text:p>89,8<text:tab/> </text:p>
          </table:table-cell>
          <table:table-cell office:value-type="string">
            <text:p>12,7<text:tab/> </text:p>
          </table:table-cell>
          <table:table-cell office:value-type="string">
            <text:p>160,3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4,4<text:tab/> </text:p>
          </table:table-cell>
          <table:table-cell office:value-type="string">
            <text:p>55,5<text:tab/> </text:p>
          </table:table-cell>
          <table:table-cell office:value-type="string">
            <text:p>4,0<text:tab/> </text:p>
          </table:table-cell>
          <table:table-cell table:style-name="ce17" office:value-type="string">
            <text:p>11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vreux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58,2<text:tab/> </text:p>
          </table:table-cell>
          <table:table-cell office:value-type="string">
            <text:p>0,6<text:tab/> </text:p>
          </table:table-cell>
          <table:table-cell office:value-type="string">
            <text:p>52,0<text:tab/> </text:p>
          </table:table-cell>
          <table:table-cell office:value-type="string">
            <text:p>2,9<text:tab/> </text:p>
          </table:table-cell>
          <table:table-cell office:value-type="string">
            <text:p>39,8<text:tab/> </text:p>
          </table:table-cell>
          <table:table-cell office:value-type="string">
            <text:p>3,8<text:tab/> </text:p>
          </table:table-cell>
          <table:table-cell office:value-type="string">
            <text:p>11,4<text:tab/> </text:p>
          </table:table-cell>
          <table:table-cell office:value-type="string">
            <text:p>6,3<text:tab/> </text:p>
          </table:table-cell>
          <table:table-cell office:value-type="string">
            <text:p>28,3<text:tab/> </text:p>
          </table:table-cell>
          <table:table-cell office:value-type="string">
            <text:p>11,3<text:tab/> </text:p>
          </table:table-cell>
          <table:table-cell office:value-type="string">
            <text:p>44,7<text:tab/> </text:p>
          </table:table-cell>
          <table:table-cell office:value-type="string">
            <text:p>14,0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58,5<text:tab/> </text:p>
          </table:table-cell>
          <table:table-cell office:value-type="string">
            <text:p>9,8<text:tab/> </text:p>
          </table:table-cell>
          <table:table-cell office:value-type="string">
            <text:p>64,6<text:tab/> </text:p>
          </table:table-cell>
          <table:table-cell office:value-type="string">
            <text:p>7,1<text:tab/> </text:p>
          </table:table-cell>
          <table:table-cell office:value-type="string">
            <text:p>62,1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6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ourd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8<text:tab/> </text:p>
          </table:table-cell>
          <table:table-cell office:value-type="string">
            <text:p>78,6<text:tab/> </text:p>
          </table:table-cell>
          <table:table-cell office:value-type="string">
            <text:p>0,7<text:tab/> </text:p>
          </table:table-cell>
          <table:table-cell office:value-type="string">
            <text:p>62,2<text:tab/> </text:p>
          </table:table-cell>
          <table:table-cell office:value-type="string">
            <text:p>2,9<text:tab/> </text:p>
          </table:table-cell>
          <table:table-cell office:value-type="string">
            <text:p>66,9<text:tab/> </text:p>
          </table:table-cell>
          <table:table-cell office:value-type="string">
            <text:p>6,4<text:tab/> </text:p>
          </table:table-cell>
          <table:table-cell office:value-type="string">
            <text:p>19,8<text:tab/> </text:p>
          </table:table-cell>
          <table:table-cell office:value-type="string">
            <text:p>8,3<text:tab/> </text:p>
          </table:table-cell>
          <table:table-cell office:value-type="string">
            <text:p>63,4<text:tab/> </text:p>
          </table:table-cell>
          <table:table-cell office:value-type="string">
            <text:p>12,5<text:tab/> </text:p>
          </table:table-cell>
          <table:table-cell office:value-type="string">
            <text:p>159,1<text:tab/> </text:p>
          </table:table-cell>
          <table:table-cell office:value-type="string">
            <text:p>15,2<text:tab/> </text:p>
          </table:table-cell>
          <table:table-cell office:value-type="string">
            <text:p>65,5<text:tab/> </text:p>
          </table:table-cell>
          <table:table-cell office:value-type="string">
            <text:p>13,0<text:tab/> </text:p>
          </table:table-cell>
          <table:table-cell office:value-type="string">
            <text:p>13,8<text:tab/> </text:p>
          </table:table-cell>
          <table:table-cell office:value-type="string">
            <text:p>9,8<text:tab/> </text:p>
          </table:table-cell>
          <table:table-cell office:value-type="string">
            <text:p>55,8<text:tab/> </text:p>
          </table:table-cell>
          <table:table-cell office:value-type="string">
            <text:p>7,6<text:tab/> </text:p>
          </table:table-cell>
          <table:table-cell office:value-type="string">
            <text:p>93,2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90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99]/1366*100" office:value-type="float" office:value="46.705710102489">
            <text:p>46,706</text:p>
          </table:table-cell>
          <table:table-cell table:formula="of:=(768-[.C99])/768*100" office:value-type="float" office:value="24.21875">
            <text:p>24,219</text:p>
          </table:table-cell>
          <table:table-cell table:style-name="ce1" office:value-type="string">
            <text:p>-3,7<text:tab/> </text:p>
          </table:table-cell>
          <table:table-cell office:value-type="string">
            <text:p>67,8<text:tab/> </text:p>
          </table:table-cell>
          <table:table-cell office:value-type="string">
            <text:p>-0,1<text:tab/> </text:p>
          </table:table-cell>
          <table:table-cell office:value-type="string">
            <text:p>91,2<text:tab/> </text:p>
          </table:table-cell>
          <table:table-cell office:value-type="string">
            <text:p>2,4<text:tab/> </text:p>
          </table:table-cell>
          <table:table-cell office:value-type="string">
            <text:p>62,2<text:tab/> </text:p>
          </table:table-cell>
          <table:table-cell office:value-type="string">
            <text:p>6,0<text:tab/> </text:p>
          </table:table-cell>
          <table:table-cell office:value-type="string">
            <text:p>57,0<text:tab/> </text:p>
          </table:table-cell>
          <table:table-cell office:value-type="string">
            <text:p>9,6<text:tab/> </text:p>
          </table:table-cell>
          <table:table-cell office:value-type="string">
            <text:p>132,8<text:tab/> </text:p>
          </table:table-cell>
          <table:table-cell office:value-type="string">
            <text:p>13,7<text:tab/> </text:p>
          </table:table-cell>
          <table:table-cell office:value-type="string">
            <text:p>111,8<text:tab/> </text:p>
          </table:table-cell>
          <table:table-cell office:value-type="string">
            <text:p>16,6<text:tab/> </text:p>
          </table:table-cell>
          <table:table-cell office:value-type="string">
            <text:p>36,6<text:tab/> </text:p>
          </table:table-cell>
          <table:table-cell office:value-type="string">
            <text:p>14,2<text:tab/> </text:p>
          </table:table-cell>
          <table:table-cell office:value-type="string">
            <text:p>81,2<text:tab/> </text:p>
          </table:table-cell>
          <table:table-cell office:value-type="string">
            <text:p>10,3<text:tab/> </text:p>
          </table:table-cell>
          <table:table-cell office:value-type="string">
            <text:p>72,5<text:tab/> </text:p>
          </table:table-cell>
          <table:table-cell office:value-type="string">
            <text:p>7,5<text:tab/> </text:p>
          </table:table-cell>
          <table:table-cell office:value-type="string">
            <text:p>64,2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14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uere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2<text:tab/> </text:p>
          </table:table-cell>
          <table:table-cell office:value-type="string">
            <text:p>96,4<text:tab/> </text:p>
          </table:table-cell>
          <table:table-cell office:value-type="string">
            <text:p>-0,5<text:tab/> </text:p>
          </table:table-cell>
          <table:table-cell office:value-type="string">
            <text:p>124,2<text:tab/> </text:p>
          </table:table-cell>
          <table:table-cell office:value-type="string">
            <text:p>2,1<text:tab/> </text:p>
          </table:table-cell>
          <table:table-cell office:value-type="string">
            <text:p>94,5<text:tab/> </text:p>
          </table:table-cell>
          <table:table-cell office:value-type="string">
            <text:p>6,6<text:tab/> </text:p>
          </table:table-cell>
          <table:table-cell office:value-type="string">
            <text:p>31,0<text:tab/> </text:p>
          </table:table-cell>
          <table:table-cell office:value-type="string">
            <text:p>7,8<text:tab/> </text:p>
          </table:table-cell>
          <table:table-cell office:value-type="string">
            <text:p>152,4<text:tab/> </text:p>
          </table:table-cell>
          <table:table-cell office:value-type="string">
            <text:p>12,3<text:tab/> </text:p>
          </table:table-cell>
          <table:table-cell office:value-type="string">
            <text:p>127,2<text:tab/> </text:p>
          </table:table-cell>
          <table:table-cell office:value-type="string">
            <text:p>15,6<text:tab/> </text:p>
          </table:table-cell>
          <table:table-cell office:value-type="string">
            <text:p>73,3<text:tab/> </text:p>
          </table:table-cell>
          <table:table-cell office:value-type="string">
            <text:p>13,5<text:tab/> </text:p>
          </table:table-cell>
          <table:table-cell office:value-type="string">
            <text:p>61,8<text:tab/> </text:p>
          </table:table-cell>
          <table:table-cell office:value-type="string">
            <text:p>11,1<text:tab/> </text:p>
          </table:table-cell>
          <table:table-cell office:value-type="string">
            <text:p>81,7<text:tab/> </text:p>
          </table:table-cell>
          <table:table-cell office:value-type="string">
            <text:p>7,5<text:tab/> </text:p>
          </table:table-cell>
          <table:table-cell office:value-type="string">
            <text:p>57,7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10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ouessan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4,7<text:tab/> </text:p>
          </table:table-cell>
          <table:table-cell office:value-type="string">
            <text:p>105,8<text:tab/> </text:p>
          </table:table-cell>
          <table:table-cell office:value-type="string">
            <text:p>5,1<text:tab/> </text:p>
          </table:table-cell>
          <table:table-cell office:value-type="string">
            <text:p>106,4<text:tab/> </text:p>
          </table:table-cell>
          <table:table-cell office:value-type="string">
            <text:p>6,4<text:tab/> </text:p>
          </table:table-cell>
          <table:table-cell office:value-type="string">
            <text:p>40,2<text:tab/> </text:p>
          </table:table-cell>
          <table:table-cell office:value-type="string">
            <text:p>7,8<text:tab/> </text:p>
          </table:table-cell>
          <table:table-cell office:value-type="string">
            <text:p>25,2<text:tab/> </text:p>
          </table:table-cell>
          <table:table-cell office:value-type="string">
            <text:p>9,7<text:tab/> </text:p>
          </table:table-cell>
          <table:table-cell office:value-type="string">
            <text:p>39,5<text:tab/> </text:p>
          </table:table-cell>
          <table:table-cell office:value-type="string">
            <text:p>12,5<text:tab/> </text:p>
          </table:table-cell>
          <table:table-cell office:value-type="string">
            <text:p>26,3<text:tab/> </text:p>
          </table:table-cell>
          <table:table-cell office:value-type="string">
            <text:p>14,4<text:tab/> </text:p>
          </table:table-cell>
          <table:table-cell office:value-type="string">
            <text:p>63,3<text:tab/> </text:p>
          </table:table-cell>
          <table:table-cell office:value-type="string">
            <text:p>14,0<text:tab/> </text:p>
          </table:table-cell>
          <table:table-cell office:value-type="string">
            <text:p>112,7<text:tab/> </text:p>
          </table:table-cell>
          <table:table-cell office:value-type="string">
            <text:p>13,0<text:tab/> </text:p>
          </table:table-cell>
          <table:table-cell office:value-type="string">
            <text:p>82,2<text:tab/> </text:p>
          </table:table-cell>
          <table:table-cell office:value-type="string">
            <text:p>11,8<text:tab/> </text:p>
          </table:table-cell>
          <table:table-cell office:value-type="string">
            <text:p>77,3<text:tab/> </text:p>
          </table:table-cell>
          <table:table-cell office:value-type="string">
            <text:p>8,0<text:tab/> </text:p>
          </table:table-cell>
          <table:table-cell table:style-name="ce17" office:value-type="string">
            <text:p>17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yeu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1<text:tab/> </text:p>
          </table:table-cell>
          <table:table-cell office:value-type="string">
            <text:p>98,2<text:tab/> </text:p>
          </table:table-cell>
          <table:table-cell office:value-type="string">
            <text:p>3,5<text:tab/> </text:p>
          </table:table-cell>
          <table:table-cell office:value-type="string">
            <text:p>41,2<text:tab/> </text:p>
          </table:table-cell>
          <table:table-cell office:value-type="string">
            <text:p>4,8<text:tab/> </text:p>
          </table:table-cell>
          <table:table-cell office:value-type="string">
            <text:p>68,0<text:tab/> </text:p>
          </table:table-cell>
          <table:table-cell office:value-type="string">
            <text:p>8,2<text:tab/> </text:p>
          </table:table-cell>
          <table:table-cell office:value-type="string">
            <text:p>13,6<text:tab/> </text:p>
          </table:table-cell>
          <table:table-cell office:value-type="string">
            <text:p>10,4<text:tab/> </text:p>
          </table:table-cell>
          <table:table-cell office:value-type="string">
            <text:p>31,5<text:tab/> </text:p>
          </table:table-cell>
          <table:table-cell office:value-type="string">
            <text:p>14,4<text:tab/> </text:p>
          </table:table-cell>
          <table:table-cell office:value-type="string">
            <text:p>64,6<text:tab/> </text:p>
          </table:table-cell>
          <table:table-cell office:value-type="string">
            <text:p>16,1<text:tab/> </text:p>
          </table:table-cell>
          <table:table-cell office:value-type="string">
            <text:p>18,6<text:tab/> </text:p>
          </table:table-cell>
          <table:table-cell office:value-type="string">
            <text:p>14,8<text:tab/> </text:p>
          </table:table-cell>
          <table:table-cell office:value-type="string">
            <text:p>20,2<text:tab/> </text:p>
          </table:table-cell>
          <table:table-cell office:value-type="string">
            <text:p>12,4<text:tab/> </text:p>
          </table:table-cell>
          <table:table-cell office:value-type="string">
            <text:p>71,7<text:tab/> </text:p>
          </table:table-cell>
          <table:table-cell office:value-type="string">
            <text:p>11,2<text:tab/> </text:p>
          </table:table-cell>
          <table:table-cell office:value-type="string">
            <text:p>90,1<text:tab/> </text:p>
          </table:table-cell>
          <table:table-cell office:value-type="string">
            <text:p>7,8<text:tab/> </text:p>
          </table:table-cell>
          <table:table-cell table:style-name="ce17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 sur y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6<text:tab/> </text:p>
          </table:table-cell>
          <table:table-cell office:value-type="string">
            <text:p>54,6<text:tab/> </text:p>
          </table:table-cell>
          <table:table-cell office:value-type="string">
            <text:p>1,3<text:tab/> </text:p>
          </table:table-cell>
          <table:table-cell office:value-type="string">
            <text:p>61,6<text:tab/> </text:p>
          </table:table-cell>
          <table:table-cell office:value-type="string">
            <text:p>3,3<text:tab/> </text:p>
          </table:table-cell>
          <table:table-cell office:value-type="string">
            <text:p>86,4<text:tab/> </text:p>
          </table:table-cell>
          <table:table-cell office:value-type="string">
            <text:p>6,1<text:tab/> </text:p>
          </table:table-cell>
          <table:table-cell office:value-type="string">
            <text:p>25,2<text:tab/> </text:p>
          </table:table-cell>
          <table:table-cell office:value-type="string">
            <text:p>8,1<text:tab/> </text:p>
          </table:table-cell>
          <table:table-cell office:value-type="string">
            <text:p>37,6<text:tab/> </text:p>
          </table:table-cell>
          <table:table-cell office:value-type="string">
            <text:p>12,5<text:tab/> </text:p>
          </table:table-cell>
          <table:table-cell office:value-type="string">
            <text:p>52,4<text:tab/> </text:p>
          </table:table-cell>
          <table:table-cell office:value-type="string">
            <text:p>14,4<text:tab/> </text:p>
          </table:table-cell>
          <table:table-cell office:value-type="string">
            <text:p>20,2<text:tab/> </text:p>
          </table:table-cell>
          <table:table-cell office:value-type="string">
            <text:p>13,0<text:tab/> </text:p>
          </table:table-cell>
          <table:table-cell office:value-type="string">
            <text:p>24,2<text:tab/> </text:p>
          </table:table-cell>
          <table:table-cell office:value-type="string">
            <text:p>10,0<text:tab/> </text:p>
          </table:table-cell>
          <table:table-cell office:value-type="string">
            <text:p>40,6<text:tab/> </text:p>
          </table:table-cell>
          <table:table-cell office:value-type="string">
            <text:p>8,4<text:tab/> </text:p>
          </table:table-cell>
          <table:table-cell office:value-type="string">
            <text:p>107,6<text:tab/> </text:p>
          </table:table-cell>
          <table:table-cell office:value-type="string">
            <text:p>5,1<text:tab/> </text:p>
          </table:table-cell>
          <table:table-cell table:style-name="ce17" office:value-type="string">
            <text:p>12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04]/1366*100" office:value-type="float" office:value="23.792093704246">
            <text:p>23,792</text:p>
          </table:table-cell>
          <table:table-cell table:formula="of:=(768-[.C104])/768*100" office:value-type="float" office:value="32.1614583333333">
            <text:p>32,161</text:p>
          </table:table-cell>
          <table:table-cell table:style-name="ce1" office:value-type="string">
            <text:p>0,9<text:tab/> </text:p>
          </table:table-cell>
          <table:table-cell office:value-type="string">
            <text:p>65,9<text:tab/> </text:p>
          </table:table-cell>
          <table:table-cell office:value-type="string">
            <text:p>3,1<text:tab/> </text:p>
          </table:table-cell>
          <table:table-cell office:value-type="string">
            <text:p>52,2<text:tab/> </text:p>
          </table:table-cell>
          <table:table-cell office:value-type="string">
            <text:p>5,1<text:tab/> </text:p>
          </table:table-cell>
          <table:table-cell office:value-type="string">
            <text:p>45,4<text:tab/> </text:p>
          </table:table-cell>
          <table:table-cell office:value-type="string">
            <text:p>8,8<text:tab/> </text:p>
          </table:table-cell>
          <table:table-cell office:value-type="string">
            <text:p>21,8<text:tab/> </text:p>
          </table:table-cell>
          <table:table-cell office:value-type="string">
            <text:p>11,1<text:tab/> </text:p>
          </table:table-cell>
          <table:table-cell office:value-type="string">
            <text:p>38,2<text:tab/> </text:p>
          </table:table-cell>
          <table:table-cell office:value-type="string">
            <text:p>15,3<text:tab/> </text:p>
          </table:table-cell>
          <table:table-cell office:value-type="string">
            <text:p>41,6<text:tab/> </text:p>
          </table:table-cell>
          <table:table-cell office:value-type="string">
            <text:p>17,8<text:tab/> </text:p>
          </table:table-cell>
          <table:table-cell office:value-type="string">
            <text:p>25,8<text:tab/> </text:p>
          </table:table-cell>
          <table:table-cell office:value-type="string">
            <text:p>16,2<text:tab/> </text:p>
          </table:table-cell>
          <table:table-cell office:value-type="string">
            <text:p>26,8<text:tab/> </text:p>
          </table:table-cell>
          <table:table-cell office:value-type="string">
            <text:p>13,0<text:tab/> </text:p>
          </table:table-cell>
          <table:table-cell office:value-type="string">
            <text:p>24,4<text:tab/> </text:p>
          </table:table-cell>
          <table:table-cell office:value-type="string">
            <text:p>10,4<text:tab/> </text:p>
          </table:table-cell>
          <table:table-cell office:value-type="string">
            <text:p>69,4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12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ngre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48,4<text:tab/> </text:p>
          </table:table-cell>
          <table:table-cell office:value-type="string">
            <text:p>-1,0<text:tab/> </text:p>
          </table:table-cell>
          <table:table-cell office:value-type="string">
            <text:p>82,6<text:tab/> </text:p>
          </table:table-cell>
          <table:table-cell office:value-type="string">
            <text:p>1,2<text:tab/> </text:p>
          </table:table-cell>
          <table:table-cell office:value-type="string">
            <text:p>41,6<text:tab/> </text:p>
          </table:table-cell>
          <table:table-cell office:value-type="string">
            <text:p>5,2<text:tab/> </text:p>
          </table:table-cell>
          <table:table-cell office:value-type="string">
            <text:p>29,2<text:tab/> </text:p>
          </table:table-cell>
          <table:table-cell office:value-type="string">
            <text:p>7,5<text:tab/> </text:p>
          </table:table-cell>
          <table:table-cell office:value-type="string">
            <text:p>57,1<text:tab/> </text:p>
          </table:table-cell>
          <table:table-cell office:value-type="string">
            <text:p>12,2<text:tab/> </text:p>
          </table:table-cell>
          <table:table-cell office:value-type="string">
            <text:p>65,5<text:tab/> </text:p>
          </table:table-cell>
          <table:table-cell office:value-type="string">
            <text:p>15,0<text:tab/> </text:p>
          </table:table-cell>
          <table:table-cell office:value-type="string">
            <text:p>69,2<text:tab/> </text:p>
          </table:table-cell>
          <table:table-cell office:value-type="string">
            <text:p>13,4<text:tab/> </text:p>
          </table:table-cell>
          <table:table-cell office:value-type="string">
            <text:p>89,1<text:tab/> </text:p>
          </table:table-cell>
          <table:table-cell office:value-type="string">
            <text:p>9,4<text:tab/> </text:p>
          </table:table-cell>
          <table:table-cell office:value-type="string">
            <text:p>87,5<text:tab/> </text:p>
          </table:table-cell>
          <table:table-cell office:value-type="string">
            <text:p>5,7<text:tab/> </text:p>
          </table:table-cell>
          <table:table-cell office:value-type="string">
            <text:p>35,6<text:tab/> </text:p>
          </table:table-cell>
          <table:table-cell office:value-type="string">
            <text:p>3,3<text:tab/> </text:p>
          </table:table-cell>
          <table:table-cell table:style-name="ce17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va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51,6<text:tab/> </text:p>
          </table:table-cell>
          <table:table-cell office:value-type="string">
            <text:p>1,0<text:tab/> </text:p>
          </table:table-cell>
          <table:table-cell office:value-type="string">
            <text:p>80,8<text:tab/> </text:p>
          </table:table-cell>
          <table:table-cell office:value-type="string">
            <text:p>3,2<text:tab/> </text:p>
          </table:table-cell>
          <table:table-cell office:value-type="string">
            <text:p>75,6<text:tab/> </text:p>
          </table:table-cell>
          <table:table-cell office:value-type="string">
            <text:p>5,0<text:tab/> </text:p>
          </table:table-cell>
          <table:table-cell office:value-type="string">
            <text:p>18,0<text:tab/> </text:p>
          </table:table-cell>
          <table:table-cell office:value-type="string">
            <text:p>8,0<text:tab/> </text:p>
          </table:table-cell>
          <table:table-cell office:value-type="string">
            <text:p>45,6<text:tab/> </text:p>
          </table:table-cell>
          <table:table-cell office:value-type="string">
            <text:p>12,7<text:tab/> </text:p>
          </table:table-cell>
          <table:table-cell office:value-type="string">
            <text:p>32,9<text:tab/> </text:p>
          </table:table-cell>
          <table:table-cell office:value-type="string">
            <text:p>14,7<text:tab/> </text:p>
          </table:table-cell>
          <table:table-cell office:value-type="string">
            <text:p>13,0<text:tab/> </text:p>
          </table:table-cell>
          <table:table-cell office:value-type="string">
            <text:p>13,5<text:tab/> </text:p>
          </table:table-cell>
          <table:table-cell office:value-type="string">
            <text:p>44,6<text:tab/> </text:p>
          </table:table-cell>
          <table:table-cell office:value-type="string">
            <text:p>10,5<text:tab/> </text:p>
          </table:table-cell>
          <table:table-cell office:value-type="string">
            <text:p>48,7<text:tab/> </text:p>
          </table:table-cell>
          <table:table-cell table:number-columns-repeated="2" office:value-type="string">
            <text:p>*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92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lu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5<text:tab/> </text:p>
          </table:table-cell>
          <table:table-cell office:value-type="string">
            <text:p>105,4<text:tab/> </text:p>
          </table:table-cell>
          <table:table-cell office:value-type="string">
            <text:p>2,8<text:tab/> </text:p>
          </table:table-cell>
          <table:table-cell office:value-type="string">
            <text:p>100,8<text:tab/> </text:p>
          </table:table-cell>
          <table:table-cell office:value-type="string">
            <text:p>4,7<text:tab/> </text:p>
          </table:table-cell>
          <table:table-cell office:value-type="string">
            <text:p>43,6<text:tab/> </text:p>
          </table:table-cell>
          <table:table-cell office:value-type="string">
            <text:p>6,6<text:tab/> </text:p>
          </table:table-cell>
          <table:table-cell office:value-type="string">
            <text:p>46,2<text:tab/> </text:p>
          </table:table-cell>
          <table:table-cell office:value-type="string">
            <text:p>11,1<text:tab/> </text:p>
          </table:table-cell>
          <table:table-cell office:value-type="string">
            <text:p>94,0<text:tab/> </text:p>
          </table:table-cell>
          <table:table-cell office:value-type="string">
            <text:p>15,4<text:tab/> </text:p>
          </table:table-cell>
          <table:table-cell office:value-type="string">
            <text:p>313,2<text:tab/> </text:p>
          </table:table-cell>
          <table:table-cell office:value-type="string">
            <text:p>18,0<text:tab/> </text:p>
          </table:table-cell>
          <table:table-cell office:value-type="string">
            <text:p>0,6<text:tab/> </text:p>
          </table:table-cell>
          <table:table-cell office:value-type="string">
            <text:p>17,5<text:tab/> </text:p>
          </table:table-cell>
          <table:table-cell office:value-type="string">
            <text:p>24,2<text:tab/> </text:p>
          </table:table-cell>
          <table:table-cell office:value-type="string">
            <text:p>12,1<text:tab/> </text:p>
          </table:table-cell>
          <table:table-cell office:value-type="string">
            <text:p>47,6<text:tab/> </text:p>
          </table:table-cell>
          <table:table-cell office:value-type="string">
            <text:p>9,3<text:tab/> </text:p>
          </table:table-cell>
          <table:table-cell office:value-type="string">
            <text:p>156,4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47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108]/1366*100" office:value-type="float" office:value="28.2576866764275">
            <text:p>28,258</text:p>
          </table:table-cell>
          <table:table-cell table:formula="of:=(768-[.C108])/768*100" office:value-type="float" office:value="48.4375">
            <text:p>48,438</text:p>
          </table:table-cell>
          <table:table-cell table:style-name="ce1" office:value-type="string">
            <text:p>-1,1<text:tab/> </text:p>
          </table:table-cell>
          <table:table-cell office:value-type="string">
            <text:p>35,8<text:tab/> </text:p>
          </table:table-cell>
          <table:table-cell office:value-type="string">
            <text:p>1,3<text:tab/> </text:p>
          </table:table-cell>
          <table:table-cell office:value-type="string">
            <text:p>63,4<text:tab/> </text:p>
          </table:table-cell>
          <table:table-cell office:value-type="string">
            <text:p>3,3<text:tab/> </text:p>
          </table:table-cell>
          <table:table-cell office:value-type="string">
            <text:p>76,2<text:tab/> </text:p>
          </table:table-cell>
          <table:table-cell office:value-type="string">
            <text:p>5,4<text:tab/> </text:p>
          </table:table-cell>
          <table:table-cell office:value-type="string">
            <text:p>11,4<text:tab/> </text:p>
          </table:table-cell>
          <table:table-cell office:value-type="string">
            <text:p>8,6<text:tab/> </text:p>
          </table:table-cell>
          <table:table-cell office:value-type="string">
            <text:p>37,3<text:tab/> </text:p>
          </table:table-cell>
          <table:table-cell office:value-type="string">
            <text:p>13,3<text:tab/> </text:p>
          </table:table-cell>
          <table:table-cell office:value-type="string">
            <text:p>86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13,6<text:tab/> </text:p>
          </table:table-cell>
          <table:table-cell office:value-type="string">
            <text:p>27,0<text:tab/> </text:p>
          </table:table-cell>
          <table:table-cell office:value-type="string">
            <text:p>10,0<text:tab/> </text:p>
          </table:table-cell>
          <table:table-cell office:value-type="string">
            <text:p>39,1<text:tab/> </text:p>
          </table:table-cell>
          <table:table-cell office:value-type="string">
            <text:p>7,7<text:tab/> </text:p>
          </table:table-cell>
          <table:table-cell office:value-type="string">
            <text:p>64,5<text:tab/> </text:p>
          </table:table-cell>
          <table:table-cell office:value-type="string">
            <text:p>4,4<text:tab/> </text:p>
          </table:table-cell>
          <table:table-cell table:style-name="ce17" office:value-type="string">
            <text:p>79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pu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4,9<text:tab/> </text:p>
          </table:table-cell>
          <table:table-cell office:value-type="string">
            <text:p>15,6<text:tab/> </text:p>
          </table:table-cell>
          <table:table-cell office:value-type="string">
            <text:p>-3,6<text:tab/> </text:p>
          </table:table-cell>
          <table:table-cell office:value-type="string">
            <text:p>53,4<text:tab/> </text:p>
          </table:table-cell>
          <table:table-cell office:value-type="string">
            <text:p>-1,4<text:tab/> </text:p>
          </table:table-cell>
          <table:table-cell office:value-type="string">
            <text:p>42,9<text:tab/> </text:p>
          </table:table-cell>
          <table:table-cell office:value-type="string">
            <text:p>2,4<text:tab/> </text:p>
          </table:table-cell>
          <table:table-cell office:value-type="string">
            <text:p>24,5<text:tab/> </text:p>
          </table:table-cell>
          <table:table-cell office:value-type="string">
            <text:p>4,8<text:tab/> </text:p>
          </table:table-cell>
          <table:table-cell office:value-type="string">
            <text:p>126,5<text:tab/> </text:p>
          </table:table-cell>
          <table:table-cell office:value-type="string">
            <text:p>9,4<text:tab/> </text:p>
          </table:table-cell>
          <table:table-cell office:value-type="string">
            <text:p>105,4<text:tab/> </text:p>
          </table:table-cell>
          <table:table-cell office:value-type="string">
            <text:p>12,0<text:tab/> </text:p>
          </table:table-cell>
          <table:table-cell office:value-type="string">
            <text:p>105,6<text:tab/> </text:p>
          </table:table-cell>
          <table:table-cell office:value-type="string">
            <text:p>10,3<text:tab/> </text:p>
          </table:table-cell>
          <table:table-cell office:value-type="string">
            <text:p>34,2<text:tab/> </text:p>
          </table:table-cell>
          <table:table-cell office:value-type="string">
            <text:p>6,1<text:tab/> </text:p>
          </table:table-cell>
          <table:table-cell office:value-type="string">
            <text:p>124,2<text:tab/> </text:p>
          </table:table-cell>
          <table:table-cell office:value-type="string">
            <text:p>4,5<text:tab/> </text:p>
          </table:table-cell>
          <table:table-cell office:value-type="string">
            <text:p>140,2<text:tab/> </text:p>
          </table:table-cell>
          <table:table-cell office:value-type="string">
            <text:p>1,5<text:tab/> </text:p>
          </table:table-cell>
          <table:table-cell table:style-name="ce17" office:value-type="string">
            <text:p>7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touque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63,8<text:tab/> </text:p>
          </table:table-cell>
          <table:table-cell office:value-type="string">
            <text:p>1,1<text:tab/> </text:p>
          </table:table-cell>
          <table:table-cell office:value-type="string">
            <text:p>108,0<text:tab/> </text:p>
          </table:table-cell>
          <table:table-cell office:value-type="string">
            <text:p>3,2<text:tab/> </text:p>
          </table:table-cell>
          <table:table-cell office:value-type="string">
            <text:p>47,6<text:tab/> </text:p>
          </table:table-cell>
          <table:table-cell office:value-type="string">
            <text:p>4,6<text:tab/> </text:p>
          </table:table-cell>
          <table:table-cell office:value-type="string">
            <text:p>17,2<text:tab/> </text:p>
          </table:table-cell>
          <table:table-cell office:value-type="string">
            <text:p>5,7<text:tab/> </text:p>
          </table:table-cell>
          <table:table-cell office:value-type="string">
            <text:p>75,8<text:tab/> </text:p>
          </table:table-cell>
          <table:table-cell office:value-type="string">
            <text:p>11,0<text:tab/> </text:p>
          </table:table-cell>
          <table:table-cell office:value-type="string">
            <text:p>35,0<text:tab/> </text:p>
          </table:table-cell>
          <table:table-cell office:value-type="string">
            <text:p>13,8<text:tab/> </text:p>
          </table:table-cell>
          <table:table-cell office:value-type="string">
            <text:p>22,6<text:tab/> </text:p>
          </table:table-cell>
          <table:table-cell office:value-type="string">
            <text:p>13,9<text:tab/> </text:p>
          </table:table-cell>
          <table:table-cell office:value-type="string">
            <text:p>106,6<text:tab/> </text:p>
          </table:table-cell>
          <table:table-cell office:value-type="string">
            <text:p>11,2<text:tab/> </text:p>
          </table:table-cell>
          <table:table-cell office:value-type="string">
            <text:p>101,4<text:tab/> </text:p>
          </table:table-cell>
          <table:table-cell office:value-type="string">
            <text:p>8,3<text:tab/> </text:p>
          </table:table-cell>
          <table:table-cell office:value-type="string">
            <text:p>99,2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10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111]/1366*100" office:value-type="float" office:value="37.701317715959">
            <text:p>37,701</text:p>
          </table:table-cell>
          <table:table-cell table:formula="of:=(768-[.C111])/768*100" office:value-type="float" office:value="71.6145833333333">
            <text:p>71,615</text:p>
          </table:table-cell>
          <table:table-cell table:style-name="ce1" office:value-type="string">
            <text:p>-1,9<text:tab/> </text:p>
          </table:table-cell>
          <table:table-cell office:value-type="string">
            <text:p>40,2<text:tab/> </text:p>
          </table:table-cell>
          <table:table-cell office:value-type="string">
            <text:p>0,1<text:tab/> </text:p>
          </table:table-cell>
          <table:table-cell office:value-type="string">
            <text:p>58,8<text:tab/> </text:p>
          </table:table-cell>
          <table:table-cell office:value-type="string">
            <text:p>3,2<text:tab/> </text:p>
          </table:table-cell>
          <table:table-cell office:value-type="string">
            <text:p>24,6<text:tab/> </text:p>
          </table:table-cell>
          <table:table-cell office:value-type="string">
            <text:p>4,8<text:tab/> </text:p>
          </table:table-cell>
          <table:table-cell office:value-type="string">
            <text:p>25,6<text:tab/> </text:p>
          </table:table-cell>
          <table:table-cell office:value-type="string">
            <text:p>6,6<text:tab/> </text:p>
          </table:table-cell>
          <table:table-cell office:value-type="string">
            <text:p>51,5<text:tab/> </text:p>
          </table:table-cell>
          <table:table-cell office:value-type="string">
            <text:p>12,2<text:tab/> </text:p>
          </table:table-cell>
          <table:table-cell office:value-type="string">
            <text:p>29,0<text:tab/> </text:p>
          </table:table-cell>
          <table:table-cell office:value-type="string">
            <text:p>15,2<text:tab/> </text:p>
          </table:table-cell>
          <table:table-cell office:value-type="string">
            <text:p>66,8<text:tab/> </text:p>
          </table:table-cell>
          <table:table-cell office:value-type="string">
            <text:p>13,3<text:tab/> </text:p>
          </table:table-cell>
          <table:table-cell office:value-type="string">
            <text:p>131,6<text:tab/> </text:p>
          </table:table-cell>
          <table:table-cell office:value-type="string">
            <text:p>11,0<text:tab/> </text:p>
          </table:table-cell>
          <table:table-cell office:value-type="string">
            <text:p>75,1<text:tab/> </text:p>
          </table:table-cell>
          <table:table-cell office:value-type="string">
            <text:p>7,5<text:tab/> </text:p>
          </table:table-cell>
          <table:table-cell office:value-type="string">
            <text:p>82,3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0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112]/1366*100" office:value-type="float" office:value="31.7715959004392">
            <text:p>31,772</text:p>
          </table:table-cell>
          <table:table-cell table:formula="of:=(768-[.C112])/768*100" office:value-type="float" office:value="29.4270833333333">
            <text:p>29,427</text:p>
          </table:table-cell>
          <table:table-cell table:style-name="ce1" office:value-type="string">
            <text:p>-1,7<text:tab/> </text:p>
          </table:table-cell>
          <table:table-cell office:value-type="string">
            <text:p>71,6<text:tab/> </text:p>
          </table:table-cell>
          <table:table-cell office:value-type="string">
            <text:p>0,2<text:tab/> </text:p>
          </table:table-cell>
          <table:table-cell office:value-type="string">
            <text:p>99,0<text:tab/> </text:p>
          </table:table-cell>
          <table:table-cell office:value-type="string">
            <text:p>2,6<text:tab/> </text:p>
          </table:table-cell>
          <table:table-cell office:value-type="string">
            <text:p>74,4<text:tab/> </text:p>
          </table:table-cell>
          <table:table-cell office:value-type="string">
            <text:p>7,1<text:tab/> </text:p>
          </table:table-cell>
          <table:table-cell office:value-type="string">
            <text:p>28,9<text:tab/> </text:p>
          </table:table-cell>
          <table:table-cell office:value-type="string">
            <text:p>8,5<text:tab/> </text:p>
          </table:table-cell>
          <table:table-cell office:value-type="string">
            <text:p>69,9<text:tab/> </text:p>
          </table:table-cell>
          <table:table-cell office:value-type="string">
            <text:p>12,9<text:tab/> </text:p>
          </table:table-cell>
          <table:table-cell office:value-type="string">
            <text:p>156,9<text:tab/> </text:p>
          </table:table-cell>
          <table:table-cell office:value-type="string">
            <text:p>15,5<text:tab/> </text:p>
          </table:table-cell>
          <table:table-cell office:value-type="string">
            <text:p>20,9<text:tab/> </text:p>
          </table:table-cell>
          <table:table-cell office:value-type="string">
            <text:p>13,3<text:tab/> </text:p>
          </table:table-cell>
          <table:table-cell office:value-type="string">
            <text:p>50,5<text:tab/> </text:p>
          </table:table-cell>
          <table:table-cell office:value-type="string">
            <text:p>11,0<text:tab/> </text:p>
          </table:table-cell>
          <table:table-cell office:value-type="string">
            <text:p>50,9<text:tab/> </text:p>
          </table:table-cell>
          <table:table-cell office:value-type="string">
            <text:p>7,8<text:tab/> </text:p>
          </table:table-cell>
          <table:table-cell office:value-type="string">
            <text:p>74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3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ns le saunie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6<text:tab/> </text:p>
          </table:table-cell>
          <table:table-cell office:value-type="string">
            <text:p>62,8<text:tab/> </text:p>
          </table:table-cell>
          <table:table-cell office:value-type="string">
            <text:p>0,5<text:tab/> </text:p>
          </table:table-cell>
          <table:table-cell office:value-type="string">
            <text:p>90,4<text:tab/> </text:p>
          </table:table-cell>
          <table:table-cell office:value-type="string">
            <text:p>2,7<text:tab/> </text:p>
          </table:table-cell>
          <table:table-cell office:value-type="string">
            <text:p>80,2<text:tab/> </text:p>
          </table:table-cell>
          <table:table-cell office:value-type="string">
            <text:p>6,4<text:tab/> </text:p>
          </table:table-cell>
          <table:table-cell office:value-type="string">
            <text:p>47,4<text:tab/> </text:p>
          </table:table-cell>
          <table:table-cell office:value-type="string">
            <text:p>9,0<text:tab/> </text:p>
          </table:table-cell>
          <table:table-cell office:value-type="string">
            <text:p>91,2<text:tab/> </text:p>
          </table:table-cell>
          <table:table-cell office:value-type="string">
            <text:p>13,3<text:tab/> </text:p>
          </table:table-cell>
          <table:table-cell office:value-type="string">
            <text:p>77,7<text:tab/> </text:p>
          </table:table-cell>
          <table:table-cell office:value-type="string">
            <text:p>16,8<text:tab/> </text:p>
          </table:table-cell>
          <table:table-cell office:value-type="string">
            <text:p>46,8<text:tab/> </text:p>
          </table:table-cell>
          <table:table-cell office:value-type="string">
            <text:p>14,8<text:tab/> </text:p>
          </table:table-cell>
          <table:table-cell office:value-type="string">
            <text:p>169,1<text:tab/> </text:p>
          </table:table-cell>
          <table:table-cell office:value-type="string">
            <text:p>10,2<text:tab/> </text:p>
          </table:table-cell>
          <table:table-cell office:value-type="string">
            <text:p>113,3<text:tab/> </text:p>
          </table:table-cell>
          <table:table-cell office:value-type="string">
            <text:p>7,4<text:tab/> </text:p>
          </table:table-cell>
          <table:table-cell office:value-type="string">
            <text:p>71,7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10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114]/1366*100" office:value-type="float" office:value="16.398243045388">
            <text:p>16,398</text:p>
          </table:table-cell>
          <table:table-cell table:formula="of:=(768-[.C114])/768*100" office:value-type="float" office:value="46.09375">
            <text:p>46,094</text:p>
          </table:table-cell>
          <table:table-cell table:style-name="ce1" office:value-type="string">
            <text:p>0,5<text:tab/> </text:p>
          </table:table-cell>
          <table:table-cell office:value-type="string">
            <text:p>84,6<text:tab/> </text:p>
          </table:table-cell>
          <table:table-cell office:value-type="string">
            <text:p>1,8<text:tab/> </text:p>
          </table:table-cell>
          <table:table-cell office:value-type="string">
            <text:p>129,4<text:tab/> </text:p>
          </table:table-cell>
          <table:table-cell office:value-type="string">
            <text:p>3,5<text:tab/> </text:p>
          </table:table-cell>
          <table:table-cell office:value-type="string">
            <text:p>61,8<text:tab/> </text:p>
          </table:table-cell>
          <table:table-cell office:value-type="string">
            <text:p>6,1<text:tab/> </text:p>
          </table:table-cell>
          <table:table-cell office:value-type="string">
            <text:p>17,0<text:tab/> </text:p>
          </table:table-cell>
          <table:table-cell office:value-type="string">
            <text:p>8,1<text:tab/> </text:p>
          </table:table-cell>
          <table:table-cell office:value-type="string">
            <text:p>53,8<text:tab/> </text:p>
          </table:table-cell>
          <table:table-cell office:value-type="string">
            <text:p>11,6<text:tab/> </text:p>
          </table:table-cell>
          <table:table-cell office:value-type="string">
            <text:p>44,4<text:tab/> </text:p>
          </table:table-cell>
          <table:table-cell office:value-type="string">
            <text:p>13,5<text:tab/> </text:p>
          </table:table-cell>
          <table:table-cell office:value-type="string">
            <text:p>26,9<text:tab/> </text:p>
          </table:table-cell>
          <table:table-cell office:value-type="string">
            <text:p>12,6<text:tab/> </text:p>
          </table:table-cell>
          <table:table-cell office:value-type="string">
            <text:p>45,4<text:tab/> </text:p>
          </table:table-cell>
          <table:table-cell office:value-type="string">
            <text:p>9,8<text:tab/> </text:p>
          </table:table-cell>
          <table:table-cell table:style-name="ce14" office:value-type="string">
            <text:p>55,9 </text:p>
          </table:table-cell>
          <table:table-cell office:value-type="string">
            <text:p>9,3<text:tab/> </text:p>
          </table:table-cell>
          <table:table-cell office:value-type="string">
            <text:p>146,3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165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uxeui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36,4<text:tab/> </text:p>
          </table:table-cell>
          <table:table-cell office:value-type="string">
            <text:p>-0,3<text:tab/> </text:p>
          </table:table-cell>
          <table:table-cell office:value-type="string">
            <text:p>98,4<text:tab/> </text:p>
          </table:table-cell>
          <table:table-cell office:value-type="string">
            <text:p>0,7<text:tab/> </text:p>
          </table:table-cell>
          <table:table-cell office:value-type="string">
            <text:p>45,9<text:tab/> </text:p>
          </table:table-cell>
          <table:table-cell office:value-type="string">
            <text:p>2,6<text:tab/></text:p>
          </table:table-cell>
          <table:table-cell office:value-type="string">
            <text:p>33,1<text:tab/> </text:p>
          </table:table-cell>
          <table:table-cell office:value-type="string">
            <text:p>7,7<text:tab/> </text:p>
          </table:table-cell>
          <table:table-cell office:value-type="string">
            <text:p>87,7<text:tab/> </text:p>
          </table:table-cell>
          <table:table-cell office:value-type="string">
            <text:p>11,6<text:tab/> </text:p>
          </table:table-cell>
          <table:table-cell office:value-type="string">
            <text:p>67,5<text:tab/> </text:p>
          </table:table-cell>
          <table:table-cell office:value-type="string">
            <text:p>14,2<text:tab/> </text:p>
          </table:table-cell>
          <table:table-cell office:value-type="string">
            <text:p>61,0<text:tab/></text:p>
          </table:table-cell>
          <table:table-cell office:value-type="string">
            <text:p>12,7<text:tab/> </text:p>
          </table:table-cell>
          <table:table-cell office:value-type="string">
            <text:p>161,1<text:tab/> </text:p>
          </table:table-cell>
          <table:table-cell office:value-type="string">
            <text:p>8,0<text:tab/> </text:p>
          </table:table-cell>
          <table:table-cell office:value-type="string">
            <text:p>75,6<text:tab/> </text:p>
          </table:table-cell>
          <table:table-cell office:value-type="string">
            <text:p>4,5<text:tab/> </text:p>
          </table:table-cell>
          <table:table-cell office:value-type="string">
            <text:p>41,4<text:tab/> </text:p>
          </table:table-cell>
          <table:table-cell office:value-type="string">
            <text:p>3,3<text:tab/> </text:p>
          </table:table-cell>
          <table:table-cell table:style-name="ce17" office:value-type="string">
            <text:p>102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116]/1366*100" office:value-type="float" office:value="43.7042459736457">
            <text:p>43,704</text:p>
          </table:table-cell>
          <table:table-cell table:formula="of:=(768-[.C116])/768*100" office:value-type="float" office:value="28.90625">
            <text:p>28,906</text:p>
          </table:table-cell>
          <table:table-cell table:style-name="ce1" office:value-type="string">
            <text:p>-1,2<text:tab/> </text:p>
          </table:table-cell>
          <table:table-cell office:value-type="string">
            <text:p>52,0<text:tab/> </text:p>
          </table:table-cell>
          <table:table-cell office:value-type="string">
            <text:p>1,2<text:tab/> </text:p>
          </table:table-cell>
          <table:table-cell office:value-type="string">
            <text:p>64,6<text:tab/> </text:p>
          </table:table-cell>
          <table:table-cell office:value-type="string">
            <text:p>3,3<text:tab/> </text:p>
          </table:table-cell>
          <table:table-cell office:value-type="string">
            <text:p>54,3<text:tab/> </text:p>
          </table:table-cell>
          <table:table-cell office:value-type="string">
            <text:p>7,7<text:tab/></text:p>
          </table:table-cell>
          <table:table-cell office:value-type="string">
            <text:p>22,6<text:tab/> </text:p>
          </table:table-cell>
          <table:table-cell office:value-type="string">
            <text:p>10,3<text:tab/> </text:p>
          </table:table-cell>
          <table:table-cell office:value-type="string">
            <text:p>125,6<text:tab/> </text:p>
          </table:table-cell>
          <table:table-cell office:value-type="string">
            <text:p>14,6<text:tab/> </text:p>
          </table:table-cell>
          <table:table-cell office:value-type="string">
            <text:p>75,9<text:tab/> </text:p>
          </table:table-cell>
          <table:table-cell office:value-type="string">
            <text:p>18,1<text:tab/> </text:p>
          </table:table-cell>
          <table:table-cell office:value-type="string">
            <text:p>23,0<text:tab/></text:p>
          </table:table-cell>
          <table:table-cell office:value-type="string">
            <text:p>15,8<text:tab/> </text:p>
          </table:table-cell>
          <table:table-cell office:value-type="string">
            <text:p>40,9<text:tab/> </text:p>
          </table:table-cell>
          <table:table-cell office:value-type="string">
            <text:p>11,1<text:tab/> </text:p>
          </table:table-cell>
          <table:table-cell office:value-type="string">
            <text:p>142,8<text:tab/> </text:p>
          </table:table-cell>
          <table:table-cell office:value-type="string">
            <text:p>8,4<text:tab/> </text:p>
          </table:table-cell>
          <table:table-cell office:value-type="string">
            <text:p>73,5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93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c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6<text:tab/> </text:p>
          </table:table-cell>
          <table:table-cell office:value-type="string">
            <text:p>42,0<text:tab/> </text:p>
          </table:table-cell>
          <table:table-cell office:value-type="string">
            <text:p>0,6<text:tab/> </text:p>
          </table:table-cell>
          <table:table-cell office:value-type="string">
            <text:p>59,0<text:tab/> </text:p>
          </table:table-cell>
          <table:table-cell office:value-type="string">
            <text:p>2,6<text:tab/> </text:p>
          </table:table-cell>
          <table:table-cell office:value-type="string">
            <text:p>50,1<text:tab/> </text:p>
          </table:table-cell>
          <table:table-cell office:value-type="string">
            <text:p>6,9<text:tab/></text:p>
          </table:table-cell>
          <table:table-cell office:value-type="string">
            <text:p>35,7<text:tab/> </text:p>
          </table:table-cell>
          <table:table-cell office:value-type="string">
            <text:p>9,8<text:tab/> </text:p>
          </table:table-cell>
          <table:table-cell office:value-type="string">
            <text:p>108,5<text:tab/> </text:p>
          </table:table-cell>
          <table:table-cell office:value-type="string">
            <text:p>14,4<text:tab/> </text:p>
          </table:table-cell>
          <table:table-cell office:value-type="string">
            <text:p>79,0<text:tab/> </text:p>
          </table:table-cell>
          <table:table-cell office:value-type="string">
            <text:p>16,3<text:tab/> </text:p>
          </table:table-cell>
          <table:table-cell office:value-type="string">
            <text:p>76,8<text:tab/></text:p>
          </table:table-cell>
          <table:table-cell office:value-type="string">
            <text:p>14,8<text:tab/> </text:p>
          </table:table-cell>
          <table:table-cell office:value-type="string">
            <text:p>55,3<text:tab/> </text:p>
          </table:table-cell>
          <table:table-cell office:value-type="string">
            <text:p>9,7<text:tab/> </text:p>
          </table:table-cell>
          <table:table-cell office:value-type="string">
            <text:p>80,6<text:tab/> </text:p>
          </table:table-cell>
          <table:table-cell office:value-type="string">
            <text:p>7,2<text:tab/> </text:p>
          </table:table-cell>
          <table:table-cell office:value-type="string">
            <text:p>81,5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8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rignan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1,7<text:tab/> </text:p>
          </table:table-cell>
          <table:table-cell office:value-type="string">
            <text:p>89,0<text:tab/> </text:p>
          </table:table-cell>
          <table:table-cell office:value-type="string">
            <text:p>3,2<text:tab/> </text:p>
          </table:table-cell>
          <table:table-cell office:value-type="string">
            <text:p>58,8<text:tab/> </text:p>
          </table:table-cell>
          <table:table-cell office:value-type="string">
            <text:p>5,6<text:tab/> </text:p>
          </table:table-cell>
          <table:table-cell office:value-type="string">
            <text:p>59,4<text:tab/> </text:p>
          </table:table-cell>
          <table:table-cell office:value-type="string">
            <text:p>9,2<text:tab/></text:p>
          </table:table-cell>
          <table:table-cell office:value-type="string">
            <text:p>24,8<text:tab/> </text:p>
          </table:table-cell>
          <table:table-cell office:value-type="string">
            <text:p>12,7<text:tab/> </text:p>
          </table:table-cell>
          <table:table-cell office:value-type="string">
            <text:p>43,4<text:tab/> </text:p>
          </table:table-cell>
          <table:table-cell office:value-type="string">
            <text:p>16,5<text:tab/> </text:p>
          </table:table-cell>
          <table:table-cell office:value-type="string">
            <text:p>56,2<text:tab/> </text:p>
          </table:table-cell>
          <table:table-cell office:value-type="string">
            <text:p>20,8<text:tab/> </text:p>
          </table:table-cell>
          <table:table-cell office:value-type="string">
            <text:p>1,6<text:tab/></text:p>
          </table:table-cell>
          <table:table-cell office:value-type="string">
            <text:p>18,9<text:tab/> </text:p>
          </table:table-cell>
          <table:table-cell office:value-type="string">
            <text:p>42,8<text:tab/> </text:p>
          </table:table-cell>
          <table:table-cell office:value-type="string">
            <text:p>14,3<text:tab/> </text:p>
          </table:table-cell>
          <table:table-cell office:value-type="string">
            <text:p>29,8<text:tab/> </text:p>
          </table:table-cell>
          <table:table-cell office:value-type="string">
            <text:p>11,2<text:tab/> </text:p>
          </table:table-cell>
          <table:table-cell office:value-type="string">
            <text:p>77,6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9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lu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33,8<text:tab/> </text:p>
          </table:table-cell>
          <table:table-cell office:value-type="string">
            <text:p>0,9<text:tab/> </text:p>
          </table:table-cell>
          <table:table-cell office:value-type="string">
            <text:p>40,6<text:tab/> </text:p>
          </table:table-cell>
          <table:table-cell office:value-type="string">
            <text:p>3,0<text:tab/> </text:p>
          </table:table-cell>
          <table:table-cell office:value-type="string">
            <text:p>38,0<text:tab/> </text:p>
          </table:table-cell>
          <table:table-cell office:value-type="string">
            <text:p>4,9<text:tab/></text:p>
          </table:table-cell>
          <table:table-cell office:value-type="string">
            <text:p>13,8<text:tab/> </text:p>
          </table:table-cell>
          <table:table-cell office:value-type="string">
            <text:p>7,9<text:tab/> </text:p>
          </table:table-cell>
          <table:table-cell office:value-type="string">
            <text:p>31,6<text:tab/> </text:p>
          </table:table-cell>
          <table:table-cell office:value-type="string">
            <text:p>12,4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85,8<text:tab/></text:p>
          </table:table-cell>
          <table:table-cell office:value-type="string">
            <text:p>13,6<text:tab/> </text:p>
          </table:table-cell>
          <table:table-cell office:value-type="string">
            <text:p>90,1<text:tab/> </text:p>
          </table:table-cell>
          <table:table-cell office:value-type="string">
            <text:p>10,1<text:tab/> </text:p>
          </table:table-cell>
          <table:table-cell office:value-type="string">
            <text:p>67,0<text:tab/> </text:p>
          </table:table-cell>
          <table:table-cell office:value-type="string">
            <text:p>7,1<text:tab/> </text:p>
          </table:table-cell>
          <table:table-cell office:value-type="string">
            <text:p>29,3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60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120]/1366*100" office:value-type="float" office:value="39.2386530014641">
            <text:p>39,239</text:p>
          </table:table-cell>
          <table:table-cell table:formula="of:=(768-[.C120])/768*100" office:value-type="float" office:value="18.75">
            <text:p>18,750</text:p>
          </table:table-cell>
          <table:table-cell table:style-name="ce1" office:value-type="string">
            <text:p>-5,0<text:tab/> </text:p>
          </table:table-cell>
          <table:table-cell office:value-type="string">
            <text:p>29,4<text:tab/> </text:p>
          </table:table-cell>
          <table:table-cell office:value-type="string">
            <text:p>-4,3<text:tab/> </text:p>
          </table:table-cell>
          <table:table-cell office:value-type="string">
            <text:p>59,6<text:tab/> </text:p>
          </table:table-cell>
          <table:table-cell office:value-type="string">
            <text:p>-2,2<text:tab/> </text:p>
          </table:table-cell>
          <table:table-cell office:value-type="string">
            <text:p>72,6<text:tab/> </text:p>
          </table:table-cell>
          <table:table-cell office:value-type="string">
            <text:p>2,1<text:tab/></text:p>
          </table:table-cell>
          <table:table-cell office:value-type="string">
            <text:p>47,0<text:tab/> </text:p>
          </table:table-cell>
          <table:table-cell office:value-type="string">
            <text:p>4,4<text:tab/> </text:p>
          </table:table-cell>
          <table:table-cell office:value-type="string">
            <text:p>121,8<text:tab/> </text:p>
          </table:table-cell>
          <table:table-cell office:value-type="string">
            <text:p>8,6<text:tab/> </text:p>
          </table:table-cell>
          <table:table-cell office:value-type="string">
            <text:p>84,0<text:tab/> </text:p>
          </table:table-cell>
          <table:table-cell office:value-type="string">
            <text:p>11,8<text:tab/> </text:p>
          </table:table-cell>
          <table:table-cell office:value-type="string">
            <text:p>28,0<text:tab/></text:p>
          </table:table-cell>
          <table:table-cell office:value-type="string">
            <text:p>10,1<text:tab/> </text:p>
          </table:table-cell>
          <table:table-cell office:value-type="string">
            <text:p>26,2<text:tab/> </text:p>
          </table:table-cell>
          <table:table-cell office:value-type="string">
            <text:p>6,6<text:tab/> </text:p>
          </table:table-cell>
          <table:table-cell office:value-type="string">
            <text:p>93,4<text:tab/> </text:p>
          </table:table-cell>
          <table:table-cell office:value-type="string">
            <text:p>3,7<text:tab/> </text:p>
          </table:table-cell>
          <table:table-cell office:value-type="string">
            <text:p>139,4<text:tab/> </text:p>
          </table:table-cell>
          <table:table-cell office:value-type="string">
            <text:p>0,1<text:tab/> </text:p>
          </table:table-cell>
          <table:table-cell table:style-name="ce17" office:value-type="string">
            <text:p>88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121]/1366*100" office:value-type="float" office:value="48.1698389458272">
            <text:p>48,170</text:p>
          </table:table-cell>
          <table:table-cell table:formula="of:=(768-[.C121])/768*100" office:value-type="float" office:value="58.3333333333333">
            <text:p>58,333</text:p>
          </table:table-cell>
          <table:table-cell table:style-name="ce1" office:value-type="string">
            <text:p>-2,7<text:tab/> </text:p>
          </table:table-cell>
          <table:table-cell office:value-type="string">
            <text:p>45,2<text:tab/> </text:p>
          </table:table-cell>
          <table:table-cell office:value-type="string">
            <text:p>-0,1<text:tab/> </text:p>
          </table:table-cell>
          <table:table-cell office:value-type="string">
            <text:p>61,2<text:tab/> </text:p>
          </table:table-cell>
          <table:table-cell office:value-type="string">
            <text:p>2,3<text:tab/> </text:p>
          </table:table-cell>
          <table:table-cell office:value-type="string">
            <text:p>46,2<text:tab/> </text:p>
          </table:table-cell>
          <table:table-cell office:value-type="string">
            <text:p>4,1<text:tab/></text:p>
          </table:table-cell>
          <table:table-cell office:value-type="string">
            <text:p>19,4<text:tab/> </text:p>
          </table:table-cell>
          <table:table-cell office:value-type="string">
            <text:p>7,7<text:tab/> </text:p>
          </table:table-cell>
          <table:table-cell office:value-type="string">
            <text:p>87,0<text:tab/> </text:p>
          </table:table-cell>
          <table:table-cell office:value-type="string">
            <text:p>12,4<text:tab/> </text:p>
          </table:table-cell>
          <table:table-cell office:value-type="string">
            <text:p>56,3<text:tab/> </text:p>
          </table:table-cell>
          <table:table-cell office:value-type="string">
            <text:p>14,5<text:tab/> </text:p>
          </table:table-cell>
          <table:table-cell office:value-type="string">
            <text:p>27,4<text:tab/></text:p>
          </table:table-cell>
          <table:table-cell office:value-type="string">
            <text:p>13,4<text:tab/> </text:p>
          </table:table-cell>
          <table:table-cell office:value-type="string">
            <text:p>98,1<text:tab/> </text:p>
          </table:table-cell>
          <table:table-cell office:value-type="string">
            <text:p>9,5<text:tab/> </text:p>
          </table:table-cell>
          <table:table-cell office:value-type="string">
            <text:p>89,7<text:tab/> </text:p>
          </table:table-cell>
          <table:table-cell office:value-type="string">
            <text:p>5,6<text:tab/> </text:p>
          </table:table-cell>
          <table:table-cell office:value-type="string">
            <text:p>35,0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84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illau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43,0<text:tab/> </text:p>
          </table:table-cell>
          <table:table-cell office:value-type="string">
            <text:p>-1,1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8,9<text:tab/> </text:p>
          </table:table-cell>
          <table:table-cell office:value-type="string">
            <text:p>5,6<text:tab/></text:p>
          </table:table-cell>
          <table:table-cell office:value-type="string">
            <text:p>12,6<text:tab/> </text:p>
          </table:table-cell>
          <table:table-cell office:value-type="string">
            <text:p>7,3<text:tab/> </text:p>
          </table:table-cell>
          <table:table-cell office:value-type="string">
            <text:p>85,4<text:tab/> </text:p>
          </table:table-cell>
          <table:table-cell office:value-type="string">
            <text:p>11,8<text:tab/> </text:p>
          </table:table-cell>
          <table:table-cell office:value-type="string">
            <text:p>45,6<text:tab/> </text:p>
          </table:table-cell>
          <table:table-cell office:value-type="string">
            <text:p>15,7<text:tab/> </text:p>
          </table:table-cell>
          <table:table-cell office:value-type="string">
            <text:p>25,0<text:tab/></text:p>
          </table:table-cell>
          <table:table-cell office:value-type="string">
            <text:p>13,7<text:tab/> </text:p>
          </table:table-cell>
          <table:table-cell office:value-type="string">
            <text:p>6,2<text:tab/> </text:p>
          </table:table-cell>
          <table:table-cell office:value-type="string">
            <text:p>10,2<text:tab/> </text:p>
          </table:table-cell>
          <table:table-cell office:value-type="string">
            <text:p>86,2<text:tab/> </text:p>
          </table:table-cell>
          <table:table-cell office:value-type="string">
            <text:p>7,1<text:tab/> </text:p>
          </table:table-cell>
          <table:table-cell office:value-type="string">
            <text:p>70,1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70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aigua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6,8<text:tab/> </text:p>
          </table:table-cell>
          <table:table-cell office:value-type="string">
            <text:p>153,8<text:tab/> </text:p>
          </table:table-cell>
          <table:table-cell office:value-type="string">
            <text:p>-6,1<text:tab/> </text:p>
          </table:table-cell>
          <table:table-cell office:value-type="string">
            <text:p>456,6<text:tab/> </text:p>
          </table:table-cell>
          <table:table-cell office:value-type="string">
            <text:p>-3,5<text:tab/> </text:p>
          </table:table-cell>
          <table:table-cell office:value-type="string">
            <text:p>240,4<text:tab/> </text:p>
          </table:table-cell>
          <table:table-cell office:value-type="string">
            <text:p>1,9<text:tab/></text:p>
          </table:table-cell>
          <table:table-cell office:value-type="string">
            <text:p>28,5<text:tab/> </text:p>
          </table:table-cell>
          <table:table-cell office:value-type="string">
            <text:p>2,7<text:tab/> </text:p>
          </table:table-cell>
          <table:table-cell office:value-type="string">
            <text:p>147,2<text:tab/> </text:p>
          </table:table-cell>
          <table:table-cell office:value-type="string">
            <text:p>7,4<text:tab/> </text:p>
          </table:table-cell>
          <table:table-cell office:value-type="string">
            <text:p>151,7<text:tab/> </text:p>
          </table:table-cell>
          <table:table-cell office:value-type="string">
            <text:p>11,9<text:tab/> </text:p>
          </table:table-cell>
          <table:table-cell office:value-type="string">
            <text:p>15,7<text:tab/></text:p>
          </table:table-cell>
          <table:table-cell office:value-type="string">
            <text:p>9,8<text:tab/> </text:p>
          </table:table-cell>
          <table:table-cell office:value-type="string">
            <text:p>19,8<text:tab/> </text:p>
          </table:table-cell>
          <table:table-cell office:value-type="string">
            <text:p>6,7<text:tab/> </text:p>
          </table:table-cell>
          <table:table-cell office:value-type="string">
            <text:p>72,5<text:tab/> </text:p>
          </table:table-cell>
          <table:table-cell office:value-type="string">
            <text:p>2,3<text:tab/> </text:p>
          </table:table-cell>
          <table:table-cell office:value-type="string">
            <text:p>535,9<text:tab/> </text:p>
          </table:table-cell>
          <table:table-cell office:value-type="string">
            <text:p>-1,5<text:tab/> </text:p>
          </table:table-cell>
          <table:table-cell table:style-name="ce17" office:value-type="string">
            <text:p>15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de marsa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4<text:tab/> </text:p>
          </table:table-cell>
          <table:table-cell office:value-type="string">
            <text:p>96,4<text:tab/> </text:p>
          </table:table-cell>
          <table:table-cell office:value-type="string">
            <text:p>1,0<text:tab/> </text:p>
          </table:table-cell>
          <table:table-cell office:value-type="string">
            <text:p>57,0<text:tab/> </text:p>
          </table:table-cell>
          <table:table-cell office:value-type="string">
            <text:p>2,4<text:tab/> </text:p>
          </table:table-cell>
          <table:table-cell office:value-type="string">
            <text:p>53,9<text:tab/> </text:p>
          </table:table-cell>
          <table:table-cell office:value-type="string">
            <text:p>5,7<text:tab/></text:p>
          </table:table-cell>
          <table:table-cell office:value-type="string">
            <text:p>31,8<text:tab/> </text:p>
          </table:table-cell>
          <table:table-cell office:value-type="string">
            <text:p>8,6<text:tab/> </text:p>
          </table:table-cell>
          <table:table-cell office:value-type="string">
            <text:p>79,3<text:tab/> </text:p>
          </table:table-cell>
          <table:table-cell office:value-type="string">
            <text:p>13,1<text:tab/> </text:p>
          </table:table-cell>
          <table:table-cell office:value-type="string">
            <text:p>97,1<text:tab/> </text:p>
          </table:table-cell>
          <table:table-cell office:value-type="string">
            <text:p>15,8<text:tab/> </text:p>
          </table:table-cell>
          <table:table-cell office:value-type="string">
            <text:p>23,2<text:tab/></text:p>
          </table:table-cell>
          <table:table-cell table:number-columns-repeated="2" office:value-type="string">
            <text:p>13,4<text:tab/> </text:p>
          </table:table-cell>
          <table:table-cell office:value-type="string">
            <text:p>11,2<text:tab/> </text:p>
          </table:table-cell>
          <table:table-cell office:value-type="string">
            <text:p>75,6<text:tab/> </text:p>
          </table:table-cell>
          <table:table-cell office:value-type="string">
            <text:p>7,0<text:tab/> </text:p>
          </table:table-cell>
          <table:table-cell office:value-type="string">
            <text:p>84,5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21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125]/1366*100" office:value-type="float" office:value="32.1376281112738">
            <text:p>32,138</text:p>
          </table:table-cell>
          <table:table-cell table:formula="of:=(768-[.C125])/768*100" office:value-type="float" office:value="14.1927083333333">
            <text:p>14,193</text:p>
          </table:table-cell>
          <table:table-cell table:style-name="ce1" office:value-type="string">
            <text:p>0,1<text:tab/> </text:p>
          </table:table-cell>
          <table:table-cell office:value-type="string">
            <text:p>76,6<text:tab/> </text:p>
          </table:table-cell>
          <table:table-cell office:value-type="string">
            <text:p>1,5<text:tab/> </text:p>
          </table:table-cell>
          <table:table-cell office:value-type="string">
            <text:p>39,3<text:tab/> </text:p>
          </table:table-cell>
          <table:table-cell office:value-type="string">
            <text:p>3,5<text:tab/> </text:p>
          </table:table-cell>
          <table:table-cell office:value-type="string">
            <text:p>37,7<text:tab/> </text:p>
          </table:table-cell>
          <table:table-cell office:value-type="string">
            <text:p>6,6<text:tab/></text:p>
          </table:table-cell>
          <table:table-cell office:value-type="string">
            <text:p>52,0<text:tab/> </text:p>
          </table:table-cell>
          <table:table-cell office:value-type="string">
            <text:p>10,0<text:tab/> </text:p>
          </table:table-cell>
          <table:table-cell office:value-type="string">
            <text:p>53,8<text:tab/> </text:p>
          </table:table-cell>
          <table:table-cell office:value-type="string">
            <text:p>14,1<text:tab/> </text:p>
          </table:table-cell>
          <table:table-cell office:value-type="string">
            <text:p>118,6<text:tab/> </text:p>
          </table:table-cell>
          <table:table-cell office:value-type="string">
            <text:p>17,4<text:tab/> </text:p>
          </table:table-cell>
          <table:table-cell office:value-type="string">
            <text:p>41,5<text:tab/></text:p>
          </table:table-cell>
          <table:table-cell office:value-type="string">
            <text:p>15,5<text:tab/> </text:p>
          </table:table-cell>
          <table:table-cell office:value-type="string">
            <text:p>21,0<text:tab/> </text:p>
          </table:table-cell>
          <table:table-cell office:value-type="string">
            <text:p>11,7<text:tab/> </text:p>
          </table:table-cell>
          <table:table-cell office:value-type="string">
            <text:p>43,4<text:tab/> </text:p>
          </table:table-cell>
          <table:table-cell office:value-type="string">
            <text:p>7,9<text:tab/> </text:p>
          </table:table-cell>
          <table:table-cell office:value-type="string">
            <text:p>63,4<text:tab/> </text:p>
          </table:table-cell>
          <table:table-cell office:value-type="string">
            <text:p>5,1<text:tab/> </text:p>
          </table:table-cell>
          <table:table-cell table:style-name="ce17" office:value-type="string">
            <text:p>61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elima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6<text:tab/> </text:p>
          </table:table-cell>
          <table:table-cell office:value-type="string">
            <text:p>55,6<text:tab/> </text:p>
          </table:table-cell>
          <table:table-cell office:value-type="string">
            <text:p>1,7<text:tab/> </text:p>
          </table:table-cell>
          <table:table-cell office:value-type="string">
            <text:p>108,2<text:tab/> </text:p>
          </table:table-cell>
          <table:table-cell office:value-type="string">
            <text:p>4,4<text:tab/> </text:p>
          </table:table-cell>
          <table:table-cell office:value-type="string">
            <text:p>84,1<text:tab/> </text:p>
          </table:table-cell>
          <table:table-cell office:value-type="string">
            <text:p>8,2<text:tab/></text:p>
          </table:table-cell>
          <table:table-cell office:value-type="string">
            <text:p>45,2<text:tab/> </text:p>
          </table:table-cell>
          <table:table-cell office:value-type="string">
            <text:p>11,0<text:tab/> </text:p>
          </table:table-cell>
          <table:table-cell office:value-type="string">
            <text:p>111,7<text:tab/> </text:p>
          </table:table-cell>
          <table:table-cell office:value-type="string">
            <text:p>15,4<text:tab/> </text:p>
          </table:table-cell>
          <table:table-cell office:value-type="string">
            <text:p>38,6<text:tab/> </text:p>
          </table:table-cell>
          <table:table-cell office:value-type="string">
            <text:p>19,0<text:tab/> </text:p>
          </table:table-cell>
          <table:table-cell office:value-type="string">
            <text:p>11,0<text:tab/></text:p>
          </table:table-cell>
          <table:table-cell office:value-type="string">
            <text:p>16,7<text:tab/> </text:p>
          </table:table-cell>
          <table:table-cell office:value-type="string">
            <text:p>50,1<text:tab/> </text:p>
          </table:table-cell>
          <table:table-cell office:value-type="string">
            <text:p>12,7<text:tab/> </text:p>
          </table:table-cell>
          <table:table-cell office:value-type="string">
            <text:p>73,6<text:tab/> </text:p>
          </table:table-cell>
          <table:table-cell office:value-type="string">
            <text:p>9,8<text:tab/> </text:p>
          </table:table-cell>
          <table:table-cell office:value-type="string">
            <text:p>137,2<text:tab/> </text:p>
          </table:table-cell>
          <table:table-cell office:value-type="string">
            <text:p>6,1<text:tab/> </text:p>
          </table:table-cell>
          <table:table-cell table:style-name="ce17" office:value-type="string">
            <text:p>8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127]/1366*100" office:value-type="float" office:value="40.5563689604685">
            <text:p>40,556</text:p>
          </table:table-cell>
          <table:table-cell table:formula="of:=(768-[.C127])/768*100" office:value-type="float" office:value="10.9375">
            <text:p>10,938</text:p>
          </table:table-cell>
          <table:table-cell table:style-name="ce1" office:value-type="string">
            <text:p>1,4<text:tab/> </text:p>
          </table:table-cell>
          <table:table-cell office:value-type="string">
            <text:p>84,0<text:tab/> </text:p>
          </table:table-cell>
          <table:table-cell office:value-type="string">
            <text:p>2,7<text:tab/> </text:p>
          </table:table-cell>
          <table:table-cell office:value-type="string">
            <text:p>146,6<text:tab/> </text:p>
          </table:table-cell>
          <table:table-cell office:value-type="string">
            <text:p>5,0<text:tab/> </text:p>
          </table:table-cell>
          <table:table-cell office:value-type="string">
            <text:p>55,5<text:tab/> </text:p>
          </table:table-cell>
          <table:table-cell office:value-type="string">
            <text:p>8,8<text:tab/></text:p>
          </table:table-cell>
          <table:table-cell office:value-type="string">
            <text:p>10,0<text:tab/> </text:p>
          </table:table-cell>
          <table:table-cell office:value-type="string">
            <text:p>12,6<text:tab/> </text:p>
          </table:table-cell>
          <table:table-cell office:value-type="string">
            <text:p>57,6<text:tab/> </text:p>
          </table:table-cell>
          <table:table-cell office:value-type="string">
            <text:p>16,4<text:tab/> </text:p>
          </table:table-cell>
          <table:table-cell office:value-type="string">
            <text:p>17,4<text:tab/> </text:p>
          </table:table-cell>
          <table:table-cell office:value-type="string">
            <text:p>20,5<text:tab/> </text:p>
          </table:table-cell>
          <table:table-cell office:value-type="string">
            <text:p>3,0<text:tab/></text:p>
          </table:table-cell>
          <table:table-cell office:value-type="string">
            <text:p>18,9<text:tab/> </text:p>
          </table:table-cell>
          <table:table-cell office:value-type="string">
            <text:p>9,9<text:tab/> </text:p>
          </table:table-cell>
          <table:table-cell office:value-type="string">
            <text:p>14,0<text:tab/> </text:p>
          </table:table-cell>
          <table:table-cell office:value-type="string">
            <text:p>65,8<text:tab/> </text:p>
          </table:table-cell>
          <table:table-cell office:value-type="string">
            <text:p>10,8<text:tab/> </text:p>
          </table:table-cell>
          <table:table-cell office:value-type="string">
            <text:p>194,1<text:tab/> </text:p>
          </table:table-cell>
          <table:table-cell office:value-type="string">
            <text:p>6,9<text:tab/> </text:p>
          </table:table-cell>
          <table:table-cell table:style-name="ce17" office:value-type="string">
            <text:p>3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128]/1366*100" office:value-type="float" office:value="48.1698389458272">
            <text:p>48,170</text:p>
          </table:table-cell>
          <table:table-cell table:formula="of:=(768-[.C128])/768*100" office:value-type="float" office:value="54.4270833333333">
            <text:p>54,427</text:p>
          </table:table-cell>
          <table:table-cell table:style-name="ce1" office:value-type="string">
            <text:p>-2,8<text:tab/> </text:p>
          </table:table-cell>
          <table:table-cell office:value-type="string">
            <text:p>33,0<text:tab/> </text:p>
          </table:table-cell>
          <table:table-cell office:value-type="string">
            <text:p>0,0<text:tab/> </text:p>
          </table:table-cell>
          <table:table-cell office:value-type="string">
            <text:p>55,6<text:tab/> </text:p>
          </table:table-cell>
          <table:table-cell office:value-type="string">
            <text:p>2,2<text:tab/> </text:p>
          </table:table-cell>
          <table:table-cell office:value-type="string">
            <text:p>37,4<text:tab/> </text:p>
          </table:table-cell>
          <table:table-cell office:value-type="string">
            <text:p>3,9<text:tab/></text:p>
          </table:table-cell>
          <table:table-cell office:value-type="string">
            <text:p>19,0<text:tab/> </text:p>
          </table:table-cell>
          <table:table-cell office:value-type="string">
            <text:p>7,8<text:tab/> </text:p>
          </table:table-cell>
          <table:table-cell office:value-type="string">
            <text:p>70,2<text:tab/> </text:p>
          </table:table-cell>
          <table:table-cell office:value-type="string">
            <text:p>12,5<text:tab/> </text:p>
          </table:table-cell>
          <table:table-cell office:value-type="string">
            <text:p>89,9<text:tab/> </text:p>
          </table:table-cell>
          <table:table-cell office:value-type="string">
            <text:p>14,6<text:tab/> </text:p>
          </table:table-cell>
          <table:table-cell office:value-type="string">
            <text:p>59,4<text:tab/></text:p>
          </table:table-cell>
          <table:table-cell office:value-type="string">
            <text:p>13,5<text:tab/> </text:p>
          </table:table-cell>
          <table:table-cell office:value-type="string">
            <text:p>104,3<text:tab/> </text:p>
          </table:table-cell>
          <table:table-cell office:value-type="string">
            <text:p>9,0<text:tab/> </text:p>
          </table:table-cell>
          <table:table-cell office:value-type="string">
            <text:p>80,4<text:tab/> </text:p>
          </table:table-cell>
          <table:table-cell office:value-type="string">
            <text:p>5,1<text:tab/> </text:p>
          </table:table-cell>
          <table:table-cell office:value-type="string">
            <text:p>33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9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129]/1366*100" office:value-type="float" office:value="22.4011713030747">
            <text:p>22,401</text:p>
          </table:table-cell>
          <table:table-cell table:formula="of:=(768-[.C129])/768*100" office:value-type="float" office:value="41.5364583333333">
            <text:p>41,536</text:p>
          </table:table-cell>
          <table:table-cell table:style-name="ce1" office:value-type="string">
            <text:p>-0,3<text:tab/> </text:p>
          </table:table-cell>
          <table:table-cell office:value-type="string">
            <text:p>57,2<text:tab/> </text:p>
          </table:table-cell>
          <table:table-cell office:value-type="string">
            <text:p>1,6<text:tab/> </text:p>
          </table:table-cell>
          <table:table-cell office:value-type="string">
            <text:p>72,8<text:tab/> </text:p>
          </table:table-cell>
          <table:table-cell office:value-type="string">
            <text:p>3,6<text:tab/> </text:p>
          </table:table-cell>
          <table:table-cell office:value-type="string">
            <text:p>53,6<text:tab/> </text:p>
          </table:table-cell>
          <table:table-cell office:value-type="string">
            <text:p>6,6<text:tab/></text:p>
          </table:table-cell>
          <table:table-cell office:value-type="string">
            <text:p>17,0<text:tab/> </text:p>
          </table:table-cell>
          <table:table-cell office:value-type="string">
            <text:p>8,9<text:tab/> </text:p>
          </table:table-cell>
          <table:table-cell office:value-type="string">
            <text:p>39,2<text:tab/> </text:p>
          </table:table-cell>
          <table:table-cell office:value-type="string">
            <text:p>13,2<text:tab/> </text:p>
          </table:table-cell>
          <table:table-cell office:value-type="string">
            <text:p>77,6<text:tab/> </text:p>
          </table:table-cell>
          <table:table-cell office:value-type="string">
            <text:p>14,4<text:tab/> </text:p>
          </table:table-cell>
          <table:table-cell office:value-type="string">
            <text:p>19,6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1<text:tab/> </text:p>
          </table:table-cell>
          <table:table-cell office:value-type="string">
            <text:p>41,1<text:tab/> </text:p>
          </table:table-cell>
          <table:table-cell office:value-type="string">
            <text:p>8,5<text:tab/> </text:p>
          </table:table-cell>
          <table:table-cell office:value-type="string">
            <text:p>93,1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13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130]/1366*100" office:value-type="float" office:value="38.2137628111274">
            <text:p>38,214</text:p>
          </table:table-cell>
          <table:table-cell table:formula="of:=(768-[.C130])/768*100" office:value-type="float" office:value="39.5833333333333">
            <text:p>39,583</text:p>
          </table:table-cell>
          <table:table-cell table:style-name="ce1" office:value-type="string">
            <text:p>-2,4<text:tab/> </text:p>
          </table:table-cell>
          <table:table-cell office:value-type="string">
            <text:p>37,0<text:tab/> </text:p>
          </table:table-cell>
          <table:table-cell office:value-type="string">
            <text:p>0,0<text:tab/> </text:p>
          </table:table-cell>
          <table:table-cell office:value-type="string">
            <text:p>75,2<text:tab/> </text:p>
          </table:table-cell>
          <table:table-cell office:value-type="string">
            <text:p>1,1<text:tab/> </text:p>
          </table:table-cell>
          <table:table-cell office:value-type="string">
            <text:p>67,4<text:tab/> </text:p>
          </table:table-cell>
          <table:table-cell office:value-type="string">
            <text:p>3,5<text:tab/></text:p>
          </table:table-cell>
          <table:table-cell office:value-type="string">
            <text:p>17,0<text:tab/> </text:p>
          </table:table-cell>
          <table:table-cell office:value-type="string">
            <text:p>6,3<text:tab/> </text:p>
          </table:table-cell>
          <table:table-cell office:value-type="string">
            <text:p>123,9<text:tab/> </text:p>
          </table:table-cell>
          <table:table-cell office:value-type="string">
            <text:p>11,2<text:tab/> </text:p>
          </table:table-cell>
          <table:table-cell office:value-type="string">
            <text:p>89,8<text:tab/> </text:p>
          </table:table-cell>
          <table:table-cell office:value-type="string">
            <text:p>13,6<text:tab/> </text:p>
          </table:table-cell>
          <table:table-cell office:value-type="string">
            <text:p>22,9<text:tab/></text:p>
          </table:table-cell>
          <table:table-cell office:value-type="string">
            <text:p>12,1<text:tab/> </text:p>
          </table:table-cell>
          <table:table-cell office:value-type="string">
            <text:p>48,6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5,2<text:tab/> </text:p>
          </table:table-cell>
          <table:table-cell office:value-type="string">
            <text:p>51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6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ce</text:p>
          </table:table-cell>
          <table:table-cell table:style-name="Default" table:number-columns-repeated="4"/>
          <table:table-cell table:style-name="ce1" office:value-type="string">
            <text:p>4,5<text:tab/> </text:p>
          </table:table-cell>
          <table:table-cell office:value-type="string">
            <text:p>76,0<text:tab/> </text:p>
          </table:table-cell>
          <table:table-cell office:value-type="string">
            <text:p>5,2<text:tab/> </text:p>
          </table:table-cell>
          <table:table-cell office:value-type="string">
            <text:p>140,8<text:tab/> </text:p>
          </table:table-cell>
          <table:table-cell office:value-type="string">
            <text:p>8,0<text:tab/> </text:p>
          </table:table-cell>
          <table:table-cell office:value-type="string">
            <text:p>39,2<text:tab/> </text:p>
          </table:table-cell>
          <table:table-cell office:value-type="string">
            <text:p>11,0<text:tab/></text:p>
          </table:table-cell>
          <table:table-cell office:value-type="string">
            <text:p>12,6<text:tab/> </text:p>
          </table:table-cell>
          <table:table-cell office:value-type="string">
            <text:p>13,7<text:tab/> </text:p>
          </table:table-cell>
          <table:table-cell office:value-type="string">
            <text:p>84,8<text:tab/> </text:p>
          </table:table-cell>
          <table:table-cell office:value-type="string">
            <text:p>18,4<text:tab/> </text:p>
          </table:table-cell>
          <table:table-cell office:value-type="string">
            <text:p>41,1<text:tab/> </text:p>
          </table:table-cell>
          <table:table-cell office:value-type="string">
            <text:p>23,2<text:tab/> </text:p>
          </table:table-cell>
          <table:table-cell office:value-type="string">
            <text:p>0,6<text:tab/></text:p>
          </table:table-cell>
          <table:table-cell office:value-type="string">
            <text:p>20,4<text:tab/> </text:p>
          </table:table-cell>
          <table:table-cell office:value-type="string">
            <text:p>53,1<text:tab/> </text:p>
          </table:table-cell>
          <table:table-cell office:value-type="string">
            <text:p>17,4<text:tab/> </text:p>
          </table:table-cell>
          <table:table-cell office:value-type="string">
            <text:p>38,6<text:tab/> </text:p>
          </table:table-cell>
          <table:table-cell office:value-type="string">
            <text:p>13,2<text:tab/> </text:p>
          </table:table-cell>
          <table:table-cell office:value-type="string">
            <text:p>181,9<text:tab/> </text:p>
          </table:table-cell>
          <table:table-cell office:value-type="string">
            <text:p>8,9<text:tab/> </text:p>
          </table:table-cell>
          <table:table-cell table:style-name="ce17" office:value-type="string">
            <text:p>13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132]/1366*100" office:value-type="float" office:value="42.1669106881406">
            <text:p>42,167</text:p>
          </table:table-cell>
          <table:table-cell table:formula="of:=(768-[.C132])/768*100" office:value-type="float" office:value="12.7604166666667">
            <text:p>12,760</text:p>
          </table:table-cell>
          <table:table-cell table:style-name="ce1" office:value-type="string">
            <text:p>0,6<text:tab/> </text:p>
          </table:table-cell>
          <table:table-cell office:value-type="string">
            <text:p>62,4<text:tab/> </text:p>
          </table:table-cell>
          <table:table-cell office:value-type="string">
            <text:p>2,1<text:tab/> </text:p>
          </table:table-cell>
          <table:table-cell office:value-type="string">
            <text:p>102,4<text:tab/> </text:p>
          </table:table-cell>
          <table:table-cell office:value-type="string">
            <text:p>5,0<text:tab/> </text:p>
          </table:table-cell>
          <table:table-cell office:value-type="string">
            <text:p>93,7<text:tab/> </text:p>
          </table:table-cell>
          <table:table-cell office:value-type="string">
            <text:p>8,6<text:tab/></text:p>
          </table:table-cell>
          <table:table-cell office:value-type="string">
            <text:p>40,0<text:tab/> </text:p>
          </table:table-cell>
          <table:table-cell office:value-type="string">
            <text:p>11,8<text:tab/> </text:p>
          </table:table-cell>
          <table:table-cell office:value-type="string">
            <text:p>99,9<text:tab/> </text:p>
          </table:table-cell>
          <table:table-cell office:value-type="string">
            <text:p>15,7<text:tab/> </text:p>
          </table:table-cell>
          <table:table-cell office:value-type="string">
            <text:p>41,9<text:tab/> </text:p>
          </table:table-cell>
          <table:table-cell office:value-type="string">
            <text:p>19,7<text:tab/> </text:p>
          </table:table-cell>
          <table:table-cell office:value-type="string">
            <text:p>5,7<text:tab/></text:p>
          </table:table-cell>
          <table:table-cell office:value-type="string">
            <text:p>17,8<text:tab/> </text:p>
          </table:table-cell>
          <table:table-cell office:value-type="string">
            <text:p>10,5<text:tab/> </text:p>
          </table:table-cell>
          <table:table-cell office:value-type="string">
            <text:p>13,6<text:tab/> </text:p>
          </table:table-cell>
          <table:table-cell office:value-type="string">
            <text:p>176,4<text:tab/> </text:p>
          </table:table-cell>
          <table:table-cell office:value-type="string">
            <text:p>10,3<text:tab/> </text:p>
          </table:table-cell>
          <table:table-cell office:value-type="string">
            <text:p>114,2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111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133]/1366*100" office:value-type="float" office:value="26.0614934114202">
            <text:p>26,061</text:p>
          </table:table-cell>
          <table:table-cell table:formula="of:=(768-[.C133])/768*100" office:value-type="float" office:value="33.59375">
            <text:p>33,594</text:p>
          </table:table-cell>
          <table:table-cell table:style-name="ce1" office:value-type="string">
            <text:p>-0,9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1,6<text:tab/> </text:p>
          </table:table-cell>
          <table:table-cell office:value-type="string">
            <text:p>3,2<text:tab/> </text:p>
          </table:table-cell>
          <table:table-cell office:value-type="string">
            <text:p>67,2<text:tab/> </text:p>
          </table:table-cell>
          <table:table-cell office:value-type="string">
            <text:p>6,3<text:tab/></text:p>
          </table:table-cell>
          <table:table-cell office:value-type="string">
            <text:p>40,1<text:tab/> </text:p>
          </table:table-cell>
          <table:table-cell office:value-type="string">
            <text:p>8,5<text:tab/> </text:p>
          </table:table-cell>
          <table:table-cell office:value-type="string">
            <text:p>39,5<text:tab/> </text:p>
          </table:table-cell>
          <table:table-cell office:value-type="string">
            <text:p>13,4<text:tab/> </text:p>
          </table:table-cell>
          <table:table-cell office:value-type="string">
            <text:p>73,5<text:tab/> </text:p>
          </table:table-cell>
          <table:table-cell office:value-type="string">
            <text:p>14,8<text:tab/> </text:p>
          </table:table-cell>
          <table:table-cell office:value-type="string">
            <text:p>32,6<text:tab/></text:p>
          </table:table-cell>
          <table:table-cell office:value-type="string">
            <text:p>13,4<text:tab/> </text:p>
          </table:table-cell>
          <table:table-cell office:value-type="string">
            <text:p>41,5<text:tab/> </text:p>
          </table:table-cell>
          <table:table-cell office:value-type="string">
            <text:p>10,7<text:tab/> </text:p>
          </table:table-cell>
          <table:table-cell office:value-type="string">
            <text:p>28,8<text:tab/> </text:p>
          </table:table-cell>
          <table:table-cell office:value-type="string">
            <text:p>8,1<text:tab/> </text:p>
          </table:table-cell>
          <table:table-cell office:value-type="string">
            <text:p>39,0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1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ang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6<text:tab/> </text:p>
          </table:table-cell>
          <table:table-cell office:value-type="string">
            <text:p>85,1<text:tab/> </text:p>
          </table:table-cell>
          <table:table-cell office:value-type="string">
            <text:p>1,4<text:tab/> </text:p>
          </table:table-cell>
          <table:table-cell office:value-type="string">
            <text:p>77,2<text:tab/> </text:p>
          </table:table-cell>
          <table:table-cell office:value-type="string">
            <text:p>3,7<text:tab/> </text:p>
          </table:table-cell>
          <table:table-cell office:value-type="string">
            <text:p>94,4<text:tab/> </text:p>
          </table:table-cell>
          <table:table-cell office:value-type="string">
            <text:p>7,5<text:tab/></text:p>
          </table:table-cell>
          <table:table-cell office:value-type="string">
            <text:p>42,2<text:tab/> </text:p>
          </table:table-cell>
          <table:table-cell office:value-type="string">
            <text:p>11,2<text:tab/> </text:p>
          </table:table-cell>
          <table:table-cell office:value-type="string">
            <text:p>56,4<text:tab/> </text:p>
          </table:table-cell>
          <table:table-cell office:value-type="string">
            <text:p>15,1<text:tab/> </text:p>
          </table:table-cell>
          <table:table-cell office:value-type="string">
            <text:p>38,9<text:tab/> </text:p>
          </table:table-cell>
          <table:table-cell office:value-type="string">
            <text:p>19,1<text:tab/> </text:p>
          </table:table-cell>
          <table:table-cell office:value-type="string">
            <text:p>0,6<text:tab/></text:p>
          </table:table-cell>
          <table:table-cell office:value-type="string">
            <text:p>16,8<text:tab/> </text:p>
          </table:table-cell>
          <table:table-cell office:value-type="string">
            <text:p>27,6<text:tab/> </text:p>
          </table:table-cell>
          <table:table-cell office:value-type="string">
            <text:p>12,7<text:tab/> </text:p>
          </table:table-cell>
          <table:table-cell office:value-type="string">
            <text:p>114,8<text:tab/> </text:p>
          </table:table-cell>
          <table:table-cell office:value-type="string">
            <text:p>9,5<text:tab/> </text:p>
          </table:table-cell>
          <table:table-cell office:value-type="string">
            <text:p>89,8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8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135]/1366*100" office:value-type="float" office:value="33.9677891654466">
            <text:p>33,968</text:p>
          </table:table-cell>
          <table:table-cell table:formula="of:=(768-[.C135])/768*100" office:value-type="float" office:value="47.5260416666667">
            <text:p>47,526</text:p>
          </table:table-cell>
          <table:table-cell table:style-name="ce1" office:value-type="string">
            <text:p>-2,4<text:tab/> </text:p>
          </table:table-cell>
          <table:table-cell office:value-type="string">
            <text:p>33,8<text:tab/> </text:p>
          </table:table-cell>
          <table:table-cell office:value-type="string">
            <text:p>0,4<text:tab/> </text:p>
          </table:table-cell>
          <table:table-cell office:value-type="string">
            <text:p>42,8<text:tab/> </text:p>
          </table:table-cell>
          <table:table-cell office:value-type="string">
            <text:p>2,3<text:tab/> </text:p>
          </table:table-cell>
          <table:table-cell office:value-type="string">
            <text:p>44,2<text:tab/> </text:p>
          </table:table-cell>
          <table:table-cell office:value-type="string">
            <text:p>4,4<text:tab/></text:p>
          </table:table-cell>
          <table:table-cell office:value-type="string">
            <text:p>17,6<text:tab/> </text:p>
          </table:table-cell>
          <table:table-cell office:value-type="string">
            <text:p>7,0<text:tab/> </text:p>
          </table:table-cell>
          <table:table-cell office:value-type="string">
            <text:p>14,2<text:tab/> </text:p>
          </table:table-cell>
          <table:table-cell office:value-type="string">
            <text:p>11,7<text:tab/> </text:p>
          </table:table-cell>
          <table:table-cell office:value-type="string">
            <text:p>61,8<text:tab/> </text:p>
          </table:table-cell>
          <table:table-cell office:value-type="string">
            <text:p>14,2<text:tab/> </text:p>
          </table:table-cell>
          <table:table-cell office:value-type="string">
            <text:p>94,0<text:tab/></text:p>
          </table:table-cell>
          <table:table-cell office:value-type="string">
            <text:p>13,0<text:tab/> </text:p>
          </table:table-cell>
          <table:table-cell office:value-type="string">
            <text:p>63,2<text:tab/> </text:p>
          </table:table-cell>
          <table:table-cell office:value-type="string">
            <text:p>9,5<text:tab/> </text:p>
          </table:table-cell>
          <table:table-cell office:value-type="string">
            <text:p>63,8<text:tab/> </text:p>
          </table:table-cell>
          <table:table-cell office:value-type="string">
            <text:p>6,6<text:tab/> </text:p>
          </table:table-cell>
          <table:table-cell office:value-type="string">
            <text:p>44,6<text:tab/> </text:p>
          </table:table-cell>
          <table:table-cell office:value-type="string">
            <text:p>3,5<text:tab/> </text:p>
          </table:table-cell>
          <table:table-cell table:style-name="ce17" office:value-type="string">
            <text:p>6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bourget</text:p>
          </table:table-cell>
          <table:table-cell table:style-name="Default" table:number-columns-repeated="4"/>
          <table:table-cell table:style-name="ce1" office:value-type="string">
            <text:p>-1,1<text:tab/> </text:p>
          </table:table-cell>
          <table:table-cell office:value-type="string">
            <text:p>25,8<text:tab/> </text:p>
          </table:table-cell>
          <table:table-cell office:value-type="string">
            <text:p>1,5<text:tab/> </text:p>
          </table:table-cell>
          <table:table-cell office:value-type="string">
            <text:p>47,6<text:tab/> </text:p>
          </table:table-cell>
          <table:table-cell office:value-type="string">
            <text:p>3,7<text:tab/> </text:p>
          </table:table-cell>
          <table:table-cell office:value-type="string">
            <text:p>39,5<text:tab/> </text:p>
          </table:table-cell>
          <table:table-cell office:value-type="string">
            <text:p>5,5<text:tab/></text:p>
          </table:table-cell>
          <table:table-cell office:value-type="string">
            <text:p>13,8<text:tab/> </text:p>
          </table:table-cell>
          <table:table-cell office:value-type="string">
            <text:p>8,4<text:tab/> </text:p>
          </table:table-cell>
          <table:table-cell office:value-type="string">
            <text:p>41,7<text:tab/> </text:p>
          </table:table-cell>
          <table:table-cell office:value-type="string">
            <text:p>13,4<text:tab/> </text:p>
          </table:table-cell>
          <table:table-cell office:value-type="string">
            <text:p>67,6<text:tab/> </text:p>
          </table:table-cell>
          <table:table-cell office:value-type="string">
            <text:p>16,3<text:tab/> </text:p>
          </table:table-cell>
          <table:table-cell office:value-type="string">
            <text:p>83,5<text:tab/></text:p>
          </table:table-cell>
          <table:table-cell office:value-type="string">
            <text:p>14,1<text:tab/> </text:p>
          </table:table-cell>
          <table:table-cell office:value-type="string">
            <text:p>80,9<text:tab/> </text:p>
          </table:table-cell>
          <table:table-cell office:value-type="string">
            <text:p>10,7<text:tab/> </text:p>
          </table:table-cell>
          <table:table-cell office:value-type="string">
            <text:p>50,0<text:tab/> </text:p>
          </table:table-cell>
          <table:table-cell office:value-type="string">
            <text:p>7,8<text:tab/> </text:p>
          </table:table-cell>
          <table:table-cell office:value-type="string">
            <text:p>35,0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6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montsouris</text:p>
          </table:table-cell>
          <table:table-cell table:style-name="Default" table:number-columns-repeated="4"/>
          <table:table-cell table:style-name="ce1" office:value-type="string">
            <text:p>0,0<text:tab/> </text:p>
          </table:table-cell>
          <table:table-cell office:value-type="string">
            <text:p>28,4<text:tab/> </text:p>
          </table:table-cell>
          <table:table-cell office:value-type="string">
            <text:p>2,2<text:tab/> </text:p>
          </table:table-cell>
          <table:table-cell office:value-type="string">
            <text:p>53,6<text:tab/> </text:p>
          </table:table-cell>
          <table:table-cell office:value-type="string">
            <text:p>4,8<text:tab/> </text:p>
          </table:table-cell>
          <table:table-cell office:value-type="string">
            <text:p>44,0<text:tab/> </text:p>
          </table:table-cell>
          <table:table-cell office:value-type="string">
            <text:p>7,5<text:tab/></text:p>
          </table:table-cell>
          <table:table-cell office:value-type="string">
            <text:p>13,8<text:tab/> </text:p>
          </table:table-cell>
          <table:table-cell office:value-type="string">
            <text:p>9,9<text:tab/> </text:p>
          </table:table-cell>
          <table:table-cell office:value-type="string">
            <text:p>50,1<text:tab/> </text:p>
          </table:table-cell>
          <table:table-cell office:value-type="string">
            <text:p>14,7<text:tab/> </text:p>
          </table:table-cell>
          <table:table-cell office:value-type="string">
            <text:p>42,9<text:tab/> </text:p>
          </table:table-cell>
          <table:table-cell office:value-type="string">
            <text:p>17,5<text:tab/> </text:p>
          </table:table-cell>
          <table:table-cell office:value-type="string">
            <text:p>95,9<text:tab/></text:p>
          </table:table-cell>
          <table:table-cell office:value-type="string">
            <text:p>15,4<text:tab/> </text:p>
          </table:table-cell>
          <table:table-cell office:value-type="string">
            <text:p>82,8<text:tab/> </text:p>
          </table:table-cell>
          <table:table-cell office:value-type="string">
            <text:p>12,2<text:tab/> </text:p>
          </table:table-cell>
          <table:table-cell office:value-type="string">
            <text:p>59,1<text:tab/> </text:p>
          </table:table-cell>
          <table:table-cell office:value-type="string">
            <text:p>9,0<text:tab/> </text:p>
          </table:table-cell>
          <table:table-cell office:value-type="string">
            <text:p>31,2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66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138]/1366*100" office:value-type="float" office:value="35.4319180087848">
            <text:p>35,432</text:p>
          </table:table-cell>
          <table:table-cell table:formula="of:=(768-[.C138])/768*100" office:value-type="float" office:value="56.1197916666667">
            <text:p>56,120</text:p>
          </table:table-cell>
          <table:table-cell table:style-name="ce1" office:value-type="string">
            <text:p>-1,7<text:tab/> </text:p>
          </table:table-cell>
          <table:table-cell office:value-type="string">
            <text:p>35,6<text:tab/> </text:p>
          </table:table-cell>
          <table:table-cell office:value-type="string">
            <text:p>1,1<text:tab/> </text:p>
          </table:table-cell>
          <table:table-cell office:value-type="string">
            <text:p>51,0<text:tab/> </text:p>
          </table:table-cell>
          <table:table-cell office:value-type="string">
            <text:p>3,2<text:tab/> </text:p>
          </table:table-cell>
          <table:table-cell office:value-type="string">
            <text:p>44,9<text:tab/> </text:p>
          </table:table-cell>
          <table:table-cell office:value-type="string">
            <text:p>5,5<text:tab/></text:p>
          </table:table-cell>
          <table:table-cell office:value-type="string">
            <text:p>21,6<text:tab/> </text:p>
          </table:table-cell>
          <table:table-cell office:value-type="string">
            <text:p>8,4<text:tab/> </text:p>
          </table:table-cell>
          <table:table-cell office:value-type="string">
            <text:p>37,0<text:tab/> </text:p>
          </table:table-cell>
          <table:table-cell office:value-type="string">
            <text:p>13,2<text:tab/> </text:p>
          </table:table-cell>
          <table:table-cell office:value-type="string">
            <text:p>80,8<text:tab/> </text:p>
          </table:table-cell>
          <table:table-cell office:value-type="string">
            <text:p>15,8<text:tab/> </text:p>
          </table:table-cell>
          <table:table-cell office:value-type="string">
            <text:p>89,3<text:tab/></text:p>
          </table:table-cell>
          <table:table-cell office:value-type="string">
            <text:p>13,6<text:tab/> </text:p>
          </table:table-cell>
          <table:table-cell office:value-type="string">
            <text:p>98,0<text:tab/> </text:p>
          </table:table-cell>
          <table:table-cell office:value-type="string">
            <text:p>10,4<text:tab/> </text:p>
          </table:table-cell>
          <table:table-cell office:value-type="string">
            <text:p>59,5<text:tab/> </text:p>
          </table:table-cell>
          <table:table-cell office:value-type="string">
            <text:p>7,6<text:tab/> </text:p>
          </table:table-cell>
          <table:table-cell office:value-type="string">
            <text:p>35,0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83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villacoubla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7<text:tab/> </text:p>
          </table:table-cell>
          <table:table-cell office:value-type="string">
            <text:p>41,6<text:tab/> </text:p>
          </table:table-cell>
          <table:table-cell office:value-type="string">
            <text:p>1,0<text:tab/> </text:p>
          </table:table-cell>
          <table:table-cell office:value-type="string">
            <text:p>70,8<text:tab/> </text:p>
          </table:table-cell>
          <table:table-cell office:value-type="string">
            <text:p>3,4<text:tab/> </text:p>
          </table:table-cell>
          <table:table-cell office:value-type="string">
            <text:p>42,6<text:tab/> </text:p>
          </table:table-cell>
          <table:table-cell office:value-type="string">
            <text:p>6,3<text:tab/></text:p>
          </table:table-cell>
          <table:table-cell office:value-type="string">
            <text:p>15,2<text:tab/> </text:p>
          </table:table-cell>
          <table:table-cell office:value-type="string">
            <text:p>8,3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79,2<text:tab/> </text:p>
          </table:table-cell>
          <table:table-cell office:value-type="string">
            <text:p>16,1<text:tab/> </text:p>
          </table:table-cell>
          <table:table-cell office:value-type="string">
            <text:p>72,6<text:tab/></text:p>
          </table:table-cell>
          <table:table-cell office:value-type="string">
            <text:p>13,8<text:tab/> </text:p>
          </table:table-cell>
          <table:table-cell office:value-type="string">
            <text:p>48,8<text:tab/> </text:p>
          </table:table-cell>
          <table:table-cell office:value-type="string">
            <text:p>10,8<text:tab/> </text:p>
          </table:table-cell>
          <table:table-cell office:value-type="string">
            <text:p>58,0<text:tab/> </text:p>
          </table:table-cell>
          <table:table-cell office:value-type="string">
            <text:p>7,9<text:tab/> </text:p>
          </table:table-cell>
          <table:table-cell office:value-type="string">
            <text:p>42,4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86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140]/1366*100" office:value-type="float" office:value="26.3543191800878">
            <text:p>26,354</text:p>
          </table:table-cell>
          <table:table-cell table:formula="of:=(768-[.C140])/768*100" office:value-type="float" office:value="8.33333333333333">
            <text:p>8,333</text:p>
          </table:table-cell>
          <table:table-cell table:style-name="ce1" office:value-type="string">
            <text:p>2,1<text:tab/> </text:p>
          </table:table-cell>
          <table:table-cell office:value-type="string">
            <text:p>134,4<text:tab/> </text:p>
          </table:table-cell>
          <table:table-cell office:value-type="string">
            <text:p>2,2<text:tab/> </text:p>
          </table:table-cell>
          <table:table-cell office:value-type="string">
            <text:p>67,8<text:tab/> </text:p>
          </table:table-cell>
          <table:table-cell office:value-type="string">
            <text:p>4,1<text:tab/> </text:p>
          </table:table-cell>
          <table:table-cell office:value-type="string">
            <text:p>57,3<text:tab/> </text:p>
          </table:table-cell>
          <table:table-cell office:value-type="string">
            <text:p>7,7<text:tab/></text:p>
          </table:table-cell>
          <table:table-cell office:value-type="string">
            <text:p>63,0<text:tab/> </text:p>
          </table:table-cell>
          <table:table-cell office:value-type="string">
            <text:p>9,7<text:tab/> </text:p>
          </table:table-cell>
          <table:table-cell office:value-type="string">
            <text:p>121,6<text:tab/> </text:p>
          </table:table-cell>
          <table:table-cell office:value-type="string">
            <text:p>13,5<text:tab/> </text:p>
          </table:table-cell>
          <table:table-cell office:value-type="string">
            <text:p>94,6<text:tab/> </text:p>
          </table:table-cell>
          <table:table-cell office:value-type="string">
            <text:p>16,4<text:tab/> </text:p>
          </table:table-cell>
          <table:table-cell office:value-type="string">
            <text:p>56,6<text:tab/></text:p>
          </table:table-cell>
          <table:table-cell office:value-type="string">
            <text:p>14,7<text:tab/> </text:p>
          </table:table-cell>
          <table:table-cell office:value-type="string">
            <text:p>24,1<text:tab/> </text:p>
          </table:table-cell>
          <table:table-cell office:value-type="string">
            <text:p>12,1<text:tab/> </text:p>
          </table:table-cell>
          <table:table-cell office:value-type="string">
            <text:p>59,8<text:tab/> </text:p>
          </table:table-cell>
          <table:table-cell office:value-type="string">
            <text:p>7,6<text:tab/> </text:p>
          </table:table-cell>
          <table:table-cell office:value-type="string">
            <text:p>96,8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229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141]/1366*100" office:value-type="float" office:value="37.2620790629575">
            <text:p>37,262</text:p>
          </table:table-cell>
          <table:table-cell table:formula="of:=(768-[.C141])/768*100" office:value-type="float" office:value="3.64583333333333">
            <text:p>3,646</text:p>
          </table:table-cell>
          <table:table-cell table:style-name="ce1" office:value-type="string">
            <text:p>3,0<text:tab/> </text:p>
          </table:table-cell>
          <table:table-cell office:value-type="string">
            <text:p>71,8<text:tab/> </text:p>
          </table:table-cell>
          <table:table-cell office:value-type="string">
            <text:p>2,7<text:tab/> </text:p>
          </table:table-cell>
          <table:table-cell office:value-type="string">
            <text:p>49,4<text:tab/> </text:p>
          </table:table-cell>
          <table:table-cell office:value-type="string">
            <text:p>5,8<text:tab/> </text:p>
          </table:table-cell>
          <table:table-cell office:value-type="string">
            <text:p>110,6<text:tab/> </text:p>
          </table:table-cell>
          <table:table-cell office:value-type="string">
            <text:p>9,6<text:tab/></text:p>
          </table:table-cell>
          <table:table-cell office:value-type="string">
            <text:p>21,4<text:tab/> </text:p>
          </table:table-cell>
          <table:table-cell office:value-type="string">
            <text:p>12,5<text:tab/> </text:p>
          </table:table-cell>
          <table:table-cell office:value-type="string">
            <text:p>95,1<text:tab/> </text:p>
          </table:table-cell>
          <table:table-cell table:number-columns-repeated="2" office:value-type="string">
            <text:p>16,6<text:tab/> </text:p>
          </table:table-cell>
          <table:table-cell office:value-type="string">
            <text:p>21,2<text:tab/> </text:p>
          </table:table-cell>
          <table:table-cell office:value-type="string">
            <text:p>15,3<text:tab/></text:p>
          </table:table-cell>
          <table:table-cell office:value-type="string">
            <text:p>19,5<text:tab/> </text:p>
          </table:table-cell>
          <table:table-cell office:value-type="string">
            <text:p>4,4<text:tab/> </text:p>
          </table:table-cell>
          <table:table-cell office:value-type="string">
            <text:p>15,6<text:tab/> </text:p>
          </table:table-cell>
          <table:table-cell office:value-type="string">
            <text:p>19,3<text:tab/> </text:p>
          </table:table-cell>
          <table:table-cell office:value-type="string">
            <text:p>12,4<text:tab/> </text:p>
          </table:table-cell>
          <table:table-cell office:value-type="string">
            <text:p>173,9<text:tab/> </text:p>
          </table:table-cell>
          <table:table-cell office:value-type="string">
            <text:p>7,2<text:tab/> </text:p>
          </table:table-cell>
          <table:table-cell table:style-name="ce17" office:value-type="string">
            <text:p>1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142]/1366*100" office:value-type="float" office:value="28.8433382137628">
            <text:p>28,843</text:p>
          </table:table-cell>
          <table:table-cell table:formula="of:=(768-[.C142])/768*100" office:value-type="float" office:value="35.9375">
            <text:p>35,938</text:p>
          </table:table-cell>
          <table:table-cell table:style-name="ce1" office:value-type="string">
            <text:p>-1,6<text:tab/> </text:p>
          </table:table-cell>
          <table:table-cell office:value-type="string">
            <text:p>32,4<text:tab/> </text:p>
          </table:table-cell>
          <table:table-cell office:value-type="string">
            <text:p>0,7<text:tab/> </text:p>
          </table:table-cell>
          <table:table-cell office:value-type="string">
            <text:p>59,4<text:tab/> </text:p>
          </table:table-cell>
          <table:table-cell office:value-type="string">
            <text:p>2,7<text:tab/> </text:p>
          </table:table-cell>
          <table:table-cell office:value-type="string">
            <text:p>62,5<text:tab/> </text:p>
          </table:table-cell>
          <table:table-cell office:value-type="string">
            <text:p>5,3<text:tab/></text:p>
          </table:table-cell>
          <table:table-cell office:value-type="string">
            <text:p>33,7<text:tab/> </text:p>
          </table:table-cell>
          <table:table-cell office:value-type="string">
            <text:p>7,8<text:tab/> </text:p>
          </table:table-cell>
          <table:table-cell office:value-type="string">
            <text:p>44,5<text:tab/> </text:p>
          </table:table-cell>
          <table:table-cell office:value-type="string">
            <text:p>12,3<text:tab/> </text:p>
          </table:table-cell>
          <table:table-cell office:value-type="string">
            <text:p>74,9<text:tab/> </text:p>
          </table:table-cell>
          <table:table-cell office:value-type="string">
            <text:p>14,6<text:tab/> </text:p>
          </table:table-cell>
          <table:table-cell office:value-type="string">
            <text:p>42,1<text:tab/></text:p>
          </table:table-cell>
          <table:table-cell office:value-type="string">
            <text:p>13,3<text:tab/> </text:p>
          </table:table-cell>
          <table:table-cell office:value-type="string">
            <text:p>34,4<text:tab/> </text:p>
          </table:table-cell>
          <table:table-cell office:value-type="string">
            <text:p>9,7<text:tab/> </text:p>
          </table:table-cell>
          <table:table-cell office:value-type="string">
            <text:p>47,6<text:tab/> </text:p>
          </table:table-cell>
          <table:table-cell office:value-type="string">
            <text:p>7,2<text:tab/> </text:p>
          </table:table-cell>
          <table:table-cell office:value-type="string">
            <text:p>44,9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143]/1366*100" office:value-type="float" office:value="40.99560761347">
            <text:p>40,996</text:p>
          </table:table-cell>
          <table:table-cell table:formula="of:=(768-[.C143])/768*100" office:value-type="float" office:value="59.6354166666667">
            <text:p>59,635</text:p>
          </table:table-cell>
          <table:table-cell table:style-name="ce1" office:value-type="string">
            <text:p>-2,5<text:tab/> </text:p>
          </table:table-cell>
          <table:table-cell office:value-type="string">
            <text:p>26,6<text:tab/> </text:p>
          </table:table-cell>
          <table:table-cell office:value-type="string">
            <text:p>0,2<text:tab/> </text:p>
          </table:table-cell>
          <table:table-cell office:value-type="string">
            <text:p>57,2<text:tab/> </text:p>
          </table:table-cell>
          <table:table-cell office:value-type="string">
            <text:p>2,0<text:tab/> </text:p>
          </table:table-cell>
          <table:table-cell office:value-type="string">
            <text:p>34,8<text:tab/> </text:p>
          </table:table-cell>
          <table:table-cell office:value-type="string">
            <text:p>3,5<text:tab/></text:p>
          </table:table-cell>
          <table:table-cell office:value-type="string">
            <text:p>17,8<text:tab/> </text:p>
          </table:table-cell>
          <table:table-cell office:value-type="string">
            <text:p>6,6<text:tab/> </text:p>
          </table:table-cell>
          <table:table-cell office:value-type="string">
            <text:p>53,5<text:tab/> </text:p>
          </table:table-cell>
          <table:table-cell office:value-type="string">
            <text:p>11,1<text:tab/> </text:p>
          </table:table-cell>
          <table:table-cell office:value-type="string">
            <text:p>25,6<text:tab/> </text:p>
          </table:table-cell>
          <table:table-cell office:value-type="string">
            <text:p>14,1<text:tab/> </text:p>
          </table:table-cell>
          <table:table-cell office:value-type="string">
            <text:p>20,4<text:tab/></text:p>
          </table:table-cell>
          <table:table-cell office:value-type="string">
            <text:p>12,9<text:tab/> </text:p>
          </table:table-cell>
          <table:table-cell office:value-type="string">
            <text:p>130,9<text:tab/> </text:p>
          </table:table-cell>
          <table:table-cell office:value-type="string">
            <text:p>9,2<text:tab/> </text:p>
          </table:table-cell>
          <table:table-cell office:value-type="string">
            <text:p>89,9<text:tab/> </text:p>
          </table:table-cell>
          <table:table-cell office:value-type="string">
            <text:p>5,8<text:tab/> </text:p>
          </table:table-cell>
          <table:table-cell office:value-type="string">
            <text:p>28,8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5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144]/1366*100" office:value-type="float" office:value="21.9619326500732">
            <text:p>21,962</text:p>
          </table:table-cell>
          <table:table-cell table:formula="of:=(768-[.C144])/768*100" office:value-type="float" office:value="49.4791666666667">
            <text:p>49,479</text:p>
          </table:table-cell>
          <table:table-cell table:style-name="ce1" office:value-type="string">
            <text:p>-0,4<text:tab/> </text:p>
          </table:table-cell>
          <table:table-cell office:value-type="string">
            <text:p>26,6<text:tab/> </text:p>
          </table:table-cell>
          <table:table-cell office:value-type="string">
            <text:p>1,4<text:tab/> </text:p>
          </table:table-cell>
          <table:table-cell office:value-type="string">
            <text:p>69,8<text:tab/> </text:p>
          </table:table-cell>
          <table:table-cell office:value-type="string">
            <text:p>3,3<text:tab/> </text:p>
          </table:table-cell>
          <table:table-cell office:value-type="string">
            <text:p>45,8<text:tab/> </text:p>
          </table:table-cell>
          <table:table-cell office:value-type="string">
            <text:p>4,8<text:tab/></text:p>
          </table:table-cell>
          <table:table-cell office:value-type="string">
            <text:p>15,4<text:tab/> </text:p>
          </table:table-cell>
          <table:table-cell office:value-type="string">
            <text:p>7,5<text:tab/> </text:p>
          </table:table-cell>
          <table:table-cell office:value-type="string">
            <text:p>39,4<text:tab/> </text:p>
          </table:table-cell>
          <table:table-cell office:value-type="string">
            <text:p>11,7<text:tab/> </text:p>
          </table:table-cell>
          <table:table-cell office:value-type="string">
            <text:p>49,1<text:tab/> </text:p>
          </table:table-cell>
          <table:table-cell office:value-type="string">
            <text:p>13,6<text:tab/> </text:p>
          </table:table-cell>
          <table:table-cell office:value-type="string">
            <text:p>16,8<text:tab/></text:p>
          </table:table-cell>
          <table:table-cell office:value-type="string">
            <text:p>12,7<text:tab/> </text:p>
          </table:table-cell>
          <table:table-cell office:value-type="string">
            <text:p>31,3<text:tab/> </text:p>
          </table:table-cell>
          <table:table-cell office:value-type="string">
            <text:p>9,8<text:tab/> </text:p>
          </table:table-cell>
          <table:table-cell office:value-type="string">
            <text:p>42,0<text:tab/> </text:p>
          </table:table-cell>
          <table:table-cell office:value-type="string">
            <text:p>8,3<text:tab/> </text:p>
          </table:table-cell>
          <table:table-cell office:value-type="string">
            <text:p>80,3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7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morantin</text:p>
          </table:table-cell>
          <table:table-cell table:style-name="Default" table:number-columns-repeated="4"/>
          <table:table-cell table:style-name="ce1" office:value-type="string">
            <text:p>-2,5<text:tab/> </text:p>
          </table:table-cell>
          <table:table-cell office:value-type="string">
            <text:p>24,2<text:tab/> </text:p>
          </table:table-cell>
          <table:table-cell office:value-type="string">
            <text:p>0,0<text:tab/> </text:p>
          </table:table-cell>
          <table:table-cell office:value-type="string">
            <text:p>39,4<text:tab/> </text:p>
          </table:table-cell>
          <table:table-cell office:value-type="string">
            <text:p>1,4<text:tab/> </text:p>
          </table:table-cell>
          <table:table-cell office:value-type="string">
            <text:p>40,4<text:tab/> </text:p>
          </table:table-cell>
          <table:table-cell office:value-type="string">
            <text:p>3,6<text:tab/></text:p>
          </table:table-cell>
          <table:table-cell office:value-type="string">
            <text:p>17,6<text:tab/> </text:p>
          </table:table-cell>
          <table:table-cell office:value-type="string">
            <text:p>6,2<text:tab/> </text:p>
          </table:table-cell>
          <table:table-cell office:value-type="string">
            <text:p>35,8<text:tab/> </text:p>
          </table:table-cell>
          <table:table-cell office:value-type="string">
            <text:p>11,1<text:tab/> </text:p>
          </table:table-cell>
          <table:table-cell office:value-type="string">
            <text:p>77,6<text:tab/> </text:p>
          </table:table-cell>
          <table:table-cell office:value-type="string">
            <text:p>12,7<text:tab/> </text:p>
          </table:table-cell>
          <table:table-cell office:value-type="string">
            <text:p>60,6<text:tab/>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7,0<text:tab/> </text:p>
          </table:table-cell>
          <table:table-cell office:value-type="string">
            <text:p>62,0<text:tab/> </text:p>
          </table:table-cell>
          <table:table-cell office:value-type="string">
            <text:p>5,2<text:tab/> </text:p>
          </table:table-cell>
          <table:table-cell office:value-type="string">
            <text:p>53,2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7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146]/1366*100" office:value-type="float" office:value="31.2591508052709">
            <text:p>31,259</text:p>
          </table:table-cell>
          <table:table-cell table:formula="of:=(768-[.C146])/768*100" office:value-type="float" office:value="61.1979166666667">
            <text:p>61,198</text:p>
          </table:table-cell>
          <table:table-cell table:style-name="ce1" office:value-type="string">
            <text:p>-1,8<text:tab/> </text:p>
          </table:table-cell>
          <table:table-cell office:value-type="string">
            <text:p>67,4<text:tab/> </text:p>
          </table:table-cell>
          <table:table-cell office:value-type="string">
            <text:p>0,7<text:tab/> </text:p>
          </table:table-cell>
          <table:table-cell office:value-type="string">
            <text:p>121,4<text:tab/> </text:p>
          </table:table-cell>
          <table:table-cell office:value-type="string">
            <text:p>3,0<text:tab/> </text:p>
          </table:table-cell>
          <table:table-cell office:value-type="string">
            <text:p>53,8<text:tab/> </text:p>
          </table:table-cell>
          <table:table-cell office:value-type="string">
            <text:p>4,2<text:tab/></text:p>
          </table:table-cell>
          <table:table-cell office:value-type="string">
            <text:p>20,8<text:tab/> </text:p>
          </table:table-cell>
          <table:table-cell office:value-type="string">
            <text:p>6,4<text:tab/> </text:p>
          </table:table-cell>
          <table:table-cell office:value-type="string">
            <text:p>46,2<text:tab/> </text:p>
          </table:table-cell>
          <table:table-cell office:value-type="string">
            <text:p>10,9<text:tab/> </text:p>
          </table:table-cell>
          <table:table-cell office:value-type="string">
            <text:p>59,7<text:tab/> </text:p>
          </table:table-cell>
          <table:table-cell office:value-type="string">
            <text:p>13,7<text:tab/> </text:p>
          </table:table-cell>
          <table:table-cell office:value-type="string">
            <text:p>19,1<text:tab/></text:p>
          </table:table-cell>
          <table:table-cell office:value-type="string">
            <text:p>12,4<text:tab/> </text:p>
          </table:table-cell>
          <table:table-cell office:value-type="string">
            <text:p>93,3<text:tab/> </text:p>
          </table:table-cell>
          <table:table-cell office:value-type="string">
            <text:p>9,6<text:tab/> </text:p>
          </table:table-cell>
          <table:table-cell office:value-type="string">
            <text:p>65,0<text:tab/> </text:p>
          </table:table-cell>
          <table:table-cell office:value-type="string">
            <text:p>7,3<text:tab/> </text:p>
          </table:table-cell>
          <table:table-cell office:value-type="string">
            <text:p>87,4<text:tab/> </text:p>
          </table:table-cell>
          <table:table-cell office:value-type="string">
            <text:p>3,5<text:tab/> </text:p>
          </table:table-cell>
          <table:table-cell table:style-name="ce17" office:value-type="string">
            <text:p>123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auba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9<text:tab/> </text:p>
          </table:table-cell>
          <table:table-cell office:value-type="string">
            <text:p>83,0<text:tab/> </text:p>
          </table:table-cell>
          <table:table-cell office:value-type="string">
            <text:p>-0,6<text:tab/> </text:p>
          </table:table-cell>
          <table:table-cell office:value-type="string">
            <text:p>99,0<text:tab/> </text:p>
          </table:table-cell>
          <table:table-cell office:value-type="string">
            <text:p>2,4<text:tab/> </text:p>
          </table:table-cell>
          <table:table-cell office:value-type="string">
            <text:p>69,0<text:tab/> </text:p>
          </table:table-cell>
          <table:table-cell office:value-type="string">
            <text:p>5,4<text:tab/></text:p>
          </table:table-cell>
          <table:table-cell office:value-type="string">
            <text:p>35,4<text:tab/> </text:p>
          </table:table-cell>
          <table:table-cell office:value-type="string">
            <text:p>9,0<text:tab/> </text:p>
          </table:table-cell>
          <table:table-cell office:value-type="string">
            <text:p>69,0<text:tab/> </text:p>
          </table:table-cell>
          <table:table-cell office:value-type="string">
            <text:p>13,1<text:tab/> </text:p>
          </table:table-cell>
          <table:table-cell office:value-type="string">
            <text:p>128,3<text:tab/> </text:p>
          </table:table-cell>
          <table:table-cell office:value-type="string">
            <text:p>17,2<text:tab/> </text:p>
          </table:table-cell>
          <table:table-cell office:value-type="string">
            <text:p>0,6<text:tab/></text:p>
          </table:table-cell>
          <table:table-cell office:value-type="string">
            <text:p>15,5<text:tab/> </text:p>
          </table:table-cell>
          <table:table-cell office:value-type="string">
            <text:p>34,7<text:tab/> </text:p>
          </table:table-cell>
          <table:table-cell office:value-type="string">
            <text:p>11,1<text:tab/> </text:p>
          </table:table-cell>
          <table:table-cell office:value-type="string">
            <text:p>51,6<text:tab/> </text:p>
          </table:table-cell>
          <table:table-cell office:value-type="string">
            <text:p>7,5<text:tab/> </text:p>
          </table:table-cell>
          <table:table-cell office:value-type="string">
            <text:p>111,4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7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brieu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1,1<text:tab/> </text:p>
          </table:table-cell>
          <table:table-cell office:value-type="string">
            <text:p>49,4<text:tab/> </text:p>
          </table:table-cell>
          <table:table-cell office:value-type="string">
            <text:p>2,6<text:tab/> </text:p>
          </table:table-cell>
          <table:table-cell office:value-type="string">
            <text:p>140,4<text:tab/> </text:p>
          </table:table-cell>
          <table:table-cell office:value-type="string">
            <text:p>4,2<text:tab/> </text:p>
          </table:table-cell>
          <table:table-cell office:value-type="string">
            <text:p>15,6<text:tab/> </text:p>
          </table:table-cell>
          <table:table-cell office:value-type="string">
            <text:p>5,2<text:tab/></text:p>
          </table:table-cell>
          <table:table-cell office:value-type="string">
            <text:p>20,4<text:tab/> </text:p>
          </table:table-cell>
          <table:table-cell office:value-type="string">
            <text:p>7,6<text:tab/> </text:p>
          </table:table-cell>
          <table:table-cell office:value-type="string">
            <text:p>32,2<text:tab/> </text:p>
          </table:table-cell>
          <table:table-cell office:value-type="string">
            <text:p>10,9<text:tab/> </text:p>
          </table:table-cell>
          <table:table-cell office:value-type="string">
            <text:p>41,0<text:tab/> </text:p>
          </table:table-cell>
          <table:table-cell office:value-type="string">
            <text:p>13,6<text:tab/> </text:p>
          </table:table-cell>
          <table:table-cell office:value-type="string">
            <text:p>26,1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60,0<text:tab/> </text:p>
          </table:table-cell>
          <table:table-cell office:value-type="string">
            <text:p>9,7<text:tab/> </text:p>
          </table:table-cell>
          <table:table-cell office:value-type="string">
            <text:p>102,0<text:tab/> </text:p>
          </table:table-cell>
          <table:table-cell office:value-type="string">
            <text:p>5,5<text:tab/> </text:p>
          </table:table-cell>
          <table:table-cell table:style-name="ce17" office:value-type="string">
            <text:p>143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dizie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35,8<text:tab/> </text:p>
          </table:table-cell>
          <table:table-cell office:value-type="string">
            <text:p>0,9<text:tab/> </text:p>
          </table:table-cell>
          <table:table-cell office:value-type="string">
            <text:p>41,8<text:tab/> </text:p>
          </table:table-cell>
          <table:table-cell office:value-type="string">
            <text:p>2,6<text:tab/> </text:p>
          </table:table-cell>
          <table:table-cell office:value-type="string">
            <text:p>48,6<text:tab/> </text:p>
          </table:table-cell>
          <table:table-cell office:value-type="string">
            <text:p>4,3<text:tab/></text:p>
          </table:table-cell>
          <table:table-cell office:value-type="string">
            <text:p>24,6<text:tab/> </text:p>
          </table:table-cell>
          <table:table-cell office:value-type="string">
            <text:p>7,9<text:tab/> </text:p>
          </table:table-cell>
          <table:table-cell office:value-type="string">
            <text:p>75,7<text:tab/> </text:p>
          </table:table-cell>
          <table:table-cell office:value-type="string">
            <text:p>12,2<text:tab/> </text:p>
          </table:table-cell>
          <table:table-cell office:value-type="string">
            <text:p>45,3<text:tab/> </text:p>
          </table:table-cell>
          <table:table-cell office:value-type="string">
            <text:p>14,7<text:tab/> </text:p>
          </table:table-cell>
          <table:table-cell office:value-type="string">
            <text:p>38,1<text:tab/></text:p>
          </table:table-cell>
          <table:table-cell office:value-type="string">
            <text:p>13,5<text:tab/> </text:p>
          </table:table-cell>
          <table:table-cell office:value-type="string">
            <text:p>169,0<text:tab/> </text:p>
          </table:table-cell>
          <table:table-cell office:value-type="string">
            <text:p>9,8<text:tab/> </text:p>
          </table:table-cell>
          <table:table-cell office:value-type="string">
            <text:p>94,7<text:tab/> </text:p>
          </table:table-cell>
          <table:table-cell office:value-type="string">
            <text:p>6,0<text:tab/> </text:p>
          </table:table-cell>
          <table:table-cell office:value-type="string">
            <text:p>43,9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96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150]/1366*100" office:value-type="float" office:value="42.1669106881406">
            <text:p>42,167</text:p>
          </table:table-cell>
          <table:table-cell table:formula="of:=(768-[.C150])/768*100" office:value-type="float" office:value="26.3020833333333">
            <text:p>26,302</text:p>
          </table:table-cell>
          <table:table-cell table:style-name="ce1" office:value-type="string">
            <text:p>-2,4<text:tab/> </text:p>
          </table:table-cell>
          <table:table-cell office:value-type="string">
            <text:p>29,4<text:tab/> </text:p>
          </table:table-cell>
          <table:table-cell office:value-type="string">
            <text:p>0,1<text:tab/> </text:p>
          </table:table-cell>
          <table:table-cell office:value-type="string">
            <text:p>42,8<text:tab/> </text:p>
          </table:table-cell>
          <table:table-cell office:value-type="string">
            <text:p>1,5<text:tab/> </text:p>
          </table:table-cell>
          <table:table-cell office:value-type="string">
            <text:p>26,3<text:tab/> </text:p>
          </table:table-cell>
          <table:table-cell office:value-type="string">
            <text:p>5,1<text:tab/></text:p>
          </table:table-cell>
          <table:table-cell office:value-type="string">
            <text:p>24,8<text:tab/> </text:p>
          </table:table-cell>
          <table:table-cell office:value-type="string">
            <text:p>7,8<text:tab/> </text:p>
          </table:table-cell>
          <table:table-cell office:value-type="string">
            <text:p>118,2<text:tab/> </text:p>
          </table:table-cell>
          <table:table-cell office:value-type="string">
            <text:p>12,5<text:tab/> </text:p>
          </table:table-cell>
          <table:table-cell office:value-type="string">
            <text:p>139,4<text:tab/> </text:p>
          </table:table-cell>
          <table:table-cell office:value-type="string">
            <text:p>15,6<text:tab/> </text:p>
          </table:table-cell>
          <table:table-cell office:value-type="string">
            <text:p>96,9<text:tab/></text:p>
          </table:table-cell>
          <table:table-cell office:value-type="string">
            <text:p>13,6<text:tab/> </text:p>
          </table:table-cell>
          <table:table-cell office:value-type="string">
            <text:p>48,0<text:tab/> </text:p>
          </table:table-cell>
          <table:table-cell office:value-type="string">
            <text:p>9,4<text:tab/> </text:p>
          </table:table-cell>
          <table:table-cell office:value-type="string">
            <text:p>114,6<text:tab/> </text:p>
          </table:table-cell>
          <table:table-cell office:value-type="string">
            <text:p>6,8<text:tab/> </text:p>
          </table:table-cell>
          <table:table-cell office:value-type="string">
            <text:p>111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giron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3<text:tab/> </text:p>
          </table:table-cell>
          <table:table-cell office:value-type="string">
            <text:p>131,8<text:tab/> </text:p>
          </table:table-cell>
          <table:table-cell office:value-type="string">
            <text:p>-0,1<text:tab/> </text:p>
          </table:table-cell>
          <table:table-cell office:value-type="string">
            <text:p>40,8<text:tab/> </text:p>
          </table:table-cell>
          <table:table-cell office:value-type="string">
            <text:p>2,4<text:tab/> </text:p>
          </table:table-cell>
          <table:table-cell office:value-type="string">
            <text:p>47,1<text:tab/> </text:p>
          </table:table-cell>
          <table:table-cell office:value-type="string">
            <text:p>5,4<text:tab/></text:p>
          </table:table-cell>
          <table:table-cell office:value-type="string">
            <text:p>67,5<text:tab/> </text:p>
          </table:table-cell>
          <table:table-cell office:value-type="string">
            <text:p>7,8<text:tab/> </text:p>
          </table:table-cell>
          <table:table-cell office:value-type="string">
            <text:p>176,6<text:tab/> </text:p>
          </table:table-cell>
          <table:table-cell office:value-type="string">
            <text:p>11,7<text:tab/> </text:p>
          </table:table-cell>
          <table:table-cell office:value-type="string">
            <text:p>98,6<text:tab/> </text:p>
          </table:table-cell>
          <table:table-cell office:value-type="string">
            <text:p>15,4<text:tab/> </text:p>
          </table:table-cell>
          <table:table-cell office:value-type="string">
            <text:p>53,5<text:tab/></text:p>
          </table:table-cell>
          <table:table-cell office:value-type="string">
            <text:p>14,0<text:tab/> </text:p>
          </table:table-cell>
          <table:table-cell office:value-type="string">
            <text:p>63,4<text:tab/> </text:p>
          </table:table-cell>
          <table:table-cell office:value-type="string">
            <text:p>10,3<text:tab/> </text:p>
          </table:table-cell>
          <table:table-cell office:value-type="string">
            <text:p>58,9<text:tab/> </text:p>
          </table:table-cell>
          <table:table-cell office:value-type="string">
            <text:p>7,1<text:tab/> </text:p>
          </table:table-cell>
          <table:table-cell office:value-type="string">
            <text:p>82,2<text:tab/> </text:p>
          </table:table-cell>
          <table:table-cell office:value-type="string">
            <text:p>2,9<text:tab/> </text:p>
          </table:table-cell>
          <table:table-cell table:style-name="ce17" office:value-type="string">
            <text:p>11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quenti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30,5<text:tab/> </text:p>
          </table:table-cell>
          <table:table-cell office:value-type="string">
            <text:p>0,3<text:tab/> </text:p>
          </table:table-cell>
          <table:table-cell office:value-type="string">
            <text:p>87,0<text:tab/> </text:p>
          </table:table-cell>
          <table:table-cell office:value-type="string">
            <text:p>2,8<text:tab/> </text:p>
          </table:table-cell>
          <table:table-cell office:value-type="string">
            <text:p>42,0<text:tab/> </text:p>
          </table:table-cell>
          <table:table-cell office:value-type="string">
            <text:p>4,0<text:tab/></text:p>
          </table:table-cell>
          <table:table-cell office:value-type="string">
            <text:p>20,4<text:tab/> </text:p>
          </table:table-cell>
          <table:table-cell office:value-type="string">
            <text:p>6,4<text:tab/> </text:p>
          </table:table-cell>
          <table:table-cell office:value-type="string">
            <text:p>27,5<text:tab/> </text:p>
          </table:table-cell>
          <table:table-cell office:value-type="string">
            <text:p>11,3<text:tab/> </text:p>
          </table:table-cell>
          <table:table-cell office:value-type="string">
            <text:p>50,7<text:tab/> </text:p>
          </table:table-cell>
          <table:table-cell office:value-type="string">
            <text:p>13,7<text:tab/> </text:p>
          </table:table-cell>
          <table:table-cell office:value-type="string">
            <text:p>61,8<text:tab/></text:p>
          </table:table-cell>
          <table:table-cell office:value-type="string">
            <text:p>12,1<text:tab/> </text:p>
          </table:table-cell>
          <table:table-cell office:value-type="string">
            <text:p>129,5<text:tab/> </text:p>
          </table:table-cell>
          <table:table-cell office:value-type="string">
            <text:p>9,9<text:tab/> </text:p>
          </table:table-cell>
          <table:table-cell office:value-type="string">
            <text:p>53,2<text:tab/> </text:p>
          </table:table-cell>
          <table:table-cell office:value-type="string">
            <text:p>6,5<text:tab/> </text:p>
          </table:table-cell>
          <table:table-cell office:value-type="string">
            <text:p>44,2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78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raphae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84,2<text:tab/> </text:p>
          </table:table-cell>
          <table:table-cell office:value-type="string">
            <text:p>4,1<text:tab/> </text:p>
          </table:table-cell>
          <table:table-cell office:value-type="string">
            <text:p>130,4<text:tab/> </text:p>
          </table:table-cell>
          <table:table-cell office:value-type="string">
            <text:p>6,3<text:tab/> </text:p>
          </table:table-cell>
          <table:table-cell office:value-type="string">
            <text:p>44,2<text:tab/> </text:p>
          </table:table-cell>
          <table:table-cell office:value-type="string">
            <text:p>8,3<text:tab/></text:p>
          </table:table-cell>
          <table:table-cell office:value-type="string">
            <text:p>12,2<text:tab/> </text:p>
          </table:table-cell>
          <table:table-cell office:value-type="string">
            <text:p>11,9<text:tab/> </text:p>
          </table:table-cell>
          <table:table-cell office:value-type="string">
            <text:p>71,8<text:tab/> </text:p>
          </table:table-cell>
          <table:table-cell office:value-type="string">
            <text:p>16,4<text:tab/> </text:p>
          </table:table-cell>
          <table:table-cell office:value-type="string">
            <text:p>143,0<text:tab/> </text:p>
          </table:table-cell>
          <table:table-cell office:value-type="string">
            <text:p>20,1<text:tab/> </text:p>
          </table:table-cell>
          <table:table-cell office:value-type="string">
            <text:p>0,0<text:tab/></text:p>
          </table:table-cell>
          <table:table-cell office:value-type="string">
            <text:p>18,4<text:tab/> </text:p>
          </table:table-cell>
          <table:table-cell office:value-type="string">
            <text:p>73,2<text:tab/> </text:p>
          </table:table-cell>
          <table:table-cell office:value-type="string">
            <text:p>14,2<text:tab/> </text:p>
          </table:table-cell>
          <table:table-cell office:value-type="string">
            <text:p>43,8<text:tab/> </text:p>
          </table:table-cell>
          <table:table-cell office:value-type="string">
            <text:p>11,1<text:tab/> </text:p>
          </table:table-cell>
          <table:table-cell office:value-type="string">
            <text:p>160,4<text:tab/> </text:p>
          </table:table-cell>
          <table:table-cell office:value-type="string">
            <text:p>7,3<text:tab/> </text:p>
          </table:table-cell>
          <table:table-cell table:style-name="ce17" office:value-type="string">
            <text:p>207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lon de provenc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2<text:tab/> </text:p>
          </table:table-cell>
          <table:table-cell office:value-type="string">
            <text:p>87,4<text:tab/> </text:p>
          </table:table-cell>
          <table:table-cell office:value-type="string">
            <text:p>1,5<text:tab/> </text:p>
          </table:table-cell>
          <table:table-cell office:value-type="string">
            <text:p>85,6<text:tab/> </text:p>
          </table:table-cell>
          <table:table-cell office:value-type="string">
            <text:p>3,5<text:tab/> </text:p>
          </table:table-cell>
          <table:table-cell office:value-type="string">
            <text:p>65,4<text:tab/> </text:p>
          </table:table-cell>
          <table:table-cell office:value-type="string">
            <text:p>6,6<text:tab/></text:p>
          </table:table-cell>
          <table:table-cell office:value-type="string">
            <text:p>38,0<text:tab/> </text:p>
          </table:table-cell>
          <table:table-cell office:value-type="string">
            <text:p>10,4<text:tab/> </text:p>
          </table:table-cell>
          <table:table-cell office:value-type="string">
            <text:p>61,9<text:tab/> </text:p>
          </table:table-cell>
          <table:table-cell office:value-type="string">
            <text:p>14,3<text:tab/> </text:p>
          </table:table-cell>
          <table:table-cell office:value-type="string">
            <text:p>82,2<text:tab/> </text:p>
          </table:table-cell>
          <table:table-cell office:value-type="string">
            <text:p>18,3<text:tab/> </text:p>
          </table:table-cell>
          <table:table-cell office:value-type="string">
            <text:p>1,0<text:tab/></text:p>
          </table:table-cell>
          <table:table-cell office:value-type="string">
            <text:p>16,7<text:tab/> </text:p>
          </table:table-cell>
          <table:table-cell office:value-type="string">
            <text:p>19,4<text:tab/> </text:p>
          </table:table-cell>
          <table:table-cell office:value-type="string">
            <text:p>12,0<text:tab/> </text:p>
          </table:table-cell>
          <table:table-cell office:value-type="string">
            <text:p>67,9<text:tab/> </text:p>
          </table:table-cell>
          <table:table-cell office:value-type="string">
            <text:p>9,5<text:tab/> </text:p>
          </table:table-cell>
          <table:table-cell office:value-type="string">
            <text:p>117,0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78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olenzara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5,6<text:tab/> </text:p>
          </table:table-cell>
          <table:table-cell office:value-type="string">
            <text:p>164,8<text:tab/> </text:p>
          </table:table-cell>
          <table:table-cell office:value-type="string">
            <text:p>6,2<text:tab/> </text:p>
          </table:table-cell>
          <table:table-cell office:value-type="string">
            <text:p>144,4<text:tab/> </text:p>
          </table:table-cell>
          <table:table-cell office:value-type="string">
            <text:p>7,4<text:tab/> </text:p>
          </table:table-cell>
          <table:table-cell office:value-type="string">
            <text:p>76,8<text:tab/> </text:p>
          </table:table-cell>
          <table:table-cell office:value-type="string">
            <text:p>9,7<text:tab/></text:p>
          </table:table-cell>
          <table:table-cell office:value-type="string">
            <text:p>111,6<text:tab/> </text:p>
          </table:table-cell>
          <table:table-cell office:value-type="string">
            <text:p>12,7<text:tab/> </text:p>
          </table:table-cell>
          <table:table-cell office:value-type="string">
            <text:p>100,3<text:tab/> </text:p>
          </table:table-cell>
          <table:table-cell office:value-type="string">
            <text:p>16,5<text:tab/> </text:p>
          </table:table-cell>
          <table:table-cell office:value-type="string">
            <text:p>44,9<text:tab/> </text:p>
          </table:table-cell>
          <table:table-cell office:value-type="string">
            <text:p>21,0<text:tab/> </text:p>
          </table:table-cell>
          <table:table-cell office:value-type="string">
            <text:p>42,5<text:tab/></text:p>
          </table:table-cell>
          <table:table-cell office:value-type="string">
            <text:p>19,5<text:tab/> </text:p>
          </table:table-cell>
          <table:table-cell office:value-type="string">
            <text:p>16,8<text:tab/> </text:p>
          </table:table-cell>
          <table:table-cell office:value-type="string">
            <text:p>17,0<text:tab/> </text:p>
          </table:table-cell>
          <table:table-cell office:value-type="string">
            <text:p>60,8<text:tab/> </text:p>
          </table:table-cell>
          <table:table-cell office:value-type="string">
            <text:p>12,6<text:tab/> </text:p>
          </table:table-cell>
          <table:table-cell office:value-type="string">
            <text:p>169,8<text:tab/> </text:p>
          </table:table-cell>
          <table:table-cell office:value-type="string">
            <text:p>9,0<text:tab/> </text:p>
          </table:table-cell>
          <table:table-cell table:style-name="ce17" office:value-type="string">
            <text:p>51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156]/1366*100" office:value-type="float" office:value="53.294289897511">
            <text:p>53,294</text:p>
          </table:table-cell>
          <table:table-cell table:formula="of:=(768-[.C156])/768*100" office:value-type="float" office:value="53.515625">
            <text:p>53,516</text:p>
          </table:table-cell>
          <table:table-cell table:style-name="ce1" office:value-type="string">
            <text:p>-2,6<text:tab/> </text:p>
          </table:table-cell>
          <table:table-cell office:value-type="string">
            <text:p>27,2<text:tab/> </text:p>
          </table:table-cell>
          <table:table-cell office:value-type="string">
            <text:p>-0,4<text:tab/> </text:p>
          </table:table-cell>
          <table:table-cell office:value-type="string">
            <text:p>33,2<text:tab/> </text:p>
          </table:table-cell>
          <table:table-cell office:value-type="string">
            <text:p>2,1<text:tab/> </text:p>
          </table:table-cell>
          <table:table-cell office:value-type="string">
            <text:p>25,0<text:tab/> </text:p>
          </table:table-cell>
          <table:table-cell office:value-type="string">
            <text:p>4,8<text:tab/></text:p>
          </table:table-cell>
          <table:table-cell office:value-type="string">
            <text:p>23,8<text:tab/> </text:p>
          </table:table-cell>
          <table:table-cell office:value-type="string">
            <text:p>9,1<text:tab/> </text:p>
          </table:table-cell>
          <table:table-cell office:value-type="string">
            <text:p>136,3<text:tab/> </text:p>
          </table:table-cell>
          <table:table-cell office:value-type="string">
            <text:p>13,5<text:tab/> </text:p>
          </table:table-cell>
          <table:table-cell office:value-type="string">
            <text:p>69,0<text:tab/> </text:p>
          </table:table-cell>
          <table:table-cell office:value-type="string">
            <text:p>15,7<text:tab/> </text:p>
          </table:table-cell>
          <table:table-cell office:value-type="string">
            <text:p>109,2<text:tab/></text:p>
          </table:table-cell>
          <table:table-cell office:value-type="string">
            <text:p>14,2<text:tab/> </text:p>
          </table:table-cell>
          <table:table-cell office:value-type="string">
            <text:p>106,9<text:tab/> </text:p>
          </table:table-cell>
          <table:table-cell office:value-type="string">
            <text:p>9,3<text:tab/> </text:p>
          </table:table-cell>
          <table:table-cell office:value-type="string">
            <text:p>41,5<text:tab/> </text:p>
          </table:table-cell>
          <table:table-cell office:value-type="string">
            <text:p>5,0<text:tab/> </text:p>
          </table:table-cell>
          <table:table-cell office:value-type="string">
            <text:p>35,4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6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arbes</text:p>
          </table:table-cell>
          <table:table-cell table:style-name="Default" table:number-columns-repeated="4"/>
          <table:table-cell table:style-name="ce1" office:value-type="string">
            <text:p>0,4<text:tab/> </text:p>
          </table:table-cell>
          <table:table-cell office:value-type="string">
            <text:p>116,6<text:tab/> </text:p>
          </table:table-cell>
          <table:table-cell office:value-type="string">
            <text:p>0,2<text:tab/> </text:p>
          </table:table-cell>
          <table:table-cell office:value-type="string">
            <text:p>50,0<text:tab/> </text:p>
          </table:table-cell>
          <table:table-cell office:value-type="string">
            <text:p>2,4<text:tab/> </text:p>
          </table:table-cell>
          <table:table-cell office:value-type="string">
            <text:p>47,8<text:tab/> </text:p>
          </table:table-cell>
          <table:table-cell office:value-type="string">
            <text:p>6,1<text:tab/></text:p>
          </table:table-cell>
          <table:table-cell office:value-type="string">
            <text:p>59,0<text:tab/> </text:p>
          </table:table-cell>
          <table:table-cell office:value-type="string">
            <text:p>8,2<text:tab/> </text:p>
          </table:table-cell>
          <table:table-cell office:value-type="string">
            <text:p>121,6<text:tab/> </text:p>
          </table:table-cell>
          <table:table-cell office:value-type="string">
            <text:p>12,7<text:tab/> </text:p>
          </table:table-cell>
          <table:table-cell office:value-type="string">
            <text:p>79,7<text:tab/> </text:p>
          </table:table-cell>
          <table:table-cell office:value-type="string">
            <text:p>16,1<text:tab/> </text:p>
          </table:table-cell>
          <table:table-cell office:value-type="string">
            <text:p>74,2<text:tab/></text:p>
          </table:table-cell>
          <table:table-cell office:value-type="string">
            <text:p>14,5<text:tab/> </text:p>
          </table:table-cell>
          <table:table-cell office:value-type="string">
            <text:p>28,4<text:tab/> </text:p>
          </table:table-cell>
          <table:table-cell office:value-type="string">
            <text:p>11,6<text:tab/> </text:p>
          </table:table-cell>
          <table:table-cell office:value-type="string">
            <text:p>54,4<text:tab/> </text:p>
          </table:table-cell>
          <table:table-cell office:value-type="string">
            <text:p>7,2<text:tab/> </text:p>
          </table:table-cell>
          <table:table-cell office:value-type="string">
            <text:p>79,6<text:tab/> </text:p>
          </table:table-cell>
          <table:table-cell office:value-type="string">
            <text:p>4,4<text:tab/> </text:p>
          </table:table-cell>
          <table:table-cell table:style-name="ce17" office:value-type="string">
            <text:p>18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158]/1366*100" office:value-type="float" office:value="47.4377745241581">
            <text:p>47,438</text:p>
          </table:table-cell>
          <table:table-cell table:formula="of:=(768-[.C158])/768*100" office:value-type="float" office:value="7.16145833333333">
            <text:p>7,161</text:p>
          </table:table-cell>
          <table:table-cell table:style-name="ce1" office:value-type="string">
            <text:p>4,1<text:tab/> </text:p>
          </table:table-cell>
          <table:table-cell office:value-type="string">
            <text:p>154,2<text:tab/> </text:p>
          </table:table-cell>
          <table:table-cell office:value-type="string">
            <text:p>5,6<text:tab/> </text:p>
          </table:table-cell>
          <table:table-cell office:value-type="string">
            <text:p>116,4<text:tab/> </text:p>
          </table:table-cell>
          <table:table-cell office:value-type="string">
            <text:p>7,4<text:tab/> </text:p>
          </table:table-cell>
          <table:table-cell office:value-type="string">
            <text:p>38,8<text:tab/> </text:p>
          </table:table-cell>
          <table:table-cell office:value-type="string">
            <text:p>10,1<text:tab/></text:p>
          </table:table-cell>
          <table:table-cell office:value-type="string">
            <text:p>31,4<text:tab/> </text:p>
          </table:table-cell>
          <table:table-cell office:value-type="string">
            <text:p>12,7<text:tab/> </text:p>
          </table:table-cell>
          <table:table-cell office:value-type="string">
            <text:p>56,1<text:tab/> </text:p>
          </table:table-cell>
          <table:table-cell office:value-type="string">
            <text:p>17,0<text:tab/> </text:p>
          </table:table-cell>
          <table:table-cell office:value-type="string">
            <text:p>79,8<text:tab/> </text:p>
          </table:table-cell>
          <table:table-cell office:value-type="string">
            <text:p>21,1<text:tab/> </text:p>
          </table:table-cell>
          <table:table-cell office:value-type="string">
            <text:p>0,0<text:tab/></text:p>
          </table:table-cell>
          <table:table-cell office:value-type="string">
            <text:p>19,7<text:tab/> </text:p>
          </table:table-cell>
          <table:table-cell office:value-type="string">
            <text:p>5,0<text:tab/> </text:p>
          </table:table-cell>
          <table:table-cell office:value-type="string">
            <text:p>16,0<text:tab/> </text:p>
          </table:table-cell>
          <table:table-cell office:value-type="string">
            <text:p>24,9<text:tab/> </text:p>
          </table:table-cell>
          <table:table-cell office:value-type="string">
            <text:p>12,7<text:tab/> </text:p>
          </table:table-cell>
          <table:table-cell office:value-type="string">
            <text:p>83,2<text:tab/> </text:p>
          </table:table-cell>
          <table:table-cell office:value-type="string">
            <text:p>8,9<text:tab/> </text:p>
          </table:table-cell>
          <table:table-cell table:style-name="ce17" office:value-type="string">
            <text:p>10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159]/1366*100" office:value-type="float" office:value="32.3572474377745">
            <text:p>32,357</text:p>
          </table:table-cell>
          <table:table-cell table:formula="of:=(768-[.C159])/768*100" office:value-type="float" office:value="10.9375">
            <text:p>10,938</text:p>
          </table:table-cell>
          <table:table-cell table:style-name="ce1" office:value-type="string">
            <text:p>0,8<text:tab/> </text:p>
          </table:table-cell>
          <table:table-cell office:value-type="string">
            <text:p>54,6<text:tab/> </text:p>
          </table:table-cell>
          <table:table-cell office:value-type="string">
            <text:p>1,9<text:tab/> </text:p>
          </table:table-cell>
          <table:table-cell office:value-type="string">
            <text:p>36,8<text:tab/> </text:p>
          </table:table-cell>
          <table:table-cell office:value-type="string">
            <text:p>4,3<text:tab/> </text:p>
          </table:table-cell>
          <table:table-cell office:value-type="string">
            <text:p>40,6<text:tab/> </text:p>
          </table:table-cell>
          <table:table-cell office:value-type="string">
            <text:p>7,6<text:tab/></text:p>
          </table:table-cell>
          <table:table-cell office:value-type="string">
            <text:p>36,3<text:tab/> </text:p>
          </table:table-cell>
          <table:table-cell office:value-type="string">
            <text:p>10,3<text:tab/> </text:p>
          </table:table-cell>
          <table:table-cell office:value-type="string">
            <text:p>107,9<text:tab/> </text:p>
          </table:table-cell>
          <table:table-cell office:value-type="string">
            <text:p>14,5<text:tab/> </text:p>
          </table:table-cell>
          <table:table-cell office:value-type="string">
            <text:p>84,9<text:tab/> </text:p>
          </table:table-cell>
          <table:table-cell office:value-type="string">
            <text:p>18,0<text:tab/> </text:p>
          </table:table-cell>
          <table:table-cell office:value-type="string">
            <text:p>22,8<text:tab/></text:p>
          </table:table-cell>
          <table:table-cell office:value-type="string">
            <text:p>16,4<text:tab/> </text:p>
          </table:table-cell>
          <table:table-cell office:value-type="string">
            <text:p>13,5<text:tab/> </text:p>
          </table:table-cell>
          <table:table-cell office:value-type="string">
            <text:p>13,1<text:tab/> </text:p>
          </table:table-cell>
          <table:table-cell office:value-type="string">
            <text:p>30,1<text:tab/> </text:p>
          </table:table-cell>
          <table:table-cell office:value-type="string">
            <text:p>9,8<text:tab/> </text:p>
          </table:table-cell>
          <table:table-cell office:value-type="string">
            <text:p>85,9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57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160]/1366*100" office:value-type="float" office:value="29.8682284040996">
            <text:p>29,868</text:p>
          </table:table-cell>
          <table:table-cell table:formula="of:=(768-[.C160])/768*100" office:value-type="float" office:value="42.8385416666667">
            <text:p>42,839</text:p>
          </table:table-cell>
          <table:table-cell table:style-name="ce1" office:value-type="string">
            <text:p>-1,2<text:tab/> </text:p>
          </table:table-cell>
          <table:table-cell office:value-type="string">
            <text:p>29,0<text:tab/> </text:p>
          </table:table-cell>
          <table:table-cell office:value-type="string">
            <text:p>1,2<text:tab/> </text:p>
          </table:table-cell>
          <table:table-cell office:value-type="string">
            <text:p>51,2<text:tab/> </text:p>
          </table:table-cell>
          <table:table-cell office:value-type="string">
            <text:p>3,3<text:tab/> </text:p>
          </table:table-cell>
          <table:table-cell office:value-type="string">
            <text:p>52,6<text:tab/> </text:p>
          </table:table-cell>
          <table:table-cell office:value-type="string">
            <text:p>6,1<text:tab/></text:p>
          </table:table-cell>
          <table:table-cell office:value-type="string">
            <text:p>16,0<text:tab/> </text:p>
          </table:table-cell>
          <table:table-cell office:value-type="string">
            <text:p>8,4<text:tab/> </text:p>
          </table:table-cell>
          <table:table-cell office:value-type="string">
            <text:p>30,1<text:tab/> </text:p>
          </table:table-cell>
          <table:table-cell office:value-type="string">
            <text:p>13,2<text:tab/> </text:p>
          </table:table-cell>
          <table:table-cell office:value-type="string">
            <text:p>54,2<text:tab/> </text:p>
          </table:table-cell>
          <table:table-cell office:value-type="string">
            <text:p>15,1<text:tab/> </text:p>
          </table:table-cell>
          <table:table-cell office:value-type="string">
            <text:p>49,4<text:tab/></text:p>
          </table:table-cell>
          <table:table-cell office:value-type="string">
            <text:p>13,9<text:tab/> </text:p>
          </table:table-cell>
          <table:table-cell office:value-type="string">
            <text:p>25,3<text:tab/> </text:p>
          </table:table-cell>
          <table:table-cell office:value-type="string">
            <text:p>10,6<text:tab/> </text:p>
          </table:table-cell>
          <table:table-cell office:value-type="string">
            <text:p>84,2<text:tab/> </text:p>
          </table:table-cell>
          <table:table-cell office:value-type="string">
            <text:p>7,7<text:tab/> </text:p>
          </table:table-cell>
          <table:table-cell office:value-type="string">
            <text:p>40,6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60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table:formula="of:=[.B161]/1366*100" office:value-type="float" office:value="41.2884333821376">
            <text:p>41,288</text:p>
          </table:table-cell>
          <table:table-cell table:formula="of:=(768-[.C161])/768*100" office:value-type="float" office:value="51.0416666666667">
            <text:p>51,042</text:p>
          </table:table-cell>
          <table:table-cell table:style-name="ce1" office:value-type="string">
            <text:p>-2,4<text:tab/> </text:p>
          </table:table-cell>
          <table:table-cell office:value-type="string">
            <text:p>37,6<text:tab/> </text:p>
          </table:table-cell>
          <table:table-cell office:value-type="string">
            <text:p>0,0<text:tab/> </text:p>
          </table:table-cell>
          <table:table-cell office:value-type="string">
            <text:p>47,4<text:tab/> </text:p>
          </table:table-cell>
          <table:table-cell office:value-type="string">
            <text:p>1,6<text:tab/> </text:p>
          </table:table-cell>
          <table:table-cell office:value-type="string">
            <text:p>41,2<text:tab/> </text:p>
          </table:table-cell>
          <table:table-cell office:value-type="string">
            <text:p>2,9<text:tab/></text:p>
          </table:table-cell>
          <table:table-cell office:value-type="string">
            <text:p>15,2<text:tab/> </text:p>
          </table:table-cell>
          <table:table-cell office:value-type="string">
            <text:p>6,8<text:tab/> </text:p>
          </table:table-cell>
          <table:table-cell office:value-type="string">
            <text:p>68,0<text:tab/> </text:p>
          </table:table-cell>
          <table:table-cell office:value-type="string">
            <text:p>10,9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30,9<text:tab/></text:p>
          </table:table-cell>
          <table:table-cell office:value-type="string">
            <text:p>12,8<text:tab/> </text:p>
          </table:table-cell>
          <table:table-cell office:value-type="string">
            <text:p>104,2<text:tab/> </text:p>
          </table:table-cell>
          <table:table-cell office:value-type="string">
            <text:p>9,0<text:tab/> </text:p>
          </table:table-cell>
          <table:table-cell office:value-type="string">
            <text:p>67,6<text:tab/> </text:p>
          </table:table-cell>
          <table:table-cell office:value-type="string">
            <text:p>5,4<text:tab/> </text:p>
          </table:table-cell>
          <table:table-cell office:value-type="string">
            <text:p>24,6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74,0<text:tab/> </text:p>
          </table:table-cell>
          <table:table-cell table:number-columns-repeated="989"/>
        </table:table-row>
        <table:table-row table:style-name="ro1">
          <table:table-cell table:style-name="ce6" office:value-type="string">
            <text:p>Vichy</text:p>
          </table:table-cell>
          <table:table-cell table:style-name="ce8" table:number-columns-repeated="4"/>
          <table:table-cell table:style-name="ce12" office:value-type="string">
            <text:p>-2,4 </text:p>
          </table:table-cell>
          <table:table-cell table:style-name="ce8" office:value-type="string">
            <text:p>38,2<text:tab/> </text:p>
          </table:table-cell>
          <table:table-cell table:style-name="ce8" office:value-type="string">
            <text:p>-0,2<text:tab/> </text:p>
          </table:table-cell>
          <table:table-cell table:style-name="ce8" office:value-type="string">
            <text:p>40,6<text:tab/> </text:p>
          </table:table-cell>
          <table:table-cell table:style-name="ce8" office:value-type="string">
            <text:p>1,0<text:tab/> </text:p>
          </table:table-cell>
          <table:table-cell table:style-name="ce12" office:value-type="string">
            <text:p>58,6 </text:p>
          </table:table-cell>
          <table:table-cell table:style-name="ce8" office:value-type="string">
            <text:p>3,4<text:tab/></text:p>
          </table:table-cell>
          <table:table-cell table:style-name="ce12" office:value-type="string">
            <text:p>21,6 </text:p>
          </table:table-cell>
          <table:table-cell table:style-name="ce12" office:value-type="string">
            <text:p>7,1 </text:p>
          </table:table-cell>
          <table:table-cell table:style-name="ce8" office:value-type="string">
            <text:p>116,2<text:tab/> </text:p>
          </table:table-cell>
          <table:table-cell table:style-name="ce8" office:value-type="string">
            <text:p>11,3<text:tab/> </text:p>
          </table:table-cell>
          <table:table-cell table:style-name="ce8" office:value-type="string">
            <text:p>109,7<text:tab/> </text:p>
          </table:table-cell>
          <table:table-cell table:style-name="ce8" office:value-type="string">
            <text:p>14,6<text:tab/> </text:p>
          </table:table-cell>
          <table:table-cell table:style-name="ce8" office:value-type="float" office:value="120.4">
            <text:p>120,4</text:p>
          </table:table-cell>
          <table:table-cell table:style-name="ce8" office:value-type="string">
            <text:p>13,2<text:tab/> </text:p>
          </table:table-cell>
          <table:table-cell table:style-name="ce8" office:value-type="string">
            <text:p>78,1<text:tab/> </text:p>
          </table:table-cell>
          <table:table-cell table:style-name="ce8" office:value-type="string">
            <text:p>8,3<text:tab/> </text:p>
          </table:table-cell>
          <table:table-cell table:style-name="ce8" office:value-type="string">
            <text:p>90,7<text:tab/> </text:p>
          </table:table-cell>
          <table:table-cell table:style-name="ce8" office:value-type="string">
            <text:p>6,0<text:tab/> </text:p>
          </table:table-cell>
          <table:table-cell table:style-name="ce8" office:value-type="string">
            <text:p>74,1<text:tab/> </text:p>
          </table:table-cell>
          <table:table-cell table:style-name="ce8" office:value-type="string">
            <text:p>4,3<text:tab/> </text:p>
          </table:table-cell>
          <table:table-cell table:style-name="ce18" office:value-type="string">
            <text:p>81,9<text:tab/> 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 table:number-rows-repeated="118">
          <table:table-cell/>
          <table:table-cell table:style-name="Default" table:number-columns-repeated="26"/>
          <table:table-cell table:number-columns-repeated="989"/>
        </table:table-row>
        <table:table-row table:style-name="ro1" table:number-rows-repeated="104829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4:Sheet1.AM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00:3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</meta:initial-creator>
    <meta:creation-date>2011-01-04T22:55:46</meta:creation-date>
    <dc:date>2011-01-06T00:36:33</dc:date>
    <dc:creator>nicolas </dc:creator>
    <meta:editing-duration>PT04H19M40S</meta:editing-duration>
    <meta:editing-cycles>32</meta:editing-cycles>
    <meta:generator>OpenOffice.org/3.2$Unix OpenOffice.org_project/320m12$Build-9483</meta:generator>
    <meta:document-statistic meta:table-count="3" meta:cell-count="3084" meta:object-count="0"/>
  </office:meta>
</office:document-meta>
</file>